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280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9 G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der</text:p>
          </table:table-cell>
          <table:table-cell office:value-type="string">
            <text:p>time, s</text:p>
          </table:table-cell>
          <table:table-cell office:value-type="string">
            <text:p>#Frequency(GHz)</text:p>
          </table:table-cell>
          <table:table-cell office:value-type="string">
            <text:p>dB(S(1;1))</text:p>
          </table:table-cell>
          <table:table-cell office:value-type="string">
            <text:p>deg(S(1;1))</text:p>
          </table:table-cell>
          <table:table-cell office:value-type="string">
            <text:p>dB(S(2;1))</text:p>
          </table:table-cell>
          <table:table-cell office:value-type="string">
            <text:p>deg(S(2;1))</text:p>
          </table:table-cell>
          <table:table-cell office:value-type="string">
            <text:p>dB(S(1;2))</text:p>
          </table:table-cell>
          <table:table-cell office:value-type="string">
            <text:p>deg(S(1;2))</text:p>
          </table:table-cell>
          <table:table-cell office:value-type="string">
            <text:p>dB(S(2;2))</text:p>
          </table:table-cell>
          <table:table-cell office:value-type="string">
            <text:p>deg(S(2;2))</text:p>
          </table:table-cell>
          <table:table-cell table:style-name="ce1"/>
          <table:table-cell table:style-name="ce1" office:value-type="string">
            <text:p>beta</text:p>
          </table:table-cell>
          <table:table-cell table:style-name="ce1" office:value-type="string">
            <text:p><text:s/>-beta*LOG10()</text:p>
          </table:table-cell>
          <table:table-cell table:style-name="ce1" office:value-type="string">
            <text:p>deg</text:p>
          </table:table-cell>
          <table:table-cell table:style-name="ce1" office:value-type="string">
            <text:p>N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error</text:p>
          </table:table-cell>
          <table:table-cell table:style-name="ce1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85489">
            <text:p>0.785489</text:p>
          </table:table-cell>
          <table:table-cell office:value-type="float" office:value="9">
            <text:p>9</text:p>
          </table:table-cell>
          <table:table-cell office:value-type="float" office:value="-14.4884384579895">
            <text:p>-14.488438458</text:p>
          </table:table-cell>
          <table:table-cell office:value-type="float" office:value="92.9410293339259">
            <text:p>92.9410293339</text:p>
          </table:table-cell>
          <table:table-cell office:value-type="float" office:value="0.18210451581833">
            <text:p>0.1821045158</text:p>
          </table:table-cell>
          <table:table-cell office:value-type="float" office:value="-88.8429623678196">
            <text:p>-88.8429623678</text:p>
          </table:table-cell>
          <table:table-cell office:value-type="float" office:value="0.340950352245161">
            <text:p>0.3409503522</text:p>
          </table:table-cell>
          <table:table-cell office:value-type="float" office:value="-88.8736636545198">
            <text:p>-88.8736636545</text:p>
          </table:table-cell>
          <table:table-cell office:value-type="float" office:value="-32.8745345950199">
            <text:p>-32.874534595</text:p>
          </table:table-cell>
          <table:table-cell office:value-type="float" office:value="-53.3608562752641">
            <text:p>-53.3608562753</text:p>
          </table:table-cell>
          <table:table-cell table:style-name="ce1"/>
          <table:table-cell table:style-name="ce1" office:value-type="float" office:value="129.28579797069">
            <text:p>129.2857979707</text:p>
          </table:table-cell>
          <table:table-cell table:style-name="ce1" table:formula="of:=-[.M4]*0.1" office:value-type="float" office:value="-12.928579797069">
            <text:p>-12.9285797971</text:p>
          </table:table-cell>
          <table:table-cell table:style-name="ce1" table:formula="of:=[.N4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O4]+360*[.P4]" office:value-type="float" office:value="-20.753057470156">
            <text:p>-20.7530574702</text:p>
          </table:table-cell>
          <table:table-cell table:style-name="ce1" table:formula="of:=ABS(([.Q4]-[.G4])/[.Q4])" office:value-type="float" office:value="3.2809577574572">
            <text:p>3.2809577575</text:p>
          </table:table-cell>
          <table:table-cell table:style-name="ce1"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2306">
            <text:p>1.22306</text:p>
          </table:table-cell>
          <table:table-cell office:value-type="float" office:value="9">
            <text:p>9</text:p>
          </table:table-cell>
          <table:table-cell office:value-type="float" office:value="-35.4455470807336">
            <text:p>-35.4455470807</text:p>
          </table:table-cell>
          <table:table-cell office:value-type="float" office:value="105.822801842888">
            <text:p>105.8228018429</text:p>
          </table:table-cell>
          <table:table-cell office:value-type="float" office:value="-0.0578734257836282">
            <text:p>-0.0578734258</text:p>
          </table:table-cell>
          <table:table-cell office:value-type="float" office:value="-20.0931859374524">
            <text:p>-20.0931859375</text:p>
          </table:table-cell>
          <table:table-cell office:value-type="float" office:value="-0.0552191579612732">
            <text:p>-0.055219158</text:p>
          </table:table-cell>
          <table:table-cell office:value-type="float" office:value="-20.0845689512375">
            <text:p>-20.0845689512</text:p>
          </table:table-cell>
          <table:table-cell office:value-type="float" office:value="-35.0715293545538">
            <text:p>-35.0715293546</text:p>
          </table:table-cell>
          <table:table-cell office:value-type="float" office:value="108.194832060936">
            <text:p>108.1948320609</text:p>
          </table:table-cell>
          <table:table-cell table:style-name="ce1"/>
          <table:table-cell table:style-name="ce1" office:value-type="float" office:value="129.28579797069">
            <text:p>129.2857979707</text:p>
          </table:table-cell>
          <table:table-cell table:style-name="ce1" table:formula="of:=-[.M5]*0.1" office:value-type="float" office:value="-12.928579797069">
            <text:p>-12.9285797971</text:p>
          </table:table-cell>
          <table:table-cell table:style-name="ce1" table:formula="of:=[.N5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O5]+360*[.P5]" office:value-type="float" office:value="-20.753057470156">
            <text:p>-20.7530574702</text:p>
          </table:table-cell>
          <table:table-cell table:style-name="ce1" table:formula="of:=ABS(([.Q5]-[.G5])/[.Q5])" office:value-type="float" office:value="0.0317963525929879">
            <text:p>0.0317963526</text:p>
          </table:table-cell>
          <table:table-cell table:style-name="ce1"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32264">
            <text:p>3.32264</text:p>
          </table:table-cell>
          <table:table-cell office:value-type="float" office:value="9">
            <text:p>9</text:p>
          </table:table-cell>
          <table:table-cell office:value-type="float" office:value="-63.5526792071916">
            <text:p>-63.5526792072</text:p>
          </table:table-cell>
          <table:table-cell office:value-type="float" office:value="-114.256219663301">
            <text:p>-114.2562196633</text:p>
          </table:table-cell>
          <table:table-cell office:value-type="float" office:value="-0.0033169398941537">
            <text:p>-0.0033169399</text:p>
          </table:table-cell>
          <table:table-cell office:value-type="float" office:value="-20.7750701915962">
            <text:p>-20.7750701916</text:p>
          </table:table-cell>
          <table:table-cell office:value-type="float" office:value="-0.00321737305257872">
            <text:p>-0.0032173731</text:p>
          </table:table-cell>
          <table:table-cell office:value-type="float" office:value="-20.7768337786325">
            <text:p>-20.7768337786</text:p>
          </table:table-cell>
          <table:table-cell office:value-type="float" office:value="-63.1979395157915">
            <text:p>-63.1979395158</text:p>
          </table:table-cell>
          <table:table-cell office:value-type="float" office:value="-109.023119093156">
            <text:p>-109.0231190932</text:p>
          </table:table-cell>
          <table:table-cell table:style-name="ce1"/>
          <table:table-cell table:style-name="ce1" office:value-type="float" office:value="129.28579797069">
            <text:p>129.2857979707</text:p>
          </table:table-cell>
          <table:table-cell table:style-name="ce1" table:formula="of:=-[.M6]*0.1" office:value-type="float" office:value="-12.928579797069">
            <text:p>-12.9285797971</text:p>
          </table:table-cell>
          <table:table-cell table:style-name="ce1" table:formula="of:=[.N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O6]+360*[.P6]" office:value-type="float" office:value="-20.753057470156">
            <text:p>-20.7530574702</text:p>
          </table:table-cell>
          <table:table-cell table:style-name="ce1" table:formula="of:=ABS(([.Q6]-[.G6])/[.Q6])" office:value-type="float" office:value="0.00106069775366027">
            <text:p>0.0010606978</text:p>
          </table:table-cell>
          <table:table-cell table:style-name="ce1"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29">
            <text:p>11.729</text:p>
          </table:table-cell>
          <table:table-cell office:value-type="float" office:value="9">
            <text:p>9</text:p>
          </table:table-cell>
          <table:table-cell office:value-type="float" office:value="-84.3768174189978">
            <text:p>-84.376817419</text:p>
          </table:table-cell>
          <table:table-cell office:value-type="float" office:value="-65.7661750722714">
            <text:p>-65.7661750723</text:p>
          </table:table-cell>
          <table:table-cell office:value-type="float" office:value="0.000113451707652981">
            <text:p>0.0001134517</text:p>
          </table:table-cell>
          <table:table-cell office:value-type="float" office:value="-20.7548306335468">
            <text:p>-20.7548306335</text:p>
          </table:table-cell>
          <table:table-cell office:value-type="string">
            <text:p>9.79349274202918e-05</text:p>
          </table:table-cell>
          <table:table-cell office:value-type="float" office:value="-20.7548651239996">
            <text:p>-20.754865124</text:p>
          </table:table-cell>
          <table:table-cell office:value-type="float" office:value="-84.5555958040893">
            <text:p>-84.5555958041</text:p>
          </table:table-cell>
          <table:table-cell office:value-type="float" office:value="-68.3559903851327">
            <text:p>-68.3559903851</text:p>
          </table:table-cell>
          <table:table-cell table:style-name="ce1"/>
          <table:table-cell table:style-name="ce1" office:value-type="float" office:value="129.28579797069">
            <text:p>129.2857979707</text:p>
          </table:table-cell>
          <table:table-cell table:style-name="ce1" table:formula="of:=-[.M7]*0.1" office:value-type="float" office:value="-12.928579797069">
            <text:p>-12.9285797971</text:p>
          </table:table-cell>
          <table:table-cell table:style-name="ce1" table:formula="of:=[.N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O7]+360*[.P7]" office:value-type="float" office:value="-20.753057470156">
            <text:p>-20.7530574702</text:p>
          </table:table-cell>
          <table:table-cell table:style-name="ce1" table:formula="of:=ABS(([.Q7]-[.G7])/[.Q7])" office:value-type="float" office:value="0.0000854410678198328">
            <text:p>8.54410678198328E-005</text:p>
          </table:table-cell>
          <table:table-cell table:style-name="ce1"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6017">
            <text:p>43.6017</text:p>
          </table:table-cell>
          <table:table-cell office:value-type="float" office:value="9">
            <text:p>9</text:p>
          </table:table-cell>
          <table:table-cell office:value-type="float" office:value="-113.178474635866">
            <text:p>-113.1784746359</text:p>
          </table:table-cell>
          <table:table-cell office:value-type="float" office:value="74.9893788059313">
            <text:p>74.9893788059</text:p>
          </table:table-cell>
          <table:table-cell office:value-type="string">
            <text:p>1.36159942332875e-05</text:p>
          </table:table-cell>
          <table:table-cell office:value-type="float" office:value="-20.7528970560238">
            <text:p>-20.752897056</text:p>
          </table:table-cell>
          <table:table-cell office:value-type="string">
            <text:p>1.33724397368859e-05</text:p>
          </table:table-cell>
          <table:table-cell office:value-type="float" office:value="-20.7528886117291">
            <text:p>-20.7528886117</text:p>
          </table:table-cell>
          <table:table-cell office:value-type="float" office:value="-112.597432535295">
            <text:p>-112.5974325353</text:p>
          </table:table-cell>
          <table:table-cell office:value-type="float" office:value="76.0089678630117">
            <text:p>76.008967863</text:p>
          </table:table-cell>
          <table:table-cell table:style-name="ce1"/>
          <table:table-cell table:style-name="ce1" office:value-type="float" office:value="129.28579797069">
            <text:p>129.2857979707</text:p>
          </table:table-cell>
          <table:table-cell table:style-name="ce1" table:formula="of:=-[.M8]*0.1" office:value-type="float" office:value="-12.928579797069">
            <text:p>-12.9285797971</text:p>
          </table:table-cell>
          <table:table-cell table:style-name="ce1" table:formula="of:=[.N8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O8]+360*[.P8]" office:value-type="float" office:value="-20.753057470156">
            <text:p>-20.7530574702</text:p>
          </table:table-cell>
          <table:table-cell table:style-name="ce1" table:formula="of:=ABS(([.Q8]-[.G8])/[.Q8])" office:value-type="float" office:value="0.00000772966260281428">
            <text:p>7.72966260281428E-006</text:p>
          </table:table-cell>
          <table:table-cell table:style-name="ce1"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6.042">
            <text:p>136.042</text:p>
          </table:table-cell>
          <table:table-cell office:value-type="float" office:value="9">
            <text:p>9</text:p>
          </table:table-cell>
          <table:table-cell office:value-type="float" office:value="-135.163260763859">
            <text:p>-135.1632607639</text:p>
          </table:table-cell>
          <table:table-cell office:value-type="float" office:value="105.338963181479">
            <text:p>105.3389631815</text:p>
          </table:table-cell>
          <table:table-cell table:style-name="ce5" office:value-type="float" office:value="-0.000000139700829004219">
            <text:p>-1.40E-007</text:p>
          </table:table-cell>
          <table:table-cell office:value-type="float" office:value="-20.7530496426872">
            <text:p>-20.7530496427</text:p>
          </table:table-cell>
          <table:table-cell office:value-type="string">
            <text:p>-9.73766791418047e-08</text:p>
          </table:table-cell>
          <table:table-cell office:value-type="float" office:value="-20.753049461942">
            <text:p>-20.7530494619</text:p>
          </table:table-cell>
          <table:table-cell office:value-type="float" office:value="-135.117778779039">
            <text:p>-135.117778779</text:p>
          </table:table-cell>
          <table:table-cell office:value-type="float" office:value="103.382961236017">
            <text:p>103.382961236</text:p>
          </table:table-cell>
          <table:table-cell table:style-name="ce1"/>
          <table:table-cell table:style-name="ce1" office:value-type="float" office:value="129.28579797069">
            <text:p>129.2857979707</text:p>
          </table:table-cell>
          <table:table-cell table:style-name="ce1" table:formula="of:=-[.M9]*0.1" office:value-type="float" office:value="-12.928579797069">
            <text:p>-12.9285797971</text:p>
          </table:table-cell>
          <table:table-cell table:style-name="ce1" table:formula="of:=[.N9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O9]+360*[.P9]" office:value-type="float" office:value="-20.753057470156">
            <text:p>-20.7530574702</text:p>
          </table:table-cell>
          <table:table-cell table:style-name="ce1" table:formula="of:=ABS(([.Q9]-[.G9])/[.Q9])" office:value-type="float" office:value="0.000000377171837714697">
            <text:p>3.77171837714697E-007</text:p>
          </table:table-cell>
          <table:table-cell table:style-name="ce1"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ut of memory (32 GB)</text:p>
          </table:table-cell>
          <table:table-cell table:number-columns-repeated="9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<text:s/>Order </text:p>
          </table:table-cell>
          <table:table-cell table:number-columns-repeated="2"/>
          <table:table-cell office:value-type="string">
            <text:p>|S11|</text:p>
          </table:table-cell>
          <table:table-cell table:number-columns-repeated="13"/>
          <table:table-cell office:value-type="string">
            <text:p>Phase Error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38" table:end-x="0.3969in" table:end-y="0.1047in" draw:z-index="0" draw:style-name="gr1" draw:text-style-name="P1" svg:width="6.2992in" svg:height="3.537in" svg:x="0.7697in" svg:y="0.0835in">
              <draw:object draw:notify-on-update-of-ranges="Sheet1.A4:Sheet1.A9 Sheet1.D12:Sheet1.D12 Sheet1.D4:Sheet1.D9 Sheet1.A4:Sheet1.A9 Sheet1.R12:Sheet1.R12 Sheet1.R4:Sheet1.R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P38" table:end-x="0.4335in" table:end-y="0.1185in" draw:z-index="3" draw:style-name="gr1" draw:text-style-name="P1" svg:width="6.2988in" svg:height="3.5429in" svg:x="0.2201in" svg:y="0.0913in">
              <draw:object draw:notify-on-update-of-ranges="Sheet1.A4:Sheet1.A9 Sheet1.B4:Sheet1.B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" office:value-type="string">
            <text:p>results below do not include the change in calculatePowerMetric to use the complex conjugate - but the results barely chan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order 2 with adaptive refin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teration</text:p>
          </table:table-cell>
          <table:table-cell table:style-name="Default" office:value-type="string">
            <text:p>#Frequency(GHz)</text:p>
          </table:table-cell>
          <table:table-cell table:style-name="Default" office:value-type="string">
            <text:p>dB(S(1;1))</text:p>
          </table:table-cell>
          <table:table-cell table:style-name="Default" office:value-type="string">
            <text:p>deg(S(1;1))</text:p>
          </table:table-cell>
          <table:table-cell table:style-name="Default" office:value-type="string">
            <text:p>dB(S(2;1))</text:p>
          </table:table-cell>
          <table:table-cell table:style-name="Default" office:value-type="string">
            <text:p>deg(S(2;1))</text:p>
          </table:table-cell>
          <table:table-cell table:style-name="Default" office:value-type="string">
            <text:p>dB(S(1;2))</text:p>
          </table:table-cell>
          <table:table-cell table:style-name="Default" office:value-type="string">
            <text:p>deg(S(1;2))</text:p>
          </table:table-cell>
          <table:table-cell table:style-name="Default" office:value-type="string">
            <text:p>dB(S(2;2))</text:p>
          </table:table-cell>
          <table:table-cell table:style-name="Default" office:value-type="string">
            <text:p>deg(S(2;2))</text:p>
          </table:table-cell>
          <table:table-cell table:style-name="Default"/>
          <table:table-cell table:style-name="ce1" office:value-type="string">
            <text:p>beta</text:p>
          </table:table-cell>
          <table:table-cell table:style-name="ce1" office:value-type="string">
            <text:p><text:s/>-beta*LOG10()</text:p>
          </table:table-cell>
          <table:table-cell table:style-name="ce1" office:value-type="string">
            <text:p>deg</text:p>
          </table:table-cell>
          <table:table-cell table:style-name="ce1" office:value-type="string">
            <text:p>N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5.4455470807336">
            <text:p>-35.4455470807</text:p>
          </table:table-cell>
          <table:table-cell table:style-name="Default" office:value-type="float" office:value="105.822801842888">
            <text:p>105.8228018429</text:p>
          </table:table-cell>
          <table:table-cell table:style-name="Default" office:value-type="float" office:value="-0.0578734257836282">
            <text:p>-0.0578734258</text:p>
          </table:table-cell>
          <table:table-cell table:style-name="Default" office:value-type="float" office:value="-20.0931859374524">
            <text:p>-20.0931859375</text:p>
          </table:table-cell>
          <table:table-cell table:style-name="Default" office:value-type="float" office:value="-0.0552191579612732">
            <text:p>-0.055219158</text:p>
          </table:table-cell>
          <table:table-cell table:style-name="Default" office:value-type="float" office:value="-20.0845689512375">
            <text:p>-20.0845689512</text:p>
          </table:table-cell>
          <table:table-cell table:style-name="Default" office:value-type="float" office:value="-35.0715293545538">
            <text:p>-35.0715293546</text:p>
          </table:table-cell>
          <table:table-cell table:style-name="Default" office:value-type="float" office:value="108.194832060936">
            <text:p>108.1948320609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46]*0.1" office:value-type="float" office:value="-12.928579797069">
            <text:p>-12.9285797971</text:p>
          </table:table-cell>
          <table:table-cell table:style-name="ce1" table:formula="of:=[.M4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46]+360*[.O46]" office:value-type="float" office:value="-20.753057470156">
            <text:p>-20.7530574702</text:p>
          </table:table-cell>
          <table:table-cell table:style-name="ce1" table:formula="of:=ABS(([.P46]-[.F46])/[.P46])" office:value-type="float" office:value="0.0317963525929879">
            <text:p>0.0317963526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4.5365935054573">
            <text:p>-34.5365935055</text:p>
          </table:table-cell>
          <table:table-cell table:style-name="Default" office:value-type="float" office:value="107.864639001108">
            <text:p>107.8646390011</text:p>
          </table:table-cell>
          <table:table-cell table:style-name="Default" office:value-type="float" office:value="-0.0581675696155745">
            <text:p>-0.0581675696</text:p>
          </table:table-cell>
          <table:table-cell table:style-name="Default" office:value-type="float" office:value="-19.9672670065552">
            <text:p>-19.9672670066</text:p>
          </table:table-cell>
          <table:table-cell table:style-name="Default" office:value-type="float" office:value="-0.0552253095993135">
            <text:p>-0.0552253096</text:p>
          </table:table-cell>
          <table:table-cell table:style-name="Default" office:value-type="float" office:value="-19.9574150153389">
            <text:p>-19.9574150153</text:p>
          </table:table-cell>
          <table:table-cell table:style-name="Default" office:value-type="float" office:value="-35.0500789946929">
            <text:p>-35.0500789947</text:p>
          </table:table-cell>
          <table:table-cell table:style-name="Default" office:value-type="float" office:value="101.894615498804">
            <text:p>101.8946154988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47]*0.1" office:value-type="float" office:value="-12.928579797069">
            <text:p>-12.9285797971</text:p>
          </table:table-cell>
          <table:table-cell table:style-name="ce1" table:formula="of:=[.M4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47]+360*[.O47]" office:value-type="float" office:value="-20.753057470156">
            <text:p>-20.7530574702</text:p>
          </table:table-cell>
          <table:table-cell table:style-name="ce1" table:formula="of:=ABS(([.P47]-[.F47])/[.P47])" office:value-type="float" office:value="0.0378638407728996">
            <text:p>0.0378638408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4.3163743311626">
            <text:p>-34.3163743312</text:p>
          </table:table-cell>
          <table:table-cell table:style-name="Default" office:value-type="float" office:value="112.456083885668">
            <text:p>112.4560838857</text:p>
          </table:table-cell>
          <table:table-cell table:style-name="Default" office:value-type="float" office:value="-0.0548161923184672">
            <text:p>-0.0548161923</text:p>
          </table:table-cell>
          <table:table-cell table:style-name="Default" office:value-type="float" office:value="-19.9552272941662">
            <text:p>-19.9552272942</text:p>
          </table:table-cell>
          <table:table-cell table:style-name="Default" office:value-type="float" office:value="-0.0548132055528988">
            <text:p>-0.0548132056</text:p>
          </table:table-cell>
          <table:table-cell table:style-name="Default" office:value-type="float" office:value="-19.9237197193799">
            <text:p>-19.9237197194</text:p>
          </table:table-cell>
          <table:table-cell table:style-name="Default" office:value-type="float" office:value="-35.6838195959973">
            <text:p>-35.683819596</text:p>
          </table:table-cell>
          <table:table-cell table:style-name="Default" office:value-type="float" office:value="96.5343276471772">
            <text:p>96.5343276472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48]*0.1" office:value-type="float" office:value="-12.928579797069">
            <text:p>-12.9285797971</text:p>
          </table:table-cell>
          <table:table-cell table:style-name="ce1" table:formula="of:=[.M48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48]+360*[.O48]" office:value-type="float" office:value="-20.753057470156">
            <text:p>-20.7530574702</text:p>
          </table:table-cell>
          <table:table-cell table:style-name="ce1" table:formula="of:=ABS(([.P48]-[.F48])/[.P48])" office:value-type="float" office:value="0.0384439823933001">
            <text:p>0.0384439824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4.9387897150762">
            <text:p>-34.9387897151</text:p>
          </table:table-cell>
          <table:table-cell table:style-name="Default" office:value-type="float" office:value="103.687772871684">
            <text:p>103.6877728717</text:p>
          </table:table-cell>
          <table:table-cell table:style-name="Default" office:value-type="float" office:value="-0.0546824182130959">
            <text:p>-0.0546824182</text:p>
          </table:table-cell>
          <table:table-cell table:style-name="Default" office:value-type="float" office:value="-19.7976044868261">
            <text:p>-19.7976044868</text:p>
          </table:table-cell>
          <table:table-cell table:style-name="Default" office:value-type="float" office:value="-0.0543719227641926">
            <text:p>-0.0543719228</text:p>
          </table:table-cell>
          <table:table-cell table:style-name="Default" office:value-type="float" office:value="-19.7825568880105">
            <text:p>-19.782556888</text:p>
          </table:table-cell>
          <table:table-cell table:style-name="Default" office:value-type="float" office:value="-34.7340439965283">
            <text:p>-34.7340439965</text:p>
          </table:table-cell>
          <table:table-cell table:style-name="Default" office:value-type="float" office:value="104.194314141322">
            <text:p>104.1943141413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49]*0.1" office:value-type="float" office:value="-12.928579797069">
            <text:p>-12.9285797971</text:p>
          </table:table-cell>
          <table:table-cell table:style-name="ce1" table:formula="of:=[.M49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49]+360*[.O49]" office:value-type="float" office:value="-20.753057470156">
            <text:p>-20.7530574702</text:p>
          </table:table-cell>
          <table:table-cell table:style-name="ce1" table:formula="of:=ABS(([.P49]-[.F49])/[.P49])" office:value-type="float" office:value="0.0460391431336763">
            <text:p>0.0460391431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5.109718447338">
            <text:p>-35.1097184473</text:p>
          </table:table-cell>
          <table:table-cell table:style-name="Default" office:value-type="float" office:value="102.734363749425">
            <text:p>102.7343637494</text:p>
          </table:table-cell>
          <table:table-cell table:style-name="Default" office:value-type="float" office:value="-0.0546286527034309">
            <text:p>-0.0546286527</text:p>
          </table:table-cell>
          <table:table-cell table:style-name="Default" office:value-type="float" office:value="-19.7901986510059">
            <text:p>-19.790198651</text:p>
          </table:table-cell>
          <table:table-cell table:style-name="Default" office:value-type="float" office:value="-0.0543928434776215">
            <text:p>-0.0543928435</text:p>
          </table:table-cell>
          <table:table-cell table:style-name="Default" office:value-type="float" office:value="-19.775480167091">
            <text:p>-19.7754801671</text:p>
          </table:table-cell>
          <table:table-cell table:style-name="Default" office:value-type="float" office:value="-34.6722940317571">
            <text:p>-34.6722940318</text:p>
          </table:table-cell>
          <table:table-cell table:style-name="Default" office:value-type="float" office:value="105.564646756892">
            <text:p>105.5646467569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0]*0.1" office:value-type="float" office:value="-12.928579797069">
            <text:p>-12.9285797971</text:p>
          </table:table-cell>
          <table:table-cell table:style-name="ce1" table:formula="of:=[.M50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0]+360*[.O50]" office:value-type="float" office:value="-20.753057470156">
            <text:p>-20.7530574702</text:p>
          </table:table-cell>
          <table:table-cell table:style-name="ce1" table:formula="of:=ABS(([.P50]-[.F50])/[.P50])" office:value-type="float" office:value="0.0463959983021664">
            <text:p>0.0463959983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5.913345691202">
            <text:p>-35.9133456912</text:p>
          </table:table-cell>
          <table:table-cell table:style-name="Default" office:value-type="float" office:value="104.844852179921">
            <text:p>104.8448521799</text:p>
          </table:table-cell>
          <table:table-cell table:style-name="Default" office:value-type="float" office:value="-0.0515921910844504">
            <text:p>-0.0515921911</text:p>
          </table:table-cell>
          <table:table-cell table:style-name="Default" office:value-type="float" office:value="-19.8313669891029">
            <text:p>-19.8313669891</text:p>
          </table:table-cell>
          <table:table-cell table:style-name="Default" office:value-type="float" office:value="-0.0542161141109785">
            <text:p>-0.0542161141</text:p>
          </table:table-cell>
          <table:table-cell table:style-name="Default" office:value-type="float" office:value="-19.7678887875094">
            <text:p>-19.7678887875</text:p>
          </table:table-cell>
          <table:table-cell table:style-name="Default" office:value-type="float" office:value="-35.1296018650924">
            <text:p>-35.1296018651</text:p>
          </table:table-cell>
          <table:table-cell table:style-name="Default" office:value-type="float" office:value="106.623196293692">
            <text:p>106.6231962937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1]*0.1" office:value-type="float" office:value="-12.928579797069">
            <text:p>-12.9285797971</text:p>
          </table:table-cell>
          <table:table-cell table:style-name="ce1" table:formula="of:=[.M51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1]+360*[.O51]" office:value-type="float" office:value="-20.753057470156">
            <text:p>-20.7530574702</text:p>
          </table:table-cell>
          <table:table-cell table:style-name="ce1" table:formula="of:=ABS(([.P51]-[.F51])/[.P51])" office:value-type="float" office:value="0.0444122743060179">
            <text:p>0.0444122743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5.7706531653585">
            <text:p>-35.7706531654</text:p>
          </table:table-cell>
          <table:table-cell table:style-name="Default" office:value-type="float" office:value="110.567441100109">
            <text:p>110.5674411001</text:p>
          </table:table-cell>
          <table:table-cell table:style-name="Default" office:value-type="float" office:value="-0.0633562896351574">
            <text:p>-0.0633562896</text:p>
          </table:table-cell>
          <table:table-cell table:style-name="Default" office:value-type="float" office:value="-19.656134198273">
            <text:p>-19.6561341983</text:p>
          </table:table-cell>
          <table:table-cell table:style-name="Default" office:value-type="float" office:value="-0.0028188085341271">
            <text:p>-0.0028188085</text:p>
          </table:table-cell>
          <table:table-cell table:style-name="Default" office:value-type="float" office:value="-20.0363826277974">
            <text:p>-20.0363826278</text:p>
          </table:table-cell>
          <table:table-cell table:style-name="Default" office:value-type="float" office:value="-39.1307794025903">
            <text:p>-39.1307794026</text:p>
          </table:table-cell>
          <table:table-cell table:style-name="Default" office:value-type="float" office:value="78.8401524945996">
            <text:p>78.8401524946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2]*0.1" office:value-type="float" office:value="-12.928579797069">
            <text:p>-12.9285797971</text:p>
          </table:table-cell>
          <table:table-cell table:style-name="ce1" table:formula="of:=[.M52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2]+360*[.O52]" office:value-type="float" office:value="-20.753057470156">
            <text:p>-20.7530574702</text:p>
          </table:table-cell>
          <table:table-cell table:style-name="ce1" table:formula="of:=ABS(([.P52]-[.F52])/[.P52])" office:value-type="float" office:value="0.0528559839175723">
            <text:p>0.0528559839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6.0094393589482">
            <text:p>-36.0094393589</text:p>
          </table:table-cell>
          <table:table-cell table:style-name="Default" office:value-type="float" office:value="110.913206875112">
            <text:p>110.9132068751</text:p>
          </table:table-cell>
          <table:table-cell table:style-name="Default" office:value-type="float" office:value="-0.0632990204167714">
            <text:p>-0.0632990204</text:p>
          </table:table-cell>
          <table:table-cell table:style-name="Default" office:value-type="float" office:value="-19.712260450378">
            <text:p>-19.7122604504</text:p>
          </table:table-cell>
          <table:table-cell table:style-name="Default" office:value-type="float" office:value="-0.00279238535172">
            <text:p>-0.0027923854</text:p>
          </table:table-cell>
          <table:table-cell table:style-name="Default" office:value-type="float" office:value="-20.0928868831326">
            <text:p>-20.0928868831</text:p>
          </table:table-cell>
          <table:table-cell table:style-name="Default" office:value-type="float" office:value="-39.4251301784552">
            <text:p>-39.4251301785</text:p>
          </table:table-cell>
          <table:table-cell table:style-name="Default" office:value-type="float" office:value="80.2081050270152">
            <text:p>80.208105027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3]*0.1" office:value-type="float" office:value="-12.928579797069">
            <text:p>-12.9285797971</text:p>
          </table:table-cell>
          <table:table-cell table:style-name="ce1" table:formula="of:=[.M53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3]+360*[.O53]" office:value-type="float" office:value="-20.753057470156">
            <text:p>-20.7530574702</text:p>
          </table:table-cell>
          <table:table-cell table:style-name="ce1" table:formula="of:=ABS(([.P53]-[.F53])/[.P53])" office:value-type="float" office:value="0.0501515027978284">
            <text:p>0.0501515028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7.6819761886307">
            <text:p>-37.6819761886</text:p>
          </table:table-cell>
          <table:table-cell table:style-name="Default" office:value-type="float" office:value="107.250631377618">
            <text:p>107.2506313776</text:p>
          </table:table-cell>
          <table:table-cell table:style-name="Default" office:value-type="float" office:value="-0.0514628855545901">
            <text:p>-0.0514628856</text:p>
          </table:table-cell>
          <table:table-cell table:style-name="Default" office:value-type="float" office:value="-19.8456994681103">
            <text:p>-19.8456994681</text:p>
          </table:table-cell>
          <table:table-cell table:style-name="Default" office:value-type="float" office:value="-0.00957545892810016">
            <text:p>-0.0095754589</text:p>
          </table:table-cell>
          <table:table-cell table:style-name="Default" office:value-type="float" office:value="-20.0088541192971">
            <text:p>-20.0088541193</text:p>
          </table:table-cell>
          <table:table-cell table:style-name="Default" office:value-type="float" office:value="-39.4062534277929">
            <text:p>-39.4062534278</text:p>
          </table:table-cell>
          <table:table-cell table:style-name="Default" office:value-type="float" office:value="82.2511812473642">
            <text:p>82.2511812474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4]*0.1" office:value-type="float" office:value="-12.928579797069">
            <text:p>-12.9285797971</text:p>
          </table:table-cell>
          <table:table-cell table:style-name="ce1" table:formula="of:=[.M54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4]+360*[.O54]" office:value-type="float" office:value="-20.753057470156">
            <text:p>-20.7530574702</text:p>
          </table:table-cell>
          <table:table-cell table:style-name="ce1" table:formula="of:=ABS(([.P54]-[.F54])/[.P54])" office:value-type="float" office:value="0.0437216541876083">
            <text:p>0.0437216542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39.6538011104903">
            <text:p>-39.6538011105</text:p>
          </table:table-cell>
          <table:table-cell table:style-name="Default" office:value-type="float" office:value="95.0356438549182">
            <text:p>95.0356438549</text:p>
          </table:table-cell>
          <table:table-cell table:style-name="Default" office:value-type="float" office:value="-0.028251899975469">
            <text:p>-0.0282519</text:p>
          </table:table-cell>
          <table:table-cell table:style-name="Default" office:value-type="float" office:value="-19.9982864053144">
            <text:p>-19.9982864053</text:p>
          </table:table-cell>
          <table:table-cell table:style-name="Default" office:value-type="float" office:value="-0.0139688756573418">
            <text:p>-0.0139688757</text:p>
          </table:table-cell>
          <table:table-cell table:style-name="Default" office:value-type="float" office:value="-19.9684696783919">
            <text:p>-19.9684696784</text:p>
          </table:table-cell>
          <table:table-cell table:style-name="Default" office:value-type="float" office:value="-39.2133473647991">
            <text:p>-39.2133473648</text:p>
          </table:table-cell>
          <table:table-cell table:style-name="Default" office:value-type="float" office:value="82.8910862071238">
            <text:p>82.8910862071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5]*0.1" office:value-type="float" office:value="-12.928579797069">
            <text:p>-12.9285797971</text:p>
          </table:table-cell>
          <table:table-cell table:style-name="ce1" table:formula="of:=[.M55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5]+360*[.O55]" office:value-type="float" office:value="-20.753057470156">
            <text:p>-20.7530574702</text:p>
          </table:table-cell>
          <table:table-cell table:style-name="ce1" table:formula="of:=ABS(([.P55]-[.F55])/[.P55])" office:value-type="float" office:value="0.0363691502289252">
            <text:p>0.0363691502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1.4579907422622">
            <text:p>-41.4579907423</text:p>
          </table:table-cell>
          <table:table-cell table:style-name="Default" office:value-type="float" office:value="103.986046871421">
            <text:p>103.9860468714</text:p>
          </table:table-cell>
          <table:table-cell table:style-name="Default" office:value-type="float" office:value="-0.0281160998357174">
            <text:p>-0.0281160998</text:p>
          </table:table-cell>
          <table:table-cell table:style-name="Default" office:value-type="float" office:value="-20.035940214241">
            <text:p>-20.0359402142</text:p>
          </table:table-cell>
          <table:table-cell table:style-name="Default" office:value-type="float" office:value="-0.0137558892400881">
            <text:p>-0.0137558892</text:p>
          </table:table-cell>
          <table:table-cell table:style-name="Default" office:value-type="float" office:value="-20.0059356954192">
            <text:p>-20.0059356954</text:p>
          </table:table-cell>
          <table:table-cell table:style-name="Default" office:value-type="float" office:value="-41.3933011559848">
            <text:p>-41.393301156</text:p>
          </table:table-cell>
          <table:table-cell table:style-name="Default" office:value-type="float" office:value="84.2186551527885">
            <text:p>84.2186551528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6]*0.1" office:value-type="float" office:value="-12.928579797069">
            <text:p>-12.9285797971</text:p>
          </table:table-cell>
          <table:table-cell table:style-name="ce1" table:formula="of:=[.M5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6]+360*[.O56]" office:value-type="float" office:value="-20.753057470156">
            <text:p>-20.7530574702</text:p>
          </table:table-cell>
          <table:table-cell table:style-name="ce1" table:formula="of:=ABS(([.P56]-[.F56])/[.P56])" office:value-type="float" office:value="0.0345547761791859">
            <text:p>0.0345547762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2.3289317049316">
            <text:p>-42.3289317049</text:p>
          </table:table-cell>
          <table:table-cell table:style-name="Default" office:value-type="float" office:value="107.898904878936">
            <text:p>107.8989048789</text:p>
          </table:table-cell>
          <table:table-cell table:style-name="Default" office:value-type="float" office:value="-0.0280960411570226">
            <text:p>-0.0280960412</text:p>
          </table:table-cell>
          <table:table-cell table:style-name="Default" office:value-type="float" office:value="-20.073980835477">
            <text:p>-20.0739808355</text:p>
          </table:table-cell>
          <table:table-cell table:style-name="Default" office:value-type="float" office:value="-0.0133461206981893">
            <text:p>-0.0133461207</text:p>
          </table:table-cell>
          <table:table-cell table:style-name="Default" office:value-type="float" office:value="-20.0427223556384">
            <text:p>-20.0427223556</text:p>
          </table:table-cell>
          <table:table-cell table:style-name="Default" office:value-type="float" office:value="-42.398590664422">
            <text:p>-42.3985906644</text:p>
          </table:table-cell>
          <table:table-cell table:style-name="Default" office:value-type="float" office:value="86.1515980662435">
            <text:p>86.1515980662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7]*0.1" office:value-type="float" office:value="-12.928579797069">
            <text:p>-12.9285797971</text:p>
          </table:table-cell>
          <table:table-cell table:style-name="ce1" table:formula="of:=[.M5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7]+360*[.O57]" office:value-type="float" office:value="-20.753057470156">
            <text:p>-20.7530574702</text:p>
          </table:table-cell>
          <table:table-cell table:style-name="ce1" table:formula="of:=ABS(([.P57]-[.F57])/[.P57])" office:value-type="float" office:value="0.0327217633187578">
            <text:p>0.0327217633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3.3764071076627">
            <text:p>-43.3764071077</text:p>
          </table:table-cell>
          <table:table-cell table:style-name="Default" office:value-type="float" office:value="109.42058063066">
            <text:p>109.4205806307</text:p>
          </table:table-cell>
          <table:table-cell table:style-name="Default" office:value-type="float" office:value="-0.0280414062833895">
            <text:p>-0.0280414063</text:p>
          </table:table-cell>
          <table:table-cell table:style-name="Default" office:value-type="float" office:value="-20.1032988265353">
            <text:p>-20.1032988265</text:p>
          </table:table-cell>
          <table:table-cell table:style-name="Default" office:value-type="float" office:value="-0.0133058864580269">
            <text:p>-0.0133058865</text:p>
          </table:table-cell>
          <table:table-cell table:style-name="Default" office:value-type="float" office:value="-20.0721438071451">
            <text:p>-20.0721438071</text:p>
          </table:table-cell>
          <table:table-cell table:style-name="Default" office:value-type="float" office:value="-43.1600140483531">
            <text:p>-43.1600140484</text:p>
          </table:table-cell>
          <table:table-cell table:style-name="Default" office:value-type="float" office:value="91.0467159924057">
            <text:p>91.0467159924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8]*0.1" office:value-type="float" office:value="-12.928579797069">
            <text:p>-12.9285797971</text:p>
          </table:table-cell>
          <table:table-cell table:style-name="ce1" table:formula="of:=[.M58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8]+360*[.O58]" office:value-type="float" office:value="-20.753057470156">
            <text:p>-20.7530574702</text:p>
          </table:table-cell>
          <table:table-cell table:style-name="ce1" table:formula="of:=ABS(([.P58]-[.F58])/[.P58])" office:value-type="float" office:value="0.0313090562465366">
            <text:p>0.0313090562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6.3012377017108">
            <text:p>-46.3012377017</text:p>
          </table:table-cell>
          <table:table-cell table:style-name="Default" office:value-type="float" office:value="109.887997032438">
            <text:p>109.8879970324</text:p>
          </table:table-cell>
          <table:table-cell table:style-name="Default" office:value-type="float" office:value="-0.0268346847104292">
            <text:p>-0.0268346847</text:p>
          </table:table-cell>
          <table:table-cell table:style-name="Default" office:value-type="float" office:value="-20.1970313614243">
            <text:p>-20.1970313614</text:p>
          </table:table-cell>
          <table:table-cell table:style-name="Default" office:value-type="float" office:value="-0.0164760104251748">
            <text:p>-0.0164760104</text:p>
          </table:table-cell>
          <table:table-cell table:style-name="Default" office:value-type="float" office:value="-20.1988796615255">
            <text:p>-20.1988796615</text:p>
          </table:table-cell>
          <table:table-cell table:style-name="Default" office:value-type="float" office:value="-44.6753741807385">
            <text:p>-44.6753741807</text:p>
          </table:table-cell>
          <table:table-cell table:style-name="Default" office:value-type="float" office:value="111.42451872685">
            <text:p>111.4245187269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59]*0.1" office:value-type="float" office:value="-12.928579797069">
            <text:p>-12.9285797971</text:p>
          </table:table-cell>
          <table:table-cell table:style-name="ce1" table:formula="of:=[.M59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59]+360*[.O59]" office:value-type="float" office:value="-20.753057470156">
            <text:p>-20.7530574702</text:p>
          </table:table-cell>
          <table:table-cell table:style-name="ce1" table:formula="of:=ABS(([.P59]-[.F59])/[.P59])" office:value-type="float" office:value="0.0267924911561256">
            <text:p>0.0267924912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5.0062589194398">
            <text:p>-45.0062589194</text:p>
          </table:table-cell>
          <table:table-cell table:style-name="Default" office:value-type="float" office:value="121.150982314025">
            <text:p>121.150982314</text:p>
          </table:table-cell>
          <table:table-cell table:style-name="Default" office:value-type="float" office:value="-0.0268700192976697">
            <text:p>-0.0268700193</text:p>
          </table:table-cell>
          <table:table-cell table:style-name="Default" office:value-type="float" office:value="-20.2139921821118">
            <text:p>-20.2139921821</text:p>
          </table:table-cell>
          <table:table-cell table:style-name="Default" office:value-type="float" office:value="-0.0164333449824995">
            <text:p>-0.016433345</text:p>
          </table:table-cell>
          <table:table-cell table:style-name="Default" office:value-type="float" office:value="-20.2153607169946">
            <text:p>-20.215360717</text:p>
          </table:table-cell>
          <table:table-cell table:style-name="Default" office:value-type="float" office:value="-46.1524764597118">
            <text:p>-46.1524764597</text:p>
          </table:table-cell>
          <table:table-cell table:style-name="Default" office:value-type="float" office:value="101.728796836509">
            <text:p>101.7287968365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0]*0.1" office:value-type="float" office:value="-12.928579797069">
            <text:p>-12.9285797971</text:p>
          </table:table-cell>
          <table:table-cell table:style-name="ce1" table:formula="of:=[.M60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0]+360*[.O60]" office:value-type="float" office:value="-20.753057470156">
            <text:p>-20.7530574702</text:p>
          </table:table-cell>
          <table:table-cell table:style-name="ce1" table:formula="of:=ABS(([.P60]-[.F60])/[.P60])" office:value-type="float" office:value="0.0259752226301801">
            <text:p>0.0259752226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4.2944426754109">
            <text:p>-44.2944426754</text:p>
          </table:table-cell>
          <table:table-cell table:style-name="Default" office:value-type="float" office:value="119.789026230225">
            <text:p>119.7890262302</text:p>
          </table:table-cell>
          <table:table-cell table:style-name="Default" office:value-type="float" office:value="-0.0268944441593213">
            <text:p>-0.0268944442</text:p>
          </table:table-cell>
          <table:table-cell table:style-name="Default" office:value-type="float" office:value="-20.2042184158479">
            <text:p>-20.2042184158</text:p>
          </table:table-cell>
          <table:table-cell table:style-name="Default" office:value-type="float" office:value="-0.0164431466938166">
            <text:p>-0.0164431467</text:p>
          </table:table-cell>
          <table:table-cell table:style-name="Default" office:value-type="float" office:value="-20.2055066074863">
            <text:p>-20.2055066075</text:p>
          </table:table-cell>
          <table:table-cell table:style-name="Default" office:value-type="float" office:value="-45.766117942237">
            <text:p>-45.7661179422</text:p>
          </table:table-cell>
          <table:table-cell table:style-name="Default" office:value-type="float" office:value="96.6449039608481">
            <text:p>96.6449039608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1]*0.1" office:value-type="float" office:value="-12.928579797069">
            <text:p>-12.9285797971</text:p>
          </table:table-cell>
          <table:table-cell table:style-name="ce1" table:formula="of:=[.M61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1]+360*[.O61]" office:value-type="float" office:value="-20.753057470156">
            <text:p>-20.7530574702</text:p>
          </table:table-cell>
          <table:table-cell table:style-name="ce1" table:formula="of:=ABS(([.P61]-[.F61])/[.P61])" office:value-type="float" office:value="0.0264461781160381">
            <text:p>0.0264461781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4.4494050584155">
            <text:p>-44.4494050584</text:p>
          </table:table-cell>
          <table:table-cell table:style-name="Default" office:value-type="float" office:value="117.876336261606">
            <text:p>117.8763362616</text:p>
          </table:table-cell>
          <table:table-cell table:style-name="Default" office:value-type="float" office:value="-0.0268888554026615">
            <text:p>-0.0268888554</text:p>
          </table:table-cell>
          <table:table-cell table:style-name="Default" office:value-type="float" office:value="-20.2165319400404">
            <text:p>-20.21653194</text:p>
          </table:table-cell>
          <table:table-cell table:style-name="Default" office:value-type="float" office:value="-0.0164505958833574">
            <text:p>-0.0164505959</text:p>
          </table:table-cell>
          <table:table-cell table:style-name="Default" office:value-type="float" office:value="-20.2178976603652">
            <text:p>-20.2178976604</text:p>
          </table:table-cell>
          <table:table-cell table:style-name="Default" office:value-type="float" office:value="-45.4839290630143">
            <text:p>-45.483929063</text:p>
          </table:table-cell>
          <table:table-cell table:style-name="Default" office:value-type="float" office:value="98.3129505471849">
            <text:p>98.3129505472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2]*0.1" office:value-type="float" office:value="-12.928579797069">
            <text:p>-12.9285797971</text:p>
          </table:table-cell>
          <table:table-cell table:style-name="ce1" table:formula="of:=[.M62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2]+360*[.O62]" office:value-type="float" office:value="-20.753057470156">
            <text:p>-20.7530574702</text:p>
          </table:table-cell>
          <table:table-cell table:style-name="ce1" table:formula="of:=ABS(([.P62]-[.F62])/[.P62])" office:value-type="float" office:value="0.0258528426901517">
            <text:p>0.0258528427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4.4716235905621">
            <text:p>-44.4716235906</text:p>
          </table:table-cell>
          <table:table-cell table:style-name="Default" office:value-type="float" office:value="119.261898573687">
            <text:p>119.2618985737</text:p>
          </table:table-cell>
          <table:table-cell table:style-name="Default" office:value-type="float" office:value="-0.0268880786028021">
            <text:p>-0.0268880786</text:p>
          </table:table-cell>
          <table:table-cell table:style-name="Default" office:value-type="float" office:value="-20.2246351816431">
            <text:p>-20.2246351816</text:p>
          </table:table-cell>
          <table:table-cell table:style-name="Default" office:value-type="float" office:value="-0.0164440073065943">
            <text:p>-0.0164440073</text:p>
          </table:table-cell>
          <table:table-cell table:style-name="Default" office:value-type="float" office:value="-20.2259633104097">
            <text:p>-20.2259633104</text:p>
          </table:table-cell>
          <table:table-cell table:style-name="Default" office:value-type="float" office:value="-45.7233973607657">
            <text:p>-45.7233973608</text:p>
          </table:table-cell>
          <table:table-cell table:style-name="Default" office:value-type="float" office:value="98.1117021009232">
            <text:p>98.1117021009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3]*0.1" office:value-type="float" office:value="-12.928579797069">
            <text:p>-12.9285797971</text:p>
          </table:table-cell>
          <table:table-cell table:style-name="ce1" table:formula="of:=[.M63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3]+360*[.O63]" office:value-type="float" office:value="-20.753057470156">
            <text:p>-20.7530574702</text:p>
          </table:table-cell>
          <table:table-cell table:style-name="ce1" table:formula="of:=ABS(([.P63]-[.F63])/[.P63])" office:value-type="float" office:value="0.0254623825560556">
            <text:p>0.0254623826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4.3521887773204">
            <text:p>-44.3521887773</text:p>
          </table:table-cell>
          <table:table-cell table:style-name="Default" office:value-type="float" office:value="118.340050648403">
            <text:p>118.3400506484</text:p>
          </table:table-cell>
          <table:table-cell table:style-name="Default" office:value-type="float" office:value="-0.0268924043966352">
            <text:p>-0.0268924044</text:p>
          </table:table-cell>
          <table:table-cell table:style-name="Default" office:value-type="float" office:value="-20.2235308214764">
            <text:p>-20.2235308215</text:p>
          </table:table-cell>
          <table:table-cell table:style-name="Default" office:value-type="float" office:value="-0.016449160806024">
            <text:p>-0.0164491608</text:p>
          </table:table-cell>
          <table:table-cell table:style-name="Default" office:value-type="float" office:value="-20.2248666592686">
            <text:p>-20.2248666593</text:p>
          </table:table-cell>
          <table:table-cell table:style-name="Default" office:value-type="float" office:value="-45.5350690980437">
            <text:p>-45.535069098</text:p>
          </table:table-cell>
          <table:table-cell table:style-name="Default" office:value-type="float" office:value="97.4764318769995">
            <text:p>97.476431877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4]*0.1" office:value-type="float" office:value="-12.928579797069">
            <text:p>-12.9285797971</text:p>
          </table:table-cell>
          <table:table-cell table:style-name="ce1" table:formula="of:=[.M64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4]+360*[.O64]" office:value-type="float" office:value="-20.753057470156">
            <text:p>-20.7530574702</text:p>
          </table:table-cell>
          <table:table-cell table:style-name="ce1" table:formula="of:=ABS(([.P64]-[.F64])/[.P64])" office:value-type="float" office:value="0.0255155968917405">
            <text:p>0.0255155969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4.1535095177719">
            <text:p>-44.1535095178</text:p>
          </table:table-cell>
          <table:table-cell table:style-name="Default" office:value-type="float" office:value="119.480343355725">
            <text:p>119.4803433557</text:p>
          </table:table-cell>
          <table:table-cell table:style-name="Default" office:value-type="float" office:value="-0.0268997953031466">
            <text:p>-0.0268997953</text:p>
          </table:table-cell>
          <table:table-cell table:style-name="Default" office:value-type="float" office:value="-20.2508190907953">
            <text:p>-20.2508190908</text:p>
          </table:table-cell>
          <table:table-cell table:style-name="Default" office:value-type="float" office:value="-0.0164453406271939">
            <text:p>-0.0164453406</text:p>
          </table:table-cell>
          <table:table-cell table:style-name="Default" office:value-type="float" office:value="-20.2520841436619">
            <text:p>-20.2520841437</text:p>
          </table:table-cell>
          <table:table-cell table:style-name="Default" office:value-type="float" office:value="-45.6742171066047">
            <text:p>-45.6742171066</text:p>
          </table:table-cell>
          <table:table-cell table:style-name="Default" office:value-type="float" office:value="95.6525714164234">
            <text:p>95.6525714164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5]*0.1" office:value-type="float" office:value="-12.928579797069">
            <text:p>-12.9285797971</text:p>
          </table:table-cell>
          <table:table-cell table:style-name="ce1" table:formula="of:=[.M65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5]+360*[.O65]" office:value-type="float" office:value="-20.753057470156">
            <text:p>-20.7530574702</text:p>
          </table:table-cell>
          <table:table-cell table:style-name="ce1" table:formula="of:=ABS(([.P65]-[.F65])/[.P65])" office:value-type="float" office:value="0.0242006933235244">
            <text:p>0.0242006933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4.1774901236152">
            <text:p>-44.1774901236</text:p>
          </table:table-cell>
          <table:table-cell table:style-name="Default" office:value-type="float" office:value="120.107362644207">
            <text:p>120.1073626442</text:p>
          </table:table-cell>
          <table:table-cell table:style-name="Default" office:value-type="float" office:value="-0.027238244562429">
            <text:p>-0.0272382446</text:p>
          </table:table-cell>
          <table:table-cell table:style-name="Default" office:value-type="float" office:value="-20.2507730606675">
            <text:p>-20.2507730607</text:p>
          </table:table-cell>
          <table:table-cell table:style-name="Default" office:value-type="float" office:value="-0.0164538162907715">
            <text:p>-0.0164538163</text:p>
          </table:table-cell>
          <table:table-cell table:style-name="Default" office:value-type="float" office:value="-20.256001449694">
            <text:p>-20.2560014497</text:p>
          </table:table-cell>
          <table:table-cell table:style-name="Default" office:value-type="float" office:value="-45.7437603832511">
            <text:p>-45.7437603833</text:p>
          </table:table-cell>
          <table:table-cell table:style-name="Default" office:value-type="float" office:value="95.9447152077083">
            <text:p>95.9447152077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6]*0.1" office:value-type="float" office:value="-12.928579797069">
            <text:p>-12.9285797971</text:p>
          </table:table-cell>
          <table:table-cell table:style-name="ce1" table:formula="of:=[.M6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6]+360*[.O66]" office:value-type="float" office:value="-20.753057470156">
            <text:p>-20.7530574702</text:p>
          </table:table-cell>
          <table:table-cell table:style-name="ce1" table:formula="of:=ABS(([.P66]-[.F66])/[.P66])" office:value-type="float" office:value="0.0242029113161198">
            <text:p>0.0242029113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4.6708711627559">
            <text:p>-44.6708711628</text:p>
          </table:table-cell>
          <table:table-cell table:style-name="Default" office:value-type="float" office:value="121.872521856064">
            <text:p>121.8725218561</text:p>
          </table:table-cell>
          <table:table-cell table:style-name="Default" office:value-type="float" office:value="-0.0278690036674938">
            <text:p>-0.0278690037</text:p>
          </table:table-cell>
          <table:table-cell table:style-name="Default" office:value-type="float" office:value="-20.2851676562734">
            <text:p>-20.2851676563</text:p>
          </table:table-cell>
          <table:table-cell table:style-name="Default" office:value-type="float" office:value="-0.0162970685138525">
            <text:p>-0.0162970685</text:p>
          </table:table-cell>
          <table:table-cell table:style-name="Default" office:value-type="float" office:value="-20.2834243881844">
            <text:p>-20.2834243882</text:p>
          </table:table-cell>
          <table:table-cell table:style-name="Default" office:value-type="float" office:value="-45.9485256859448">
            <text:p>-45.9485256859</text:p>
          </table:table-cell>
          <table:table-cell table:style-name="Default" office:value-type="float" office:value="98.9051460965932">
            <text:p>98.9051460966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7]*0.1" office:value-type="float" office:value="-12.928579797069">
            <text:p>-12.9285797971</text:p>
          </table:table-cell>
          <table:table-cell table:style-name="ce1" table:formula="of:=[.M6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7]+360*[.O67]" office:value-type="float" office:value="-20.753057470156">
            <text:p>-20.7530574702</text:p>
          </table:table-cell>
          <table:table-cell table:style-name="ce1" table:formula="of:=ABS(([.P67]-[.F67])/[.P67])" office:value-type="float" office:value="0.0225455846472488">
            <text:p>0.0225455846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6.0511667964136">
            <text:p>-46.0511667964</text:p>
          </table:table-cell>
          <table:table-cell table:style-name="Default" office:value-type="float" office:value="111.189316311495">
            <text:p>111.1893163115</text:p>
          </table:table-cell>
          <table:table-cell table:style-name="Default" office:value-type="float" office:value="-0.0171493034236939">
            <text:p>-0.0171493034</text:p>
          </table:table-cell>
          <table:table-cell table:style-name="Default" office:value-type="float" office:value="-20.3117023088638">
            <text:p>-20.3117023089</text:p>
          </table:table-cell>
          <table:table-cell table:style-name="Default" office:value-type="float" office:value="-0.0178401657759737">
            <text:p>-0.0178401658</text:p>
          </table:table-cell>
          <table:table-cell table:style-name="Default" office:value-type="float" office:value="-20.310502915882">
            <text:p>-20.3105029159</text:p>
          </table:table-cell>
          <table:table-cell table:style-name="Default" office:value-type="float" office:value="-45.8490641999006">
            <text:p>-45.8490641999</text:p>
          </table:table-cell>
          <table:table-cell table:style-name="Default" office:value-type="float" office:value="98.5565489906122">
            <text:p>98.5565489906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8]*0.1" office:value-type="float" office:value="-12.928579797069">
            <text:p>-12.9285797971</text:p>
          </table:table-cell>
          <table:table-cell table:style-name="ce1" table:formula="of:=[.M68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8]+360*[.O68]" office:value-type="float" office:value="-20.753057470156">
            <text:p>-20.7530574702</text:p>
          </table:table-cell>
          <table:table-cell table:style-name="ce1" table:formula="of:=ABS(([.P68]-[.F68])/[.P68])" office:value-type="float" office:value="0.0212669946067905">
            <text:p>0.0212669946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5.87391716365">
            <text:p>-45.8739171637</text:p>
          </table:table-cell>
          <table:table-cell table:style-name="Default" office:value-type="float" office:value="111.756048203739">
            <text:p>111.7560482037</text:p>
          </table:table-cell>
          <table:table-cell table:style-name="Default" office:value-type="float" office:value="-0.0171955128832595">
            <text:p>-0.0171955129</text:p>
          </table:table-cell>
          <table:table-cell table:style-name="Default" office:value-type="float" office:value="-20.3213463575351">
            <text:p>-20.3213463575</text:p>
          </table:table-cell>
          <table:table-cell table:style-name="Default" office:value-type="float" office:value="-0.0173942275211925">
            <text:p>-0.0173942275</text:p>
          </table:table-cell>
          <table:table-cell table:style-name="Default" office:value-type="float" office:value="-20.3224712902144">
            <text:p>-20.3224712902</text:p>
          </table:table-cell>
          <table:table-cell table:style-name="Default" office:value-type="float" office:value="-45.9816247858091">
            <text:p>-45.9816247858</text:p>
          </table:table-cell>
          <table:table-cell table:style-name="Default" office:value-type="float" office:value="96.7813703987339">
            <text:p>96.7813703987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69]*0.1" office:value-type="float" office:value="-12.928579797069">
            <text:p>-12.9285797971</text:p>
          </table:table-cell>
          <table:table-cell table:style-name="ce1" table:formula="of:=[.M69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69]+360*[.O69]" office:value-type="float" office:value="-20.753057470156">
            <text:p>-20.7530574702</text:p>
          </table:table-cell>
          <table:table-cell table:style-name="ce1" table:formula="of:=ABS(([.P69]-[.F69])/[.P69])" office:value-type="float" office:value="0.0208022896501755">
            <text:p>0.0208022897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6.8966619759095">
            <text:p>-46.8966619759</text:p>
          </table:table-cell>
          <table:table-cell table:style-name="Default" office:value-type="float" office:value="112.055016411025">
            <text:p>112.055016411</text:p>
          </table:table-cell>
          <table:table-cell table:style-name="Default" office:value-type="float" office:value="-0.00747580650195007">
            <text:p>-0.0074758065</text:p>
          </table:table-cell>
          <table:table-cell table:style-name="Default" office:value-type="float" office:value="-20.3693387759126">
            <text:p>-20.3693387759</text:p>
          </table:table-cell>
          <table:table-cell table:style-name="Default" office:value-type="float" office:value="-0.0272972651468574">
            <text:p>-0.0272972651</text:p>
          </table:table-cell>
          <table:table-cell table:style-name="Default" office:value-type="float" office:value="-20.3966739443054">
            <text:p>-20.3966739443</text:p>
          </table:table-cell>
          <table:table-cell table:style-name="Default" office:value-type="float" office:value="-47.6932925330098">
            <text:p>-47.693292533</text:p>
          </table:table-cell>
          <table:table-cell table:style-name="Default" office:value-type="float" office:value="111.478417540232">
            <text:p>111.4784175402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0]*0.1" office:value-type="float" office:value="-12.928579797069">
            <text:p>-12.9285797971</text:p>
          </table:table-cell>
          <table:table-cell table:style-name="ce1" table:formula="of:=[.M70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0]+360*[.O70]" office:value-type="float" office:value="-20.753057470156">
            <text:p>-20.7530574702</text:p>
          </table:table-cell>
          <table:table-cell table:style-name="ce1" table:formula="of:=ABS(([.P70]-[.F70])/[.P70])" office:value-type="float" office:value="0.018489742766589">
            <text:p>0.0184897428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7.3440260840129">
            <text:p>-47.344026084</text:p>
          </table:table-cell>
          <table:table-cell table:style-name="Default" office:value-type="float" office:value="112.862793711057">
            <text:p>112.8627937111</text:p>
          </table:table-cell>
          <table:table-cell table:style-name="Default" office:value-type="float" office:value="-0.00747074452227396">
            <text:p>-0.0074707445</text:p>
          </table:table-cell>
          <table:table-cell table:style-name="Default" office:value-type="float" office:value="-20.379368036117">
            <text:p>-20.3793680361</text:p>
          </table:table-cell>
          <table:table-cell table:style-name="Default" office:value-type="float" office:value="-0.0272944356963493">
            <text:p>-0.0272944357</text:p>
          </table:table-cell>
          <table:table-cell table:style-name="Default" office:value-type="float" office:value="-20.4067622641696">
            <text:p>-20.4067622642</text:p>
          </table:table-cell>
          <table:table-cell table:style-name="Default" office:value-type="float" office:value="-47.8604932605132">
            <text:p>-47.8604932605</text:p>
          </table:table-cell>
          <table:table-cell table:style-name="Default" office:value-type="float" office:value="114.589342723049">
            <text:p>114.589342723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1]*0.1" office:value-type="float" office:value="-12.928579797069">
            <text:p>-12.9285797971</text:p>
          </table:table-cell>
          <table:table-cell table:style-name="ce1" table:formula="of:=[.M71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1]+360*[.O71]" office:value-type="float" office:value="-20.753057470156">
            <text:p>-20.7530574702</text:p>
          </table:table-cell>
          <table:table-cell table:style-name="ce1" table:formula="of:=ABS(([.P71]-[.F71])/[.P71])" office:value-type="float" office:value="0.0180064761337652">
            <text:p>0.0180064761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7.6650255174885">
            <text:p>-47.6650255175</text:p>
          </table:table-cell>
          <table:table-cell table:style-name="Default" office:value-type="float" office:value="112.910209621565">
            <text:p>112.9102096216</text:p>
          </table:table-cell>
          <table:table-cell table:style-name="Default" office:value-type="float" office:value="-0.00746504000264213">
            <text:p>-0.00746504</text:p>
          </table:table-cell>
          <table:table-cell table:style-name="Default" office:value-type="float" office:value="-20.3841685875222">
            <text:p>-20.3841685875</text:p>
          </table:table-cell>
          <table:table-cell table:style-name="Default" office:value-type="float" office:value="-0.0272942102880309">
            <text:p>-0.0272942103</text:p>
          </table:table-cell>
          <table:table-cell table:style-name="Default" office:value-type="float" office:value="-20.4115966729337">
            <text:p>-20.4115966729</text:p>
          </table:table-cell>
          <table:table-cell table:style-name="Default" office:value-type="float" office:value="-47.8742737452723">
            <text:p>-47.8742737453</text:p>
          </table:table-cell>
          <table:table-cell table:style-name="Default" office:value-type="float" office:value="116.795890861882">
            <text:p>116.7958908619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2]*0.1" office:value-type="float" office:value="-12.928579797069">
            <text:p>-12.9285797971</text:p>
          </table:table-cell>
          <table:table-cell table:style-name="ce1" table:formula="of:=[.M72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2]+360*[.O72]" office:value-type="float" office:value="-20.753057470156">
            <text:p>-20.7530574702</text:p>
          </table:table-cell>
          <table:table-cell table:style-name="ce1" table:formula="of:=ABS(([.P72]-[.F72])/[.P72])" office:value-type="float" office:value="0.0177751583430202">
            <text:p>0.0177751583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7.4045318359073">
            <text:p>-47.4045318359</text:p>
          </table:table-cell>
          <table:table-cell table:style-name="Default" office:value-type="float" office:value="110.219261441426">
            <text:p>110.2192614414</text:p>
          </table:table-cell>
          <table:table-cell table:style-name="Default" office:value-type="float" office:value="-0.00746968557333011">
            <text:p>-0.0074696856</text:p>
          </table:table-cell>
          <table:table-cell table:style-name="Default" office:value-type="float" office:value="-20.4016581203223">
            <text:p>-20.4016581203</text:p>
          </table:table-cell>
          <table:table-cell table:style-name="Default" office:value-type="float" office:value="-0.0273020950873647">
            <text:p>-0.0273020951</text:p>
          </table:table-cell>
          <table:table-cell table:style-name="Default" office:value-type="float" office:value="-20.4291018344934">
            <text:p>-20.4291018345</text:p>
          </table:table-cell>
          <table:table-cell table:style-name="Default" office:value-type="float" office:value="-47.4513011089117">
            <text:p>-47.4513011089</text:p>
          </table:table-cell>
          <table:table-cell table:style-name="Default" office:value-type="float" office:value="115.151252881411">
            <text:p>115.1512528814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3]*0.1" office:value-type="float" office:value="-12.928579797069">
            <text:p>-12.9285797971</text:p>
          </table:table-cell>
          <table:table-cell table:style-name="ce1" table:formula="of:=[.M73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3]+360*[.O73]" office:value-type="float" office:value="-20.753057470156">
            <text:p>-20.7530574702</text:p>
          </table:table-cell>
          <table:table-cell table:style-name="ce1" table:formula="of:=ABS(([.P73]-[.F73])/[.P73])" office:value-type="float" office:value="0.0169324134691505">
            <text:p>0.0169324135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7.3573523758586">
            <text:p>-47.3573523759</text:p>
          </table:table-cell>
          <table:table-cell table:style-name="Default" office:value-type="float" office:value="110.617307981352">
            <text:p>110.6173079814</text:p>
          </table:table-cell>
          <table:table-cell table:style-name="Default" office:value-type="float" office:value="-0.00752780830606859">
            <text:p>-0.0075278083</text:p>
          </table:table-cell>
          <table:table-cell table:style-name="Default" office:value-type="float" office:value="-20.4094159291177">
            <text:p>-20.4094159291</text:p>
          </table:table-cell>
          <table:table-cell table:style-name="Default" office:value-type="float" office:value="-0.027302970235589">
            <text:p>-0.0273029702</text:p>
          </table:table-cell>
          <table:table-cell table:style-name="Default" office:value-type="float" office:value="-20.4362375328129">
            <text:p>-20.4362375328</text:p>
          </table:table-cell>
          <table:table-cell table:style-name="Default" office:value-type="float" office:value="-47.5140425739245">
            <text:p>-47.5140425739</text:p>
          </table:table-cell>
          <table:table-cell table:style-name="Default" office:value-type="float" office:value="114.799735411718">
            <text:p>114.7997354117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4]*0.1" office:value-type="float" office:value="-12.928579797069">
            <text:p>-12.9285797971</text:p>
          </table:table-cell>
          <table:table-cell table:style-name="ce1" table:formula="of:=[.M74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4]+360*[.O74]" office:value-type="float" office:value="-20.753057470156">
            <text:p>-20.7530574702</text:p>
          </table:table-cell>
          <table:table-cell table:style-name="ce1" table:formula="of:=ABS(([.P74]-[.F74])/[.P74])" office:value-type="float" office:value="0.0165585982466679">
            <text:p>0.0165585982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7.1067710519433">
            <text:p>-47.1067710519</text:p>
          </table:table-cell>
          <table:table-cell table:style-name="Default" office:value-type="float" office:value="109.9981294592">
            <text:p>109.9981294592</text:p>
          </table:table-cell>
          <table:table-cell table:style-name="Default" office:value-type="float" office:value="-0.00756517040265114">
            <text:p>-0.0075651704</text:p>
          </table:table-cell>
          <table:table-cell table:style-name="Default" office:value-type="float" office:value="-20.4171662146749">
            <text:p>-20.4171662147</text:p>
          </table:table-cell>
          <table:table-cell table:style-name="Default" office:value-type="float" office:value="-0.0270771838378318">
            <text:p>-0.0270771838</text:p>
          </table:table-cell>
          <table:table-cell table:style-name="Default" office:value-type="float" office:value="-20.4405302816131">
            <text:p>-20.4405302816</text:p>
          </table:table-cell>
          <table:table-cell table:style-name="Default" office:value-type="float" office:value="-47.4355488863026">
            <text:p>-47.4355488863</text:p>
          </table:table-cell>
          <table:table-cell table:style-name="Default" office:value-type="float" office:value="112.899878360485">
            <text:p>112.8998783605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5]*0.1" office:value-type="float" office:value="-12.928579797069">
            <text:p>-12.9285797971</text:p>
          </table:table-cell>
          <table:table-cell table:style-name="ce1" table:formula="of:=[.M75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5]+360*[.O75]" office:value-type="float" office:value="-20.753057470156">
            <text:p>-20.7530574702</text:p>
          </table:table-cell>
          <table:table-cell table:style-name="ce1" table:formula="of:=ABS(([.P75]-[.F75])/[.P75])" office:value-type="float" office:value="0.0161851455364662">
            <text:p>0.0161851455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7.5532093207919">
            <text:p>-47.5532093208</text:p>
          </table:table-cell>
          <table:table-cell table:style-name="Default" office:value-type="float" office:value="107.613490466406">
            <text:p>107.6134904664</text:p>
          </table:table-cell>
          <table:table-cell table:style-name="Default" office:value-type="float" office:value="-0.00755683284654918">
            <text:p>-0.0075568328</text:p>
          </table:table-cell>
          <table:table-cell table:style-name="Default" office:value-type="float" office:value="-20.4291296694546">
            <text:p>-20.4291296695</text:p>
          </table:table-cell>
          <table:table-cell table:style-name="Default" office:value-type="float" office:value="-0.0270829594877238">
            <text:p>-0.0270829595</text:p>
          </table:table-cell>
          <table:table-cell table:style-name="Default" office:value-type="float" office:value="-20.4525794627606">
            <text:p>-20.4525794628</text:p>
          </table:table-cell>
          <table:table-cell table:style-name="Default" office:value-type="float" office:value="-47.1268241208213">
            <text:p>-47.1268241208</text:p>
          </table:table-cell>
          <table:table-cell table:style-name="Default" office:value-type="float" office:value="116.067241511555">
            <text:p>116.0672415116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6]*0.1" office:value-type="float" office:value="-12.928579797069">
            <text:p>-12.9285797971</text:p>
          </table:table-cell>
          <table:table-cell table:style-name="ce1" table:formula="of:=[.M7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6]+360*[.O76]" office:value-type="float" office:value="-20.753057470156">
            <text:p>-20.7530574702</text:p>
          </table:table-cell>
          <table:table-cell table:style-name="ce1" table:formula="of:=ABS(([.P76]-[.F76])/[.P76])" office:value-type="float" office:value="0.0156086784401406">
            <text:p>0.0156086784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47.6729546336237">
            <text:p>-47.6729546336</text:p>
          </table:table-cell>
          <table:table-cell table:style-name="Default" office:value-type="float" office:value="106.629819730674">
            <text:p>106.6298197307</text:p>
          </table:table-cell>
          <table:table-cell table:style-name="Default" office:value-type="float" office:value="-0.00719936881902948">
            <text:p>-0.0071993688</text:p>
          </table:table-cell>
          <table:table-cell table:style-name="Default" office:value-type="float" office:value="-20.4380220412704">
            <text:p>-20.4380220413</text:p>
          </table:table-cell>
          <table:table-cell table:style-name="Default" office:value-type="float" office:value="-0.0265096922054254">
            <text:p>-0.0265096922</text:p>
          </table:table-cell>
          <table:table-cell table:style-name="Default" office:value-type="float" office:value="-20.4619065400699">
            <text:p>-20.4619065401</text:p>
          </table:table-cell>
          <table:table-cell table:style-name="Default" office:value-type="float" office:value="-47.3838183502389">
            <text:p>-47.3838183502</text:p>
          </table:table-cell>
          <table:table-cell table:style-name="Default" office:value-type="float" office:value="115.855023954035">
            <text:p>115.855023954</text:p>
          </table:table-cell>
          <table:table-cell table:style-name="Default"/>
          <table:table-cell table:style-name="ce1" office:value-type="float" office:value="129.28579797069">
            <text:p>129.2857979707</text:p>
          </table:table-cell>
          <table:table-cell table:style-name="ce1" table:formula="of:=-[.L77]*0.1" office:value-type="float" office:value="-12.928579797069">
            <text:p>-12.9285797971</text:p>
          </table:table-cell>
          <table:table-cell table:style-name="ce1" table:formula="of:=[.M7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77]+360*[.O77]" office:value-type="float" office:value="-20.753057470156">
            <text:p>-20.7530574702</text:p>
          </table:table-cell>
          <table:table-cell table:style-name="ce1" table:formula="of:=ABS(([.P77]-[.F77])/[.P77])" office:value-type="float" office:value="0.0151801935372009">
            <text:p>0.0151801935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style-name="Default" office:value-type="string">
            <text:p>|S11|</text:p>
          </table:table-cell>
          <table:table-cell table:style-name="Default" table:number-columns-repeated="7"/>
          <table:table-cell table:number-columns-repeated="5"/>
          <table:table-cell office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setup,s</text:p>
          </table:table-cell>
          <table:table-cell office:value-type="string">
            <text:p>solve,s</text:p>
          </table:table-cell>
          <table:table-cell office:value-type="string">
            <text:p>setup RO, s</text:p>
          </table:table-cell>
          <table:table-cell office:value-type="string">
            <text:p>solve RO, s</text:p>
          </table:table-cell>
          <table:table-cell table:style-name="Default" office:value-type="string">
            <text:p>refine,s</text:p>
          </table:table-cell>
          <table:table-cell table:style-name="Default" office:value-type="string">
            <text:p>relative error</text:p>
          </table:table-cell>
          <table:table-cell office:value-type="string">
            <text:p>total time</text:p>
          </table:table-cell>
          <table:table-cell table:style-name="Default" office:value-type="string">
            <text:p>cummulative run time</text:p>
          </table:table-cell>
          <table:table-cell table:number-columns-repeated="2"/>
          <table:table-cell>
            <draw:frame table:end-cell-address="Sheet1.T102" table:end-x="0.8197in" table:end-y="0.1087in" draw:z-index="1" draw:style-name="gr1" draw:text-style-name="P1" svg:width="6.6854in" svg:height="3.5429in" svg:x="0.0197in" svg:y="0.0815in">
              <draw:object draw:notify-on-update-of-ranges="Sheet1.A46:Sheet1.A77 Sheet1.D78:Sheet1.D78 Sheet1.C46:Sheet1.C77 Sheet1.A46:Sheet1.A77 Sheet1.Q78:Sheet1.Q78 Sheet1.Q46:Sheet1.Q7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414">
            <text:p>2414</text:p>
          </table:table-cell>
          <table:table-cell office:value-type="float" office:value="0.649554">
            <text:p>0.649554</text:p>
          </table:table-cell>
          <table:table-cell office:value-type="float" office:value="0.504614">
            <text:p>0.504614</text:p>
          </table:table-cell>
          <table:table-cell office:value-type="float" office:value="0.542564">
            <text:p>0.542564</text:p>
          </table:table-cell>
          <table:table-cell office:value-type="float" office:value="0.137965">
            <text:p>0.137965</text:p>
          </table:table-cell>
          <table:table-cell office:value-type="float" office:value="0.00176889">
            <text:p>0.00176889</text:p>
          </table:table-cell>
          <table:table-cell/>
          <table:table-cell table:style-name="Default" table:formula="of:=SUM([.E83:.I83])" office:value-type="float" office:value="1.18691189">
            <text:p>1.18691189</text:p>
          </table:table-cell>
          <table:table-cell table:style-name="Default" table:formula="of:=[.J83]" office:value-type="float" office:value="1.18691189">
            <text:p>1.18691189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992">
            <text:p>2992</text:p>
          </table:table-cell>
          <table:table-cell office:value-type="float" office:value="0.685167">
            <text:p>0.685167</text:p>
          </table:table-cell>
          <table:table-cell office:value-type="float" office:value="0.724954">
            <text:p>0.724954</text:p>
          </table:table-cell>
          <table:table-cell office:value-type="float" office:value="0.508787">
            <text:p>0.508787</text:p>
          </table:table-cell>
          <table:table-cell office:value-type="float" office:value="0.184094">
            <text:p>0.184094</text:p>
          </table:table-cell>
          <table:table-cell office:value-type="float" office:value="0.00209606">
            <text:p>0.00209606</text:p>
          </table:table-cell>
          <table:table-cell office:value-type="float" office:value="0.0618307">
            <text:p>0.0618307</text:p>
          </table:table-cell>
          <table:table-cell table:style-name="Default" table:formula="of:=SUM([.E84:.I84])" office:value-type="float" office:value="1.48176176">
            <text:p>1.48176176</text:p>
          </table:table-cell>
          <table:table-cell table:style-name="Default" table:formula="of:=[.K83]+[.J84]" office:value-type="float" office:value="2.66867365">
            <text:p>2.6686736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3344">
            <text:p>3344</text:p>
          </table:table-cell>
          <table:table-cell office:value-type="float" office:value="0.696702">
            <text:p>0.696702</text:p>
          </table:table-cell>
          <table:table-cell office:value-type="float" office:value="0.865119">
            <text:p>0.865119</text:p>
          </table:table-cell>
          <table:table-cell office:value-type="float" office:value="0.522748">
            <text:p>0.522748</text:p>
          </table:table-cell>
          <table:table-cell office:value-type="float" office:value="0.215315">
            <text:p>0.215315</text:p>
          </table:table-cell>
          <table:table-cell office:value-type="float" office:value="0.00245761">
            <text:p>0.00245761</text:p>
          </table:table-cell>
          <table:table-cell office:value-type="float" office:value="0.0756897">
            <text:p>0.0756897</text:p>
          </table:table-cell>
          <table:table-cell table:style-name="Default" table:formula="of:=SUM([.E85:.I85])" office:value-type="float" office:value="1.68132931">
            <text:p>1.68132931</text:p>
          </table:table-cell>
          <table:table-cell table:style-name="Default" table:formula="of:=[.K84]+[.J85]" office:value-type="float" office:value="4.35000296">
            <text:p>4.35000296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  <table:table-cell office:value-type="float" office:value="3876">
            <text:p>3876</text:p>
          </table:table-cell>
          <table:table-cell office:value-type="float" office:value="0.728937">
            <text:p>0.728937</text:p>
          </table:table-cell>
          <table:table-cell office:value-type="float" office:value="1.06099">
            <text:p>1.06099</text:p>
          </table:table-cell>
          <table:table-cell office:value-type="float" office:value="0.542336">
            <text:p>0.542336</text:p>
          </table:table-cell>
          <table:table-cell office:value-type="float" office:value="0.244177">
            <text:p>0.244177</text:p>
          </table:table-cell>
          <table:table-cell office:value-type="float" office:value="0.00279957">
            <text:p>0.00279957</text:p>
          </table:table-cell>
          <table:table-cell office:value-type="float" office:value="0.103581">
            <text:p>0.103581</text:p>
          </table:table-cell>
          <table:table-cell table:style-name="Default" table:formula="of:=SUM([.E86:.I86])" office:value-type="float" office:value="1.95388357">
            <text:p>1.95388357</text:p>
          </table:table-cell>
          <table:table-cell table:style-name="Default" table:formula="of:=[.K85]+[.J86]" office:value-type="float" office:value="6.30388653">
            <text:p>6.30388653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9">
            <text:p>539</text:p>
          </table:table-cell>
          <table:table-cell office:value-type="float" office:value="4146">
            <text:p>4146</text:p>
          </table:table-cell>
          <table:table-cell office:value-type="float" office:value="0.71014">
            <text:p>0.71014</text:p>
          </table:table-cell>
          <table:table-cell office:value-type="float" office:value="1.27741">
            <text:p>1.27741</text:p>
          </table:table-cell>
          <table:table-cell office:value-type="float" office:value="0.504138">
            <text:p>0.504138</text:p>
          </table:table-cell>
          <table:table-cell office:value-type="float" office:value="0.300657">
            <text:p>0.300657</text:p>
          </table:table-cell>
          <table:table-cell office:value-type="float" office:value="0.00306942">
            <text:p>0.00306942</text:p>
          </table:table-cell>
          <table:table-cell office:value-type="float" office:value="0.012981">
            <text:p>0.012981</text:p>
          </table:table-cell>
          <table:table-cell table:style-name="Default" table:formula="of:=SUM([.E87:.I87])" office:value-type="float" office:value="2.09825542">
            <text:p>2.09825542</text:p>
          </table:table-cell>
          <table:table-cell table:style-name="Default" table:formula="of:=[.K86]+[.J87]" office:value-type="float" office:value="8.40214195">
            <text:p>8.40214195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8">
            <text:p>588</text:p>
          </table:table-cell>
          <table:table-cell office:value-type="float" office:value="4478">
            <text:p>4478</text:p>
          </table:table-cell>
          <table:table-cell office:value-type="float" office:value="0.769263">
            <text:p>0.769263</text:p>
          </table:table-cell>
          <table:table-cell office:value-type="float" office:value="1.3845">
            <text:p>1.3845</text:p>
          </table:table-cell>
          <table:table-cell office:value-type="float" office:value="0.53144">
            <text:p>0.53144</text:p>
          </table:table-cell>
          <table:table-cell office:value-type="float" office:value="0.299491">
            <text:p>0.299491</text:p>
          </table:table-cell>
          <table:table-cell office:value-type="float" office:value="0.00341626">
            <text:p>0.00341626</text:p>
          </table:table-cell>
          <table:table-cell office:value-type="float" office:value="0.0540601">
            <text:p>0.0540601</text:p>
          </table:table-cell>
          <table:table-cell table:style-name="Default" table:formula="of:=SUM([.E88:.I88])" office:value-type="float" office:value="2.27290736">
            <text:p>2.27290736</text:p>
          </table:table-cell>
          <table:table-cell table:style-name="Default" table:formula="of:=[.K87]+[.J88]" office:value-type="float" office:value="10.67504931">
            <text:p>10.67504931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1">
            <text:p>661</text:p>
          </table:table-cell>
          <table:table-cell office:value-type="float" office:value="4958">
            <text:p>4958</text:p>
          </table:table-cell>
          <table:table-cell office:value-type="float" office:value="0.795449">
            <text:p>0.795449</text:p>
          </table:table-cell>
          <table:table-cell office:value-type="float" office:value="1.83131">
            <text:p>1.83131</text:p>
          </table:table-cell>
          <table:table-cell office:value-type="float" office:value="0.479428">
            <text:p>0.479428</text:p>
          </table:table-cell>
          <table:table-cell office:value-type="float" office:value="0.327789">
            <text:p>0.327789</text:p>
          </table:table-cell>
          <table:table-cell office:value-type="float" office:value="0.00396244">
            <text:p>0.00396244</text:p>
          </table:table-cell>
          <table:table-cell office:value-type="float" office:value="0.585108">
            <text:p>0.585108</text:p>
          </table:table-cell>
          <table:table-cell table:style-name="Default" table:formula="of:=SUM([.E89:.I89])" office:value-type="float" office:value="3.22759744">
            <text:p>3.22759744</text:p>
          </table:table-cell>
          <table:table-cell table:style-name="Default" table:formula="of:=[.K88]+[.J89]" office:value-type="float" office:value="13.90264675">
            <text:p>13.90264675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5544">
            <text:p>5544</text:p>
          </table:table-cell>
          <table:table-cell office:value-type="float" office:value="0.812493">
            <text:p>0.812493</text:p>
          </table:table-cell>
          <table:table-cell office:value-type="float" office:value="2.38841">
            <text:p>2.38841</text:p>
          </table:table-cell>
          <table:table-cell office:value-type="float" office:value="0.523129">
            <text:p>0.523129</text:p>
          </table:table-cell>
          <table:table-cell office:value-type="float" office:value="0.388225">
            <text:p>0.388225</text:p>
          </table:table-cell>
          <table:table-cell office:value-type="float" office:value="0.00423076">
            <text:p>0.00423076</text:p>
          </table:table-cell>
          <table:table-cell office:value-type="float" office:value="0.0344691">
            <text:p>0.0344691</text:p>
          </table:table-cell>
          <table:table-cell table:style-name="Default" table:formula="of:=SUM([.E90:.I90])" office:value-type="float" office:value="3.33846386">
            <text:p>3.33846386</text:p>
          </table:table-cell>
          <table:table-cell table:style-name="Default" table:formula="of:=[.K89]+[.J90]" office:value-type="float" office:value="17.24111061">
            <text:p>17.24111061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5740">
            <text:p>5740</text:p>
          </table:table-cell>
          <table:table-cell office:value-type="float" office:value="0.845838">
            <text:p>0.845838</text:p>
          </table:table-cell>
          <table:table-cell office:value-type="float" office:value="2.2725">
            <text:p>2.2725</text:p>
          </table:table-cell>
          <table:table-cell office:value-type="float" office:value="0.519408">
            <text:p>0.519408</text:p>
          </table:table-cell>
          <table:table-cell office:value-type="float" office:value="0.393107">
            <text:p>0.393107</text:p>
          </table:table-cell>
          <table:table-cell office:value-type="float" office:value="0.00455674">
            <text:p>0.00455674</text:p>
          </table:table-cell>
          <table:table-cell office:value-type="float" office:value="0.0248395">
            <text:p>0.0248395</text:p>
          </table:table-cell>
          <table:table-cell table:style-name="Default" table:formula="of:=SUM([.E91:.I91])" office:value-type="float" office:value="3.21441124">
            <text:p>3.21441124</text:p>
          </table:table-cell>
          <table:table-cell table:style-name="Default" table:formula="of:=[.K90]+[.J91]" office:value-type="float" office:value="20.45552185">
            <text:p>20.45552185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5">
            <text:p>845</text:p>
          </table:table-cell>
          <table:table-cell office:value-type="float" office:value="6184">
            <text:p>6184</text:p>
          </table:table-cell>
          <table:table-cell office:value-type="float" office:value="0.869996">
            <text:p>0.869996</text:p>
          </table:table-cell>
          <table:table-cell office:value-type="float" office:value="2.56513">
            <text:p>2.56513</text:p>
          </table:table-cell>
          <table:table-cell office:value-type="float" office:value="0.511334">
            <text:p>0.511334</text:p>
          </table:table-cell>
          <table:table-cell office:value-type="float" office:value="0.425918">
            <text:p>0.425918</text:p>
          </table:table-cell>
          <table:table-cell office:value-type="float" office:value="0.00520444">
            <text:p>0.00520444</text:p>
          </table:table-cell>
          <table:table-cell office:value-type="float" office:value="0.0219643">
            <text:p>0.0219643</text:p>
          </table:table-cell>
          <table:table-cell table:style-name="Default" table:formula="of:=SUM([.E92:.I92])" office:value-type="float" office:value="3.52955074">
            <text:p>3.52955074</text:p>
          </table:table-cell>
          <table:table-cell table:style-name="Default" table:formula="of:=[.K91]+[.J92]" office:value-type="float" office:value="23.98507259">
            <text:p>23.98507259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8">
            <text:p>968</text:p>
          </table:table-cell>
          <table:table-cell office:value-type="float" office:value="7028">
            <text:p>7028</text:p>
          </table:table-cell>
          <table:table-cell office:value-type="float" office:value="0.894116">
            <text:p>0.894116</text:p>
          </table:table-cell>
          <table:table-cell office:value-type="float" office:value="3.2204">
            <text:p>3.2204</text:p>
          </table:table-cell>
          <table:table-cell office:value-type="float" office:value="0.482328">
            <text:p>0.482328</text:p>
          </table:table-cell>
          <table:table-cell office:value-type="float" office:value="0.501321">
            <text:p>0.501321</text:p>
          </table:table-cell>
          <table:table-cell office:value-type="float" office:value="0.00598216">
            <text:p>0.00598216</text:p>
          </table:table-cell>
          <table:table-cell office:value-type="float" office:value="0.28528">
            <text:p>0.28528</text:p>
          </table:table-cell>
          <table:table-cell table:style-name="Default" table:formula="of:=SUM([.E93:.I93])" office:value-type="float" office:value="4.49531116">
            <text:p>4.49531116</text:p>
          </table:table-cell>
          <table:table-cell table:style-name="Default" table:formula="of:=[.K92]+[.J93]" office:value-type="float" office:value="28.48038375">
            <text:p>28.48038375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41">
            <text:p>1041</text:p>
          </table:table-cell>
          <table:table-cell office:value-type="float" office:value="7522">
            <text:p>7522</text:p>
          </table:table-cell>
          <table:table-cell office:value-type="float" office:value="0.915763">
            <text:p>0.915763</text:p>
          </table:table-cell>
          <table:table-cell office:value-type="float" office:value="3.80579">
            <text:p>3.80579</text:p>
          </table:table-cell>
          <table:table-cell office:value-type="float" office:value="0.53068">
            <text:p>0.53068</text:p>
          </table:table-cell>
          <table:table-cell office:value-type="float" office:value="0.533918">
            <text:p>0.533918</text:p>
          </table:table-cell>
          <table:table-cell office:value-type="float" office:value="0.00650682">
            <text:p>0.00650682</text:p>
          </table:table-cell>
          <table:table-cell office:value-type="float" office:value="0.122702">
            <text:p>0.122702</text:p>
          </table:table-cell>
          <table:table-cell table:style-name="Default" table:formula="of:=SUM([.E94:.I94])" office:value-type="float" office:value="4.99959682">
            <text:p>4.99959682</text:p>
          </table:table-cell>
          <table:table-cell table:style-name="Default" table:formula="of:=[.K93]+[.J94]" office:value-type="float" office:value="33.47998057">
            <text:p>33.47998057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21">
            <text:p>1121</text:p>
          </table:table-cell>
          <table:table-cell office:value-type="float" office:value="8086">
            <text:p>8086</text:p>
          </table:table-cell>
          <table:table-cell office:value-type="float" office:value="0.956325">
            <text:p>0.956325</text:p>
          </table:table-cell>
          <table:table-cell office:value-type="float" office:value="3.97813">
            <text:p>3.97813</text:p>
          </table:table-cell>
          <table:table-cell office:value-type="float" office:value="0.501595">
            <text:p>0.501595</text:p>
          </table:table-cell>
          <table:table-cell office:value-type="float" office:value="0.574572">
            <text:p>0.574572</text:p>
          </table:table-cell>
          <table:table-cell office:value-type="float" office:value="0.0077628">
            <text:p>0.0077628</text:p>
          </table:table-cell>
          <table:table-cell office:value-type="float" office:value="0.0916192">
            <text:p>0.0916192</text:p>
          </table:table-cell>
          <table:table-cell table:style-name="Default" table:formula="of:=SUM([.E95:.I95])" office:value-type="float" office:value="5.153679">
            <text:p>5.153679</text:p>
          </table:table-cell>
          <table:table-cell table:style-name="Default" table:formula="of:=[.K94]+[.J95]" office:value-type="float" office:value="38.63365957">
            <text:p>38.63365957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2">
            <text:p>1372</text:p>
          </table:table-cell>
          <table:table-cell office:value-type="float" office:value="9796">
            <text:p>9796</text:p>
          </table:table-cell>
          <table:table-cell office:value-type="float" office:value="1.01824">
            <text:p>1.01824</text:p>
          </table:table-cell>
          <table:table-cell office:value-type="float" office:value="5.61826">
            <text:p>5.61826</text:p>
          </table:table-cell>
          <table:table-cell office:value-type="float" office:value="0.554926">
            <text:p>0.554926</text:p>
          </table:table-cell>
          <table:table-cell office:value-type="float" office:value="0.747774">
            <text:p>0.747774</text:p>
          </table:table-cell>
          <table:table-cell office:value-type="float" office:value="0.00919285">
            <text:p>0.00919285</text:p>
          </table:table-cell>
          <table:table-cell office:value-type="float" office:value="0.190606">
            <text:p>0.190606</text:p>
          </table:table-cell>
          <table:table-cell table:style-name="Default" table:formula="of:=SUM([.E96:.I96])" office:value-type="float" office:value="7.12075885">
            <text:p>7.12075885</text:p>
          </table:table-cell>
          <table:table-cell table:style-name="Default" table:formula="of:=[.K95]+[.J96]" office:value-type="float" office:value="45.75441842">
            <text:p>45.7544184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37">
            <text:p>1437</text:p>
          </table:table-cell>
          <table:table-cell office:value-type="float" office:value="10240">
            <text:p>10240</text:p>
          </table:table-cell>
          <table:table-cell office:value-type="float" office:value="1.0478">
            <text:p>1.0478</text:p>
          </table:table-cell>
          <table:table-cell office:value-type="float" office:value="6.46093">
            <text:p>6.46093</text:p>
          </table:table-cell>
          <table:table-cell office:value-type="float" office:value="0.561398">
            <text:p>0.561398</text:p>
          </table:table-cell>
          <table:table-cell office:value-type="float" office:value="0.768566">
            <text:p>0.768566</text:p>
          </table:table-cell>
          <table:table-cell office:value-type="float" office:value="0.009762">
            <text:p>0.009762</text:p>
          </table:table-cell>
          <table:table-cell office:value-type="float" office:value="0.185373">
            <text:p>0.185373</text:p>
          </table:table-cell>
          <table:table-cell table:style-name="Default" table:formula="of:=SUM([.E97:.I97])" office:value-type="float" office:value="7.986029">
            <text:p>7.986029</text:p>
          </table:table-cell>
          <table:table-cell table:style-name="Default" table:formula="of:=[.K96]+[.J97]" office:value-type="float" office:value="53.74044742">
            <text:p>53.7404474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10">
            <text:p>1510</text:p>
          </table:table-cell>
          <table:table-cell office:value-type="float" office:value="10724">
            <text:p>10724</text:p>
          </table:table-cell>
          <table:table-cell office:value-type="float" office:value="1.03801">
            <text:p>1.03801</text:p>
          </table:table-cell>
          <table:table-cell office:value-type="float" office:value="6.67136">
            <text:p>6.67136</text:p>
          </table:table-cell>
          <table:table-cell office:value-type="float" office:value="0.560476">
            <text:p>0.560476</text:p>
          </table:table-cell>
          <table:table-cell office:value-type="float" office:value="0.837466">
            <text:p>0.837466</text:p>
          </table:table-cell>
          <table:table-cell office:value-type="float" office:value="0.0104025">
            <text:p>0.0104025</text:p>
          </table:table-cell>
          <table:table-cell office:value-type="float" office:value="0.0526038">
            <text:p>0.0526038</text:p>
          </table:table-cell>
          <table:table-cell table:style-name="Default" table:formula="of:=SUM([.E98:.I98])" office:value-type="float" office:value="8.1323083">
            <text:p>8.1323083</text:p>
          </table:table-cell>
          <table:table-cell table:style-name="Default" table:formula="of:=[.K97]+[.J98]" office:value-type="float" office:value="61.87275572">
            <text:p>61.87275572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64">
            <text:p>1564</text:p>
          </table:table-cell>
          <table:table-cell office:value-type="float" office:value="11092">
            <text:p>11092</text:p>
          </table:table-cell>
          <table:table-cell office:value-type="float" office:value="1.07493">
            <text:p>1.07493</text:p>
          </table:table-cell>
          <table:table-cell office:value-type="float" office:value="7.06327">
            <text:p>7.06327</text:p>
          </table:table-cell>
          <table:table-cell office:value-type="float" office:value="0.532051">
            <text:p>0.532051</text:p>
          </table:table-cell>
          <table:table-cell office:value-type="float" office:value="0.821551">
            <text:p>0.821551</text:p>
          </table:table-cell>
          <table:table-cell office:value-type="float" office:value="0.0111917">
            <text:p>0.0111917</text:p>
          </table:table-cell>
          <table:table-cell office:value-type="float" office:value="0.0319661">
            <text:p>0.0319661</text:p>
          </table:table-cell>
          <table:table-cell table:style-name="Default" table:formula="of:=SUM([.E99:.I99])" office:value-type="float" office:value="8.4600298">
            <text:p>8.4600298</text:p>
          </table:table-cell>
          <table:table-cell table:style-name="Default" table:formula="of:=[.K98]+[.J99]" office:value-type="float" office:value="70.33278552">
            <text:p>70.33278552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78">
            <text:p>1678</text:p>
          </table:table-cell>
          <table:table-cell office:value-type="float" office:value="11852">
            <text:p>11852</text:p>
          </table:table-cell>
          <table:table-cell office:value-type="float" office:value="1.12045">
            <text:p>1.12045</text:p>
          </table:table-cell>
          <table:table-cell office:value-type="float" office:value="8.45998">
            <text:p>8.45998</text:p>
          </table:table-cell>
          <table:table-cell office:value-type="float" office:value="0.555376">
            <text:p>0.555376</text:p>
          </table:table-cell>
          <table:table-cell office:value-type="float" office:value="0.932851">
            <text:p>0.932851</text:p>
          </table:table-cell>
          <table:table-cell office:value-type="float" office:value="0.0120617">
            <text:p>0.0120617</text:p>
          </table:table-cell>
          <table:table-cell office:value-type="float" office:value="0.0279534">
            <text:p>0.0279534</text:p>
          </table:table-cell>
          <table:table-cell table:style-name="Default" table:formula="of:=SUM([.E100:.I100])" office:value-type="float" office:value="9.9882221">
            <text:p>9.9882221</text:p>
          </table:table-cell>
          <table:table-cell table:style-name="Default" table:formula="of:=[.K99]+[.J100]" office:value-type="float" office:value="80.32100762">
            <text:p>80.3210076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34">
            <text:p>1734</text:p>
          </table:table-cell>
          <table:table-cell office:value-type="float" office:value="12208">
            <text:p>12208</text:p>
          </table:table-cell>
          <table:table-cell office:value-type="float" office:value="1.12428">
            <text:p>1.12428</text:p>
          </table:table-cell>
          <table:table-cell office:value-type="float" office:value="8.85758">
            <text:p>8.85758</text:p>
          </table:table-cell>
          <table:table-cell office:value-type="float" office:value="0.552939">
            <text:p>0.552939</text:p>
          </table:table-cell>
          <table:table-cell office:value-type="float" office:value="0.955608">
            <text:p>0.955608</text:p>
          </table:table-cell>
          <table:table-cell office:value-type="float" office:value="0.0131674">
            <text:p>0.0131674</text:p>
          </table:table-cell>
          <table:table-cell office:value-type="float" office:value="0.0214487">
            <text:p>0.0214487</text:p>
          </table:table-cell>
          <table:table-cell table:style-name="Default" table:formula="of:=SUM([.E101:.I101])" office:value-type="float" office:value="10.4007431">
            <text:p>10.4007431</text:p>
          </table:table-cell>
          <table:table-cell table:style-name="Default" table:formula="of:=[.K100]+[.J101]" office:value-type="float" office:value="90.72175072">
            <text:p>90.7217507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10">
            <text:p>1910</text:p>
          </table:table-cell>
          <table:table-cell office:value-type="float" office:value="13376">
            <text:p>13376</text:p>
          </table:table-cell>
          <table:table-cell office:value-type="float" office:value="1.20662">
            <text:p>1.20662</text:p>
          </table:table-cell>
          <table:table-cell office:value-type="float" office:value="12.6347">
            <text:p>12.6347</text:p>
          </table:table-cell>
          <table:table-cell office:value-type="float" office:value="0.581573">
            <text:p>0.581573</text:p>
          </table:table-cell>
          <table:table-cell office:value-type="float" office:value="1.11529">
            <text:p>1.11529</text:p>
          </table:table-cell>
          <table:table-cell office:value-type="float" office:value="0.0147844">
            <text:p>0.0147844</text:p>
          </table:table-cell>
          <table:table-cell office:value-type="float" office:value="0.0190676">
            <text:p>0.0190676</text:p>
          </table:table-cell>
          <table:table-cell table:style-name="Default" table:formula="of:=SUM([.E102:.I102])" office:value-type="float" office:value="14.365415">
            <text:p>14.365415</text:p>
          </table:table-cell>
          <table:table-cell table:style-name="Default" table:formula="of:=[.K101]+[.J102]" office:value-type="float" office:value="105.08716572">
            <text:p>105.08716572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89">
            <text:p>1989</text:p>
          </table:table-cell>
          <table:table-cell office:value-type="float" office:value="13912">
            <text:p>13912</text:p>
          </table:table-cell>
          <table:table-cell office:value-type="float" office:value="1.21336">
            <text:p>1.21336</text:p>
          </table:table-cell>
          <table:table-cell office:value-type="float" office:value="12.8433">
            <text:p>12.8433</text:p>
          </table:table-cell>
          <table:table-cell office:value-type="float" office:value="0.565034">
            <text:p>0.565034</text:p>
          </table:table-cell>
          <table:table-cell office:value-type="float" office:value="1.10222">
            <text:p>1.10222</text:p>
          </table:table-cell>
          <table:table-cell office:value-type="float" office:value="0.0160896">
            <text:p>0.0160896</text:p>
          </table:table-cell>
          <table:table-cell office:value-type="float" office:value="0.0080386">
            <text:p>0.0080386</text:p>
          </table:table-cell>
          <table:table-cell table:style-name="Default" table:formula="of:=SUM([.E103:.I103])" office:value-type="float" office:value="14.5346822">
            <text:p>14.5346822</text:p>
          </table:table-cell>
          <table:table-cell table:style-name="Default" table:formula="of:=[.K102]+[.J103]" office:value-type="float" office:value="119.62184792">
            <text:p>119.62184792</text:p>
          </table:table-cell>
          <table:table-cell table:number-columns-repeated="2"/>
          <table:table-cell>
            <draw:frame table:end-cell-address="Sheet1.T125" table:end-x="0.848in" table:end-y="0.0031in" draw:z-index="2" draw:style-name="gr1" draw:text-style-name="P1" svg:width="6.6854in" svg:height="3.5429in" svg:x="0.048in" svg:y="0.1437in">
              <draw:object draw:notify-on-update-of-ranges="Sheet1.A83:Sheet1.A114 Sheet1.B116:Sheet1.B116 Sheet1.B83:Sheet1.B114 Sheet1.A83:Sheet1.A114 Sheet1.K116:Sheet1.K116 Sheet1.K83:Sheet1.K1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80">
            <text:p>2180</text:p>
          </table:table-cell>
          <table:table-cell office:value-type="float" office:value="15152">
            <text:p>15152</text:p>
          </table:table-cell>
          <table:table-cell office:value-type="float" office:value="1.30128">
            <text:p>1.30128</text:p>
          </table:table-cell>
          <table:table-cell office:value-type="float" office:value="16.0027">
            <text:p>16.0027</text:p>
          </table:table-cell>
          <table:table-cell office:value-type="float" office:value="0.541793">
            <text:p>0.541793</text:p>
          </table:table-cell>
          <table:table-cell office:value-type="float" office:value="1.28504">
            <text:p>1.28504</text:p>
          </table:table-cell>
          <table:table-cell office:value-type="float" office:value="0.0177199">
            <text:p>0.0177199</text:p>
          </table:table-cell>
          <table:table-cell office:value-type="float" office:value="0.029932">
            <text:p>0.029932</text:p>
          </table:table-cell>
          <table:table-cell table:style-name="Default" table:formula="of:=SUM([.E104:.I104])" office:value-type="float" office:value="17.8771849">
            <text:p>17.8771849</text:p>
          </table:table-cell>
          <table:table-cell table:style-name="Default" table:formula="of:=[.K103]+[.J104]" office:value-type="float" office:value="137.49903282">
            <text:p>137.49903282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09">
            <text:p>2209</text:p>
          </table:table-cell>
          <table:table-cell office:value-type="float" office:value="15366">
            <text:p>15366</text:p>
          </table:table-cell>
          <table:table-cell office:value-type="float" office:value="1.29581">
            <text:p>1.29581</text:p>
          </table:table-cell>
          <table:table-cell office:value-type="float" office:value="16.2619">
            <text:p>16.2619</text:p>
          </table:table-cell>
          <table:table-cell office:value-type="float" office:value="0.544921">
            <text:p>0.544921</text:p>
          </table:table-cell>
          <table:table-cell office:value-type="float" office:value="1.21599">
            <text:p>1.21599</text:p>
          </table:table-cell>
          <table:table-cell office:value-type="float" office:value="0.0187536">
            <text:p>0.0187536</text:p>
          </table:table-cell>
          <table:table-cell office:value-type="float" office:value="0.0113856">
            <text:p>0.0113856</text:p>
          </table:table-cell>
          <table:table-cell table:style-name="Default" table:formula="of:=SUM([.E105:.I105])" office:value-type="float" office:value="18.0529502">
            <text:p>18.0529502</text:p>
          </table:table-cell>
          <table:table-cell table:style-name="Default" table:formula="of:=[.K104]+[.J105]" office:value-type="float" office:value="155.55198302">
            <text:p>155.5519830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10">
            <text:p>2310</text:p>
          </table:table-cell>
          <table:table-cell office:value-type="float" office:value="16038">
            <text:p>16038</text:p>
          </table:table-cell>
          <table:table-cell office:value-type="float" office:value="1.34621">
            <text:p>1.34621</text:p>
          </table:table-cell>
          <table:table-cell office:value-type="float" office:value="16.7124">
            <text:p>16.7124</text:p>
          </table:table-cell>
          <table:table-cell office:value-type="float" office:value="0.529436">
            <text:p>0.529436</text:p>
          </table:table-cell>
          <table:table-cell office:value-type="float" office:value="1.31041">
            <text:p>1.31041</text:p>
          </table:table-cell>
          <table:table-cell office:value-type="float" office:value="0.0210138">
            <text:p>0.0210138</text:p>
          </table:table-cell>
          <table:table-cell office:value-type="float" office:value="0.0183422">
            <text:p>0.0183422</text:p>
          </table:table-cell>
          <table:table-cell table:style-name="Default" table:formula="of:=SUM([.E106:.I106])" office:value-type="float" office:value="18.591602">
            <text:p>18.591602</text:p>
          </table:table-cell>
          <table:table-cell table:style-name="Default" table:formula="of:=[.K105]+[.J106]" office:value-type="float" office:value="174.14358502">
            <text:p>174.1435850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15">
            <text:p>2715</text:p>
          </table:table-cell>
          <table:table-cell office:value-type="float" office:value="18782">
            <text:p>18782</text:p>
          </table:table-cell>
          <table:table-cell office:value-type="float" office:value="1.47602">
            <text:p>1.47602</text:p>
          </table:table-cell>
          <table:table-cell office:value-type="float" office:value="26.0857">
            <text:p>26.0857</text:p>
          </table:table-cell>
          <table:table-cell office:value-type="float" office:value="0.519518">
            <text:p>0.519518</text:p>
          </table:table-cell>
          <table:table-cell office:value-type="float" office:value="1.67581">
            <text:p>1.67581</text:p>
          </table:table-cell>
          <table:table-cell office:value-type="float" office:value="0.0258522">
            <text:p>0.0258522</text:p>
          </table:table-cell>
          <table:table-cell office:value-type="float" office:value="0.217821">
            <text:p>0.217821</text:p>
          </table:table-cell>
          <table:table-cell table:style-name="Default" table:formula="of:=SUM([.E107:.I107])" office:value-type="float" office:value="28.5247012">
            <text:p>28.5247012</text:p>
          </table:table-cell>
          <table:table-cell table:style-name="Default" table:formula="of:=[.K106]+[.J107]" office:value-type="float" office:value="202.66828622">
            <text:p>202.6682862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46">
            <text:p>2946</text:p>
          </table:table-cell>
          <table:table-cell office:value-type="float" office:value="20380">
            <text:p>20380</text:p>
          </table:table-cell>
          <table:table-cell office:value-type="float" office:value="1.5255">
            <text:p>1.5255</text:p>
          </table:table-cell>
          <table:table-cell office:value-type="float" office:value="28.5745">
            <text:p>28.5745</text:p>
          </table:table-cell>
          <table:table-cell office:value-type="float" office:value="0.558352">
            <text:p>0.558352</text:p>
          </table:table-cell>
          <table:table-cell office:value-type="float" office:value="1.80631">
            <text:p>1.80631</text:p>
          </table:table-cell>
          <table:table-cell office:value-type="float" office:value="0.0282883">
            <text:p>0.0282883</text:p>
          </table:table-cell>
          <table:table-cell office:value-type="float" office:value="0.0271485">
            <text:p>0.0271485</text:p>
          </table:table-cell>
          <table:table-cell table:style-name="Default" table:formula="of:=SUM([.E108:.I108])" office:value-type="float" office:value="30.9945988">
            <text:p>30.9945988</text:p>
          </table:table-cell>
          <table:table-cell table:style-name="Default" table:formula="of:=[.K107]+[.J108]" office:value-type="float" office:value="233.66288502">
            <text:p>233.6628850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95">
            <text:p>2995</text:p>
          </table:table-cell>
          <table:table-cell office:value-type="float" office:value="20738">
            <text:p>20738</text:p>
          </table:table-cell>
          <table:table-cell office:value-type="float" office:value="1.54455">
            <text:p>1.54455</text:p>
          </table:table-cell>
          <table:table-cell office:value-type="float" office:value="31.0106">
            <text:p>31.0106</text:p>
          </table:table-cell>
          <table:table-cell office:value-type="float" office:value="0.557676">
            <text:p>0.557676</text:p>
          </table:table-cell>
          <table:table-cell office:value-type="float" office:value="1.81251">
            <text:p>1.81251</text:p>
          </table:table-cell>
          <table:table-cell office:value-type="float" office:value="0.0292587">
            <text:p>0.0292587</text:p>
          </table:table-cell>
          <table:table-cell office:value-type="float" office:value="0.0188923">
            <text:p>0.0188923</text:p>
          </table:table-cell>
          <table:table-cell table:style-name="Default" table:formula="of:=SUM([.E109:.I109])" office:value-type="float" office:value="33.428937">
            <text:p>33.428937</text:p>
          </table:table-cell>
          <table:table-cell table:style-name="Default" table:formula="of:=[.K108]+[.J109]" office:value-type="float" office:value="267.09182202">
            <text:p>267.09182202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21">
            <text:p>3121</text:p>
          </table:table-cell>
          <table:table-cell office:value-type="float" office:value="21600">
            <text:p>21600</text:p>
          </table:table-cell>
          <table:table-cell office:value-type="float" office:value="1.58555">
            <text:p>1.58555</text:p>
          </table:table-cell>
          <table:table-cell office:value-type="float" office:value="27.4542">
            <text:p>27.4542</text:p>
          </table:table-cell>
          <table:table-cell office:value-type="float" office:value="0.566447">
            <text:p>0.566447</text:p>
          </table:table-cell>
          <table:table-cell office:value-type="float" office:value="1.83652">
            <text:p>1.83652</text:p>
          </table:table-cell>
          <table:table-cell office:value-type="float" office:value="0.0314384">
            <text:p>0.0314384</text:p>
          </table:table-cell>
          <table:table-cell office:value-type="float" office:value="0.0475299">
            <text:p>0.0475299</text:p>
          </table:table-cell>
          <table:table-cell table:style-name="Default" table:formula="of:=SUM([.E110:.I110])" office:value-type="float" office:value="29.9361353">
            <text:p>29.9361353</text:p>
          </table:table-cell>
          <table:table-cell table:style-name="Default" table:formula="of:=[.K109]+[.J110]" office:value-type="float" office:value="297.02795732">
            <text:p>297.02795732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22916">
            <text:p>22916</text:p>
          </table:table-cell>
          <table:table-cell office:value-type="float" office:value="1.6655">
            <text:p>1.6655</text:p>
          </table:table-cell>
          <table:table-cell office:value-type="float" office:value="34.0706">
            <text:p>34.0706</text:p>
          </table:table-cell>
          <table:table-cell office:value-type="float" office:value="0.550262">
            <text:p>0.550262</text:p>
          </table:table-cell>
          <table:table-cell office:value-type="float" office:value="2.04587">
            <text:p>2.04587</text:p>
          </table:table-cell>
          <table:table-cell office:value-type="float" office:value="0.0345246">
            <text:p>0.0345246</text:p>
          </table:table-cell>
          <table:table-cell office:value-type="float" office:value="0.00724953">
            <text:p>0.00724953</text:p>
          </table:table-cell>
          <table:table-cell table:style-name="Default" table:formula="of:=SUM([.E111:.I111])" office:value-type="float" office:value="36.70850613">
            <text:p>36.70850613</text:p>
          </table:table-cell>
          <table:table-cell table:style-name="Default" table:formula="of:=[.K110]+[.J111]" office:value-type="float" office:value="333.73646345">
            <text:p>333.73646345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07">
            <text:p>3407</text:p>
          </table:table-cell>
          <table:table-cell office:value-type="float" office:value="23486">
            <text:p>23486</text:p>
          </table:table-cell>
          <table:table-cell office:value-type="float" office:value="1.69067">
            <text:p>1.69067</text:p>
          </table:table-cell>
          <table:table-cell office:value-type="float" office:value="37.3066">
            <text:p>37.3066</text:p>
          </table:table-cell>
          <table:table-cell office:value-type="float" office:value="0.539951">
            <text:p>0.539951</text:p>
          </table:table-cell>
          <table:table-cell office:value-type="float" office:value="2.01813">
            <text:p>2.01813</text:p>
          </table:table-cell>
          <table:table-cell office:value-type="float" office:value="0.0359833">
            <text:p>0.0359833</text:p>
          </table:table-cell>
          <table:table-cell office:value-type="float" office:value="0.0168278">
            <text:p>0.0168278</text:p>
          </table:table-cell>
          <table:table-cell table:style-name="Default" table:formula="of:=SUM([.E112:.I112])" office:value-type="float" office:value="39.9174921">
            <text:p>39.9174921</text:p>
          </table:table-cell>
          <table:table-cell table:style-name="Default" table:formula="of:=[.K111]+[.J112]" office:value-type="float" office:value="373.65395555">
            <text:p>373.65395555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71">
            <text:p>3571</text:p>
          </table:table-cell>
          <table:table-cell office:value-type="float" office:value="24558">
            <text:p>24558</text:p>
          </table:table-cell>
          <table:table-cell office:value-type="float" office:value="1.74212">
            <text:p>1.74212</text:p>
          </table:table-cell>
          <table:table-cell office:value-type="float" office:value="38.0446">
            <text:p>38.0446</text:p>
          </table:table-cell>
          <table:table-cell office:value-type="float" office:value="0.557246">
            <text:p>0.557246</text:p>
          </table:table-cell>
          <table:table-cell office:value-type="float" office:value="2.17113">
            <text:p>2.17113</text:p>
          </table:table-cell>
          <table:table-cell office:value-type="float" office:value="0.0410203">
            <text:p>0.0410203</text:p>
          </table:table-cell>
          <table:table-cell office:value-type="float" office:value="0.034919">
            <text:p>0.034919</text:p>
          </table:table-cell>
          <table:table-cell table:style-name="Default" table:formula="of:=SUM([.E113:.I113])" office:value-type="float" office:value="40.8489153">
            <text:p>40.8489153</text:p>
          </table:table-cell>
          <table:table-cell table:style-name="Default" table:formula="of:=[.K112]+[.J113]" office:value-type="float" office:value="414.50287085">
            <text:p>414.50287085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85">
            <text:p>3685</text:p>
          </table:table-cell>
          <table:table-cell office:value-type="float" office:value="25324">
            <text:p>25324</text:p>
          </table:table-cell>
          <table:table-cell office:value-type="float" office:value="1.78733">
            <text:p>1.78733</text:p>
          </table:table-cell>
          <table:table-cell office:value-type="float" office:value="39.2425">
            <text:p>39.2425</text:p>
          </table:table-cell>
          <table:table-cell office:value-type="float" office:value="0.556852">
            <text:p>0.556852</text:p>
          </table:table-cell>
          <table:table-cell office:value-type="float" office:value="2.32538">
            <text:p>2.32538</text:p>
          </table:table-cell>
          <table:table-cell office:value-type="float" office:value="0.041849">
            <text:p>0.041849</text:p>
          </table:table-cell>
          <table:table-cell office:value-type="float" office:value="0.0300296">
            <text:p>0.0300296</text:p>
          </table:table-cell>
          <table:table-cell table:style-name="Default" table:formula="of:=SUM([.E114:.I114])" office:value-type="float" office:value="42.1966106">
            <text:p>42.1966106</text:p>
          </table:table-cell>
          <table:table-cell table:style-name="Default" table:formula="of:=[.K113]+[.J114]" office:value-type="float" office:value="456.69948145">
            <text:p>456.699481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esh Size</text:p>
          </table:table-cell>
          <table:table-cell table:number-columns-repeated="7"/>
          <table:table-cell office:value-type="string">
            <text:p>Iteration Run Time</text:p>
          </table:table-cell>
          <table:table-cell office:value-type="string">
            <text:p>Cummulative Run Time</text:p>
          </table:table-cell>
          <table:table-cell table:number-columns-repeated="101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4" office:value-type="string">
            <text:p>order 3 with adaptive refinem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teration</text:p>
          </table:table-cell>
          <table:table-cell table:style-name="Default" office:value-type="string">
            <text:p>#Frequency(GHz)</text:p>
          </table:table-cell>
          <table:table-cell table:style-name="Default" office:value-type="string">
            <text:p>dB(S(1;1))</text:p>
          </table:table-cell>
          <table:table-cell table:style-name="Default" office:value-type="string">
            <text:p>deg(S(1;1))</text:p>
          </table:table-cell>
          <table:table-cell table:style-name="Default" office:value-type="string">
            <text:p>dB(S(2;1))</text:p>
          </table:table-cell>
          <table:table-cell table:style-name="Default" office:value-type="string">
            <text:p>deg(S(2;1))</text:p>
          </table:table-cell>
          <table:table-cell table:style-name="Default" office:value-type="string">
            <text:p>dB(S(1;2))</text:p>
          </table:table-cell>
          <table:table-cell table:style-name="Default" office:value-type="string">
            <text:p>deg(S(1;2))</text:p>
          </table:table-cell>
          <table:table-cell table:style-name="Default" office:value-type="string">
            <text:p>dB(S(2;2))</text:p>
          </table:table-cell>
          <table:table-cell table:style-name="Default" office:value-type="string">
            <text:p>deg(S(2;2))</text:p>
          </table:table-cell>
          <table:table-cell/>
          <table:table-cell table:style-name="ce1" office:value-type="string">
            <text:p>beta</text:p>
          </table:table-cell>
          <table:table-cell table:style-name="ce1" office:value-type="string">
            <text:p><text:s/>-beta*LOG10()</text:p>
          </table:table-cell>
          <table:table-cell table:style-name="ce1" office:value-type="string">
            <text:p>deg</text:p>
          </table:table-cell>
          <table:table-cell table:style-name="ce1" office:value-type="string">
            <text:p>N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5526792071916">
            <text:p>-63.5526792072</text:p>
          </table:table-cell>
          <table:table-cell table:style-name="Default" office:value-type="float" office:value="-114.256219663301">
            <text:p>-114.2562196633</text:p>
          </table:table-cell>
          <table:table-cell table:style-name="Default" office:value-type="float" office:value="-0.0033169398941537">
            <text:p>-0.0033169399</text:p>
          </table:table-cell>
          <table:table-cell table:style-name="Default" office:value-type="float" office:value="-20.7750701915962">
            <text:p>-20.7750701916</text:p>
          </table:table-cell>
          <table:table-cell table:style-name="Default" office:value-type="float" office:value="-0.00321737305257872">
            <text:p>-0.0032173731</text:p>
          </table:table-cell>
          <table:table-cell table:style-name="Default" office:value-type="float" office:value="-20.7768337786325">
            <text:p>-20.7768337786</text:p>
          </table:table-cell>
          <table:table-cell table:style-name="Default" office:value-type="float" office:value="-63.1979395157915">
            <text:p>-63.1979395158</text:p>
          </table:table-cell>
          <table:table-cell table:style-name="Default" office:value-type="float" office:value="-109.023119093156">
            <text:p>-109.0231190932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36]*0.1" office:value-type="float" office:value="-12.928579797069">
            <text:p>-12.9285797971</text:p>
          </table:table-cell>
          <table:table-cell table:style-name="ce1" table:formula="of:=[.M13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36]+360*[.O136]" office:value-type="float" office:value="-20.753057470156">
            <text:p>-20.7530574702</text:p>
          </table:table-cell>
          <table:table-cell table:style-name="ce1" table:formula="of:=ABS(([.P136]-[.F136])/[.P136])" office:value-type="float" office:value="0.00106069775366027">
            <text:p>0.0010606978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4.373942301708">
            <text:p>-64.3739423017</text:p>
          </table:table-cell>
          <table:table-cell table:style-name="Default" office:value-type="float" office:value="-112.644893134244">
            <text:p>-112.6448931342</text:p>
          </table:table-cell>
          <table:table-cell table:style-name="Default" office:value-type="float" office:value="-0.00331660250177163">
            <text:p>-0.0033166025</text:p>
          </table:table-cell>
          <table:table-cell table:style-name="Default" office:value-type="float" office:value="-20.7755508049274">
            <text:p>-20.7755508049</text:p>
          </table:table-cell>
          <table:table-cell table:style-name="Default" office:value-type="float" office:value="-0.00321703088372931">
            <text:p>-0.0032170309</text:p>
          </table:table-cell>
          <table:table-cell table:style-name="Default" office:value-type="float" office:value="-20.7773129592173">
            <text:p>-20.7773129592</text:p>
          </table:table-cell>
          <table:table-cell table:style-name="Default" office:value-type="float" office:value="-63.9770642888419">
            <text:p>-63.9770642888</text:p>
          </table:table-cell>
          <table:table-cell table:style-name="Default" office:value-type="float" office:value="-110.721617546571">
            <text:p>-110.7216175466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37]*0.1" office:value-type="float" office:value="-12.928579797069">
            <text:p>-12.9285797971</text:p>
          </table:table-cell>
          <table:table-cell table:style-name="ce1" table:formula="of:=[.M13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37]+360*[.O137]" office:value-type="float" office:value="-20.753057470156">
            <text:p>-20.7530574702</text:p>
          </table:table-cell>
          <table:table-cell table:style-name="ce1" table:formula="of:=ABS(([.P137]-[.F137])/[.P137])" office:value-type="float" office:value="0.00108385642952719">
            <text:p>0.0010838564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6295094925002">
            <text:p>-63.6295094925</text:p>
          </table:table-cell>
          <table:table-cell table:style-name="Default" office:value-type="float" office:value="-108.079092100371">
            <text:p>-108.0790921004</text:p>
          </table:table-cell>
          <table:table-cell table:style-name="Default" office:value-type="float" office:value="-0.00331054146647442">
            <text:p>-0.0033105415</text:p>
          </table:table-cell>
          <table:table-cell table:style-name="Default" office:value-type="float" office:value="-20.7779765085709">
            <text:p>-20.7779765086</text:p>
          </table:table-cell>
          <table:table-cell table:style-name="Default" office:value-type="float" office:value="-0.00321600416543554">
            <text:p>-0.0032160042</text:p>
          </table:table-cell>
          <table:table-cell table:style-name="Default" office:value-type="float" office:value="-20.7796878757826">
            <text:p>-20.7796878758</text:p>
          </table:table-cell>
          <table:table-cell table:style-name="Default" office:value-type="float" office:value="-63.264042936626">
            <text:p>-63.2640429366</text:p>
          </table:table-cell>
          <table:table-cell table:style-name="Default" office:value-type="float" office:value="-114.858024806203">
            <text:p>-114.8580248062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38]*0.1" office:value-type="float" office:value="-12.928579797069">
            <text:p>-12.9285797971</text:p>
          </table:table-cell>
          <table:table-cell table:style-name="ce1" table:formula="of:=[.M138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38]+360*[.O138]" office:value-type="float" office:value="-20.753057470156">
            <text:p>-20.7530574702</text:p>
          </table:table-cell>
          <table:table-cell table:style-name="ce1" table:formula="of:=ABS(([.P138]-[.F138])/[.P138])" office:value-type="float" office:value="0.00120074058729485">
            <text:p>0.0012007406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4.077761355049">
            <text:p>-64.077761355</text:p>
          </table:table-cell>
          <table:table-cell table:style-name="Default" office:value-type="float" office:value="-108.080848699659">
            <text:p>-108.0808486997</text:p>
          </table:table-cell>
          <table:table-cell table:style-name="Default" office:value-type="float" office:value="-0.00330651214681934">
            <text:p>-0.0033065121</text:p>
          </table:table-cell>
          <table:table-cell table:style-name="Default" office:value-type="float" office:value="-20.7784223255071">
            <text:p>-20.7784223255</text:p>
          </table:table-cell>
          <table:table-cell table:style-name="Default" office:value-type="float" office:value="-0.0036288065932908">
            <text:p>-0.0036288066</text:p>
          </table:table-cell>
          <table:table-cell table:style-name="Default" office:value-type="float" office:value="-20.7810889157741">
            <text:p>-20.7810889158</text:p>
          </table:table-cell>
          <table:table-cell table:style-name="Default" office:value-type="float" office:value="-63.2012216147875">
            <text:p>-63.2012216148</text:p>
          </table:table-cell>
          <table:table-cell table:style-name="Default" office:value-type="float" office:value="-117.836093336782">
            <text:p>-117.8360933368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39]*0.1" office:value-type="float" office:value="-12.928579797069">
            <text:p>-12.9285797971</text:p>
          </table:table-cell>
          <table:table-cell table:style-name="ce1" table:formula="of:=[.M139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39]+360*[.O139]" office:value-type="float" office:value="-20.753057470156">
            <text:p>-20.7530574702</text:p>
          </table:table-cell>
          <table:table-cell table:style-name="ce1" table:formula="of:=ABS(([.P139]-[.F139])/[.P139])" office:value-type="float" office:value="0.00122222257551951">
            <text:p>0.0012222226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6807281244739">
            <text:p>-63.6807281245</text:p>
          </table:table-cell>
          <table:table-cell table:style-name="Default" office:value-type="float" office:value="-111.821756789397">
            <text:p>-111.8217567894</text:p>
          </table:table-cell>
          <table:table-cell table:style-name="Default" office:value-type="float" office:value="-0.00377275603075404">
            <text:p>-0.003772756</text:p>
          </table:table-cell>
          <table:table-cell table:style-name="Default" office:value-type="float" office:value="-20.7807483114985">
            <text:p>-20.7807483115</text:p>
          </table:table-cell>
          <table:table-cell table:style-name="Default" office:value-type="float" office:value="-0.00363495661386163">
            <text:p>-0.0036349566</text:p>
          </table:table-cell>
          <table:table-cell table:style-name="Default" office:value-type="float" office:value="-20.7809404582922">
            <text:p>-20.7809404583</text:p>
          </table:table-cell>
          <table:table-cell table:style-name="Default" office:value-type="float" office:value="-63.5932153601703">
            <text:p>-63.5932153602</text:p>
          </table:table-cell>
          <table:table-cell table:style-name="Default" office:value-type="float" office:value="-117.586435612949">
            <text:p>-117.5864356129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0]*0.1" office:value-type="float" office:value="-12.928579797069">
            <text:p>-12.9285797971</text:p>
          </table:table-cell>
          <table:table-cell table:style-name="ce1" table:formula="of:=[.M140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0]+360*[.O140]" office:value-type="float" office:value="-20.753057470156">
            <text:p>-20.7530574702</text:p>
          </table:table-cell>
          <table:table-cell table:style-name="ce1" table:formula="of:=ABS(([.P140]-[.F140])/[.P140])" office:value-type="float" office:value="0.00133430177130754">
            <text:p>0.0013343018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5844821881001">
            <text:p>-63.5844821881</text:p>
          </table:table-cell>
          <table:table-cell table:style-name="Default" office:value-type="float" office:value="-111.053796327836">
            <text:p>-111.0537963278</text:p>
          </table:table-cell>
          <table:table-cell table:style-name="Default" office:value-type="float" office:value="-0.00377279756292823">
            <text:p>-0.0037727976</text:p>
          </table:table-cell>
          <table:table-cell table:style-name="Default" office:value-type="float" office:value="-20.7814392333113">
            <text:p>-20.7814392333</text:p>
          </table:table-cell>
          <table:table-cell table:style-name="Default" office:value-type="float" office:value="-0.00363500512209242">
            <text:p>-0.0036350051</text:p>
          </table:table-cell>
          <table:table-cell table:style-name="Default" office:value-type="float" office:value="-20.7816307105017">
            <text:p>-20.7816307105</text:p>
          </table:table-cell>
          <table:table-cell table:style-name="Default" office:value-type="float" office:value="-63.4833708976902">
            <text:p>-63.4833708977</text:p>
          </table:table-cell>
          <table:table-cell table:style-name="Default" office:value-type="float" office:value="-118.25453965257">
            <text:p>-118.2545396526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1]*0.1" office:value-type="float" office:value="-12.928579797069">
            <text:p>-12.9285797971</text:p>
          </table:table-cell>
          <table:table-cell table:style-name="ce1" table:formula="of:=[.M141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1]+360*[.O141]" office:value-type="float" office:value="-20.753057470156">
            <text:p>-20.7530574702</text:p>
          </table:table-cell>
          <table:table-cell table:style-name="ce1" table:formula="of:=ABS(([.P141]-[.F141])/[.P141])" office:value-type="float" office:value="0.0013675943024825">
            <text:p>0.0013675943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1852220133404">
            <text:p>-63.1852220133</text:p>
          </table:table-cell>
          <table:table-cell table:style-name="Default" office:value-type="float" office:value="-113.151599691616">
            <text:p>-113.1515996916</text:p>
          </table:table-cell>
          <table:table-cell table:style-name="Default" office:value-type="float" office:value="-0.0037726394587646">
            <text:p>-0.0037726395</text:p>
          </table:table-cell>
          <table:table-cell table:style-name="Default" office:value-type="float" office:value="-20.7852733791686">
            <text:p>-20.7852733792</text:p>
          </table:table-cell>
          <table:table-cell table:style-name="Default" office:value-type="float" office:value="-0.00364603540883866">
            <text:p>-0.0036460354</text:p>
          </table:table-cell>
          <table:table-cell table:style-name="Default" office:value-type="float" office:value="-20.7854428123587">
            <text:p>-20.7854428124</text:p>
          </table:table-cell>
          <table:table-cell table:style-name="Default" office:value-type="float" office:value="-63.1360944542902">
            <text:p>-63.1360944543</text:p>
          </table:table-cell>
          <table:table-cell table:style-name="Default" office:value-type="float" office:value="-115.840809304797">
            <text:p>-115.8408093048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2]*0.1" office:value-type="float" office:value="-12.928579797069">
            <text:p>-12.9285797971</text:p>
          </table:table-cell>
          <table:table-cell table:style-name="ce1" table:formula="of:=[.M142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2]+360*[.O142]" office:value-type="float" office:value="-20.753057470156">
            <text:p>-20.7530574702</text:p>
          </table:table-cell>
          <table:table-cell table:style-name="ce1" table:formula="of:=ABS(([.P142]-[.F142])/[.P142])" office:value-type="float" office:value="0.00155234519342059">
            <text:p>0.0015523452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2.8440432423815">
            <text:p>-62.8440432424</text:p>
          </table:table-cell>
          <table:table-cell table:style-name="Default" office:value-type="float" office:value="-113.185789143033">
            <text:p>-113.185789143</text:p>
          </table:table-cell>
          <table:table-cell table:style-name="Default" office:value-type="float" office:value="-0.00377281168675123">
            <text:p>-0.0037728117</text:p>
          </table:table-cell>
          <table:table-cell table:style-name="Default" office:value-type="float" office:value="-20.7857542842749">
            <text:p>-20.7857542843</text:p>
          </table:table-cell>
          <table:table-cell table:style-name="Default" office:value-type="float" office:value="-0.00364613720636573">
            <text:p>-0.0036461372</text:p>
          </table:table-cell>
          <table:table-cell table:style-name="Default" office:value-type="float" office:value="-20.785923990721">
            <text:p>-20.7859239907</text:p>
          </table:table-cell>
          <table:table-cell table:style-name="Default" office:value-type="float" office:value="-62.8000801659664">
            <text:p>-62.800080166</text:p>
          </table:table-cell>
          <table:table-cell table:style-name="Default" office:value-type="float" office:value="-115.5254726096">
            <text:p>-115.5254726096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3]*0.1" office:value-type="float" office:value="-12.928579797069">
            <text:p>-12.9285797971</text:p>
          </table:table-cell>
          <table:table-cell table:style-name="ce1" table:formula="of:=[.M143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3]+360*[.O143]" office:value-type="float" office:value="-20.753057470156">
            <text:p>-20.7530574702</text:p>
          </table:table-cell>
          <table:table-cell table:style-name="ce1" table:formula="of:=ABS(([.P143]-[.F143])/[.P143])" office:value-type="float" office:value="0.00157551792866657">
            <text:p>0.0015755179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2.8405481852641">
            <text:p>-62.8405481853</text:p>
          </table:table-cell>
          <table:table-cell table:style-name="Default" office:value-type="float" office:value="-113.771705347932">
            <text:p>-113.7717053479</text:p>
          </table:table-cell>
          <table:table-cell table:style-name="Default" office:value-type="float" office:value="-0.00183317723301106">
            <text:p>-0.0018331772</text:p>
          </table:table-cell>
          <table:table-cell table:style-name="Default" office:value-type="float" office:value="-20.7783116425958">
            <text:p>-20.7783116426</text:p>
          </table:table-cell>
          <table:table-cell table:style-name="Default" office:value-type="float" office:value="-0.00248511596831602">
            <text:p>-0.002485116</text:p>
          </table:table-cell>
          <table:table-cell table:style-name="Default" office:value-type="float" office:value="-20.769200801408">
            <text:p>-20.7692008014</text:p>
          </table:table-cell>
          <table:table-cell table:style-name="Default" office:value-type="float" office:value="-68.1471566443685">
            <text:p>-68.1471566444</text:p>
          </table:table-cell>
          <table:table-cell table:style-name="Default" office:value-type="float" office:value="-116.326416307615">
            <text:p>-116.3264163076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4]*0.1" office:value-type="float" office:value="-12.928579797069">
            <text:p>-12.9285797971</text:p>
          </table:table-cell>
          <table:table-cell table:style-name="ce1" table:formula="of:=[.M144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4]+360*[.O144]" office:value-type="float" office:value="-20.753057470156">
            <text:p>-20.7530574702</text:p>
          </table:table-cell>
          <table:table-cell table:style-name="ce1" table:formula="of:=ABS(([.P144]-[.F144])/[.P144])" office:value-type="float" office:value="0.00121688924516753">
            <text:p>0.0012168892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0318366996078">
            <text:p>-63.0318366996</text:p>
          </table:table-cell>
          <table:table-cell table:style-name="Default" office:value-type="float" office:value="-113.637429502656">
            <text:p>-113.6374295027</text:p>
          </table:table-cell>
          <table:table-cell table:style-name="Default" office:value-type="float" office:value="-0.00183245491799027">
            <text:p>-0.0018324549</text:p>
          </table:table-cell>
          <table:table-cell table:style-name="Default" office:value-type="float" office:value="-20.7793640710457">
            <text:p>-20.779364071</text:p>
          </table:table-cell>
          <table:table-cell table:style-name="Default" office:value-type="float" office:value="-0.00261332354037603">
            <text:p>-0.0026133235</text:p>
          </table:table-cell>
          <table:table-cell table:style-name="Default" office:value-type="float" office:value="-20.7703265785974">
            <text:p>-20.7703265786</text:p>
          </table:table-cell>
          <table:table-cell table:style-name="Default" office:value-type="float" office:value="-68.3008764633258">
            <text:p>-68.3008764633</text:p>
          </table:table-cell>
          <table:table-cell table:style-name="Default" office:value-type="float" office:value="-118.776582524301">
            <text:p>-118.7765825243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5]*0.1" office:value-type="float" office:value="-12.928579797069">
            <text:p>-12.9285797971</text:p>
          </table:table-cell>
          <table:table-cell table:style-name="ce1" table:formula="of:=[.M145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5]+360*[.O145]" office:value-type="float" office:value="-20.753057470156">
            <text:p>-20.7530574702</text:p>
          </table:table-cell>
          <table:table-cell table:style-name="ce1" table:formula="of:=ABS(([.P145]-[.F145])/[.P145])" office:value-type="float" office:value="0.00126760121623072">
            <text:p>0.0012676012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0593869878349">
            <text:p>-63.0593869878</text:p>
          </table:table-cell>
          <table:table-cell table:style-name="Default" office:value-type="float" office:value="-112.595501883821">
            <text:p>-112.5955018838</text:p>
          </table:table-cell>
          <table:table-cell table:style-name="Default" office:value-type="float" office:value="-0.00183243419030932">
            <text:p>-0.0018324342</text:p>
          </table:table-cell>
          <table:table-cell table:style-name="Default" office:value-type="float" office:value="-20.7807122486268">
            <text:p>-20.7807122486</text:p>
          </table:table-cell>
          <table:table-cell table:style-name="Default" office:value-type="float" office:value="-0.00261332392392344">
            <text:p>-0.0026133239</text:p>
          </table:table-cell>
          <table:table-cell table:style-name="Default" office:value-type="float" office:value="-20.7716739282259">
            <text:p>-20.7716739282</text:p>
          </table:table-cell>
          <table:table-cell table:style-name="Default" office:value-type="float" office:value="-68.2938485788276">
            <text:p>-68.2938485788</text:p>
          </table:table-cell>
          <table:table-cell table:style-name="Default" office:value-type="float" office:value="-120.712536862595">
            <text:p>-120.7125368626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6]*0.1" office:value-type="float" office:value="-12.928579797069">
            <text:p>-12.9285797971</text:p>
          </table:table-cell>
          <table:table-cell table:style-name="ce1" table:formula="of:=[.M14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6]+360*[.O146]" office:value-type="float" office:value="-20.753057470156">
            <text:p>-20.7530574702</text:p>
          </table:table-cell>
          <table:table-cell table:style-name="ce1" table:formula="of:=ABS(([.P146]-[.F146])/[.P146])" office:value-type="float" office:value="0.0013325640576356">
            <text:p>0.0013325641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3.0828111683418">
            <text:p>-63.0828111683</text:p>
          </table:table-cell>
          <table:table-cell table:style-name="Default" office:value-type="float" office:value="-113.928053629375">
            <text:p>-113.9280536294</text:p>
          </table:table-cell>
          <table:table-cell table:style-name="Default" office:value-type="float" office:value="-0.00183242275052593">
            <text:p>-0.0018324228</text:p>
          </table:table-cell>
          <table:table-cell table:style-name="Default" office:value-type="float" office:value="-20.7811953362253">
            <text:p>-20.7811953362</text:p>
          </table:table-cell>
          <table:table-cell table:style-name="Default" office:value-type="float" office:value="-0.00261330807082888">
            <text:p>-0.0026133081</text:p>
          </table:table-cell>
          <table:table-cell table:style-name="Default" office:value-type="float" office:value="-20.7721579397861">
            <text:p>-20.7721579398</text:p>
          </table:table-cell>
          <table:table-cell table:style-name="Default" office:value-type="float" office:value="-68.4081805073084">
            <text:p>-68.4081805073</text:p>
          </table:table-cell>
          <table:table-cell table:style-name="Default" office:value-type="float" office:value="-118.367153377089">
            <text:p>-118.3671533771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7]*0.1" office:value-type="float" office:value="-12.928579797069">
            <text:p>-12.9285797971</text:p>
          </table:table-cell>
          <table:table-cell table:style-name="ce1" table:formula="of:=[.M14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7]+360*[.O147]" office:value-type="float" office:value="-20.753057470156">
            <text:p>-20.7530574702</text:p>
          </table:table-cell>
          <table:table-cell table:style-name="ce1" table:formula="of:=ABS(([.P147]-[.F147])/[.P147])" office:value-type="float" office:value="0.00135584195773272">
            <text:p>0.001355842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66.1212859503442">
            <text:p>-66.1212859503</text:p>
          </table:table-cell>
          <table:table-cell table:style-name="Default" office:value-type="float" office:value="-112.794033401131">
            <text:p>-112.7940334011</text:p>
          </table:table-cell>
          <table:table-cell table:style-name="Default" office:value-type="float" office:value="-0.00103130431432955">
            <text:p>-0.0010313043</text:p>
          </table:table-cell>
          <table:table-cell table:style-name="Default" office:value-type="float" office:value="-20.7708631694863">
            <text:p>-20.7708631695</text:p>
          </table:table-cell>
          <table:table-cell table:style-name="Default" office:value-type="float" office:value="-0.00163143963596999">
            <text:p>-0.0016314396</text:p>
          </table:table-cell>
          <table:table-cell table:style-name="Default" office:value-type="float" office:value="-20.7683797167259">
            <text:p>-20.7683797167</text:p>
          </table:table-cell>
          <table:table-cell table:style-name="Default" office:value-type="float" office:value="-68.3888239689676">
            <text:p>-68.388823969</text:p>
          </table:table-cell>
          <table:table-cell table:style-name="Default" office:value-type="float" office:value="-118.670264150912">
            <text:p>-118.6702641509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8]*0.1" office:value-type="float" office:value="-12.928579797069">
            <text:p>-12.9285797971</text:p>
          </table:table-cell>
          <table:table-cell table:style-name="ce1" table:formula="of:=[.M148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8]+360*[.O148]" office:value-type="float" office:value="-20.753057470156">
            <text:p>-20.7530574702</text:p>
          </table:table-cell>
          <table:table-cell table:style-name="ce1" table:formula="of:=ABS(([.P148]-[.F148])/[.P148])" office:value-type="float" office:value="0.000857979570281811">
            <text:p>0.0008579796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0.4234725374335">
            <text:p>-70.4234725374</text:p>
          </table:table-cell>
          <table:table-cell table:style-name="Default" office:value-type="float" office:value="-112.036714097377">
            <text:p>-112.0367140974</text:p>
          </table:table-cell>
          <table:table-cell table:style-name="Default" office:value-type="float" office:value="-0.000351730049980431">
            <text:p>-0.00035173</text:p>
          </table:table-cell>
          <table:table-cell table:style-name="Default" office:value-type="float" office:value="-20.7610426854457">
            <text:p>-20.7610426854</text:p>
          </table:table-cell>
          <table:table-cell table:style-name="Default" office:value-type="float" office:value="-0.00112440990738606">
            <text:p>-0.0011244099</text:p>
          </table:table-cell>
          <table:table-cell table:style-name="Default" office:value-type="float" office:value="-20.7655677269439">
            <text:p>-20.7655677269</text:p>
          </table:table-cell>
          <table:table-cell table:style-name="Default" office:value-type="float" office:value="-68.3150889176058">
            <text:p>-68.3150889176</text:p>
          </table:table-cell>
          <table:table-cell table:style-name="Default" office:value-type="float" office:value="-118.855820621904">
            <text:p>-118.8558206219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49]*0.1" office:value-type="float" office:value="-12.928579797069">
            <text:p>-12.9285797971</text:p>
          </table:table-cell>
          <table:table-cell table:style-name="ce1" table:formula="of:=[.M149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49]+360*[.O149]" office:value-type="float" office:value="-20.753057470156">
            <text:p>-20.7530574702</text:p>
          </table:table-cell>
          <table:table-cell table:style-name="ce1" table:formula="of:=ABS(([.P149]-[.F149])/[.P149])" office:value-type="float" office:value="0.000384772957004637">
            <text:p>0.000384773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0.406872813217">
            <text:p>-70.4068728132</text:p>
          </table:table-cell>
          <table:table-cell table:style-name="Default" office:value-type="float" office:value="-112.044843052481">
            <text:p>-112.0448430525</text:p>
          </table:table-cell>
          <table:table-cell table:style-name="Default" office:value-type="float" office:value="-0.000822612861429401">
            <text:p>-0.0008226129</text:p>
          </table:table-cell>
          <table:table-cell table:style-name="Default" office:value-type="float" office:value="-20.7608338088388">
            <text:p>-20.7608338088</text:p>
          </table:table-cell>
          <table:table-cell table:style-name="Default" office:value-type="float" office:value="-0.0011167548908052">
            <text:p>-0.0011167549</text:p>
          </table:table-cell>
          <table:table-cell table:style-name="Default" office:value-type="float" office:value="-20.7586727927335">
            <text:p>-20.7586727927</text:p>
          </table:table-cell>
          <table:table-cell table:style-name="Default" office:value-type="float" office:value="-71.0572576820395">
            <text:p>-71.057257682</text:p>
          </table:table-cell>
          <table:table-cell table:style-name="Default" office:value-type="float" office:value="-129.42982422246">
            <text:p>-129.4298242225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0]*0.1" office:value-type="float" office:value="-12.928579797069">
            <text:p>-12.9285797971</text:p>
          </table:table-cell>
          <table:table-cell table:style-name="ce1" table:formula="of:=[.M150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0]+360*[.O150]" office:value-type="float" office:value="-20.753057470156">
            <text:p>-20.7530574702</text:p>
          </table:table-cell>
          <table:table-cell table:style-name="ce1" table:formula="of:=ABS(([.P150]-[.F150])/[.P150])" office:value-type="float" office:value="0.000374708097539863">
            <text:p>0.0003747081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0.39040119085">
            <text:p>-70.3904011909</text:p>
          </table:table-cell>
          <table:table-cell table:style-name="Default" office:value-type="float" office:value="-112.053958088308">
            <text:p>-112.0539580883</text:p>
          </table:table-cell>
          <table:table-cell table:style-name="Default" office:value-type="float" office:value="-0.00129731441395638">
            <text:p>-0.0012973144</text:p>
          </table:table-cell>
          <table:table-cell table:style-name="Default" office:value-type="float" office:value="-20.7606164507407">
            <text:p>-20.7606164507</text:p>
          </table:table-cell>
          <table:table-cell table:style-name="Default" office:value-type="float" office:value="-0.00102607199330233">
            <text:p>-0.001026072</text:p>
          </table:table-cell>
          <table:table-cell table:style-name="Default" office:value-type="float" office:value="-20.7518058400877">
            <text:p>-20.7518058401</text:p>
          </table:table-cell>
          <table:table-cell table:style-name="Default" office:value-type="float" office:value="-74.5292066926319">
            <text:p>-74.5292066926</text:p>
          </table:table-cell>
          <table:table-cell table:style-name="Default" office:value-type="float" office:value="-148.979620503677">
            <text:p>-148.9796205037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1]*0.1" office:value-type="float" office:value="-12.928579797069">
            <text:p>-12.9285797971</text:p>
          </table:table-cell>
          <table:table-cell table:style-name="ce1" table:formula="of:=[.M151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1]+360*[.O151]" office:value-type="float" office:value="-20.753057470156">
            <text:p>-20.7530574702</text:p>
          </table:table-cell>
          <table:table-cell table:style-name="ce1" table:formula="of:=ABS(([.P151]-[.F151])/[.P151])" office:value-type="float" office:value="0.000364234551730331">
            <text:p>0.0003642346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0.4074439499678">
            <text:p>-70.40744395</text:p>
          </table:table-cell>
          <table:table-cell table:style-name="Default" office:value-type="float" office:value="-113.205700221948">
            <text:p>-113.2057002219</text:p>
          </table:table-cell>
          <table:table-cell table:style-name="Default" office:value-type="float" office:value="-0.00129407762584967">
            <text:p>-0.0012940776</text:p>
          </table:table-cell>
          <table:table-cell table:style-name="Default" office:value-type="float" office:value="-20.7610491115709">
            <text:p>-20.7610491116</text:p>
          </table:table-cell>
          <table:table-cell table:style-name="Default" office:value-type="float" office:value="-0.00102562151677715">
            <text:p>-0.0010256215</text:p>
          </table:table-cell>
          <table:table-cell table:style-name="Default" office:value-type="float" office:value="-20.7522815190217">
            <text:p>-20.752281519</text:p>
          </table:table-cell>
          <table:table-cell table:style-name="Default" office:value-type="float" office:value="-74.7255423420991">
            <text:p>-74.7255423421</text:p>
          </table:table-cell>
          <table:table-cell table:style-name="Default" office:value-type="float" office:value="-147.560650854135">
            <text:p>-147.5606508541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2]*0.1" office:value-type="float" office:value="-12.928579797069">
            <text:p>-12.9285797971</text:p>
          </table:table-cell>
          <table:table-cell table:style-name="ce1" table:formula="of:=[.M152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2]+360*[.O152]" office:value-type="float" office:value="-20.753057470156">
            <text:p>-20.7530574702</text:p>
          </table:table-cell>
          <table:table-cell table:style-name="ce1" table:formula="of:=ABS(([.P152]-[.F152])/[.P152])" office:value-type="float" office:value="0.000385082604159482">
            <text:p>0.0003850826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0.8111648040499">
            <text:p>-70.811164804</text:p>
          </table:table-cell>
          <table:table-cell table:style-name="Default" office:value-type="float" office:value="-119.123627884175">
            <text:p>-119.1236278842</text:p>
          </table:table-cell>
          <table:table-cell table:style-name="Default" office:value-type="float" office:value="-0.00147337049776058">
            <text:p>-0.0014733705</text:p>
          </table:table-cell>
          <table:table-cell table:style-name="Default" office:value-type="float" office:value="-20.7610074531506">
            <text:p>-20.7610074532</text:p>
          </table:table-cell>
          <table:table-cell table:style-name="Default" office:value-type="float" office:value="-0.00102478891570854">
            <text:p>-0.0010247889</text:p>
          </table:table-cell>
          <table:table-cell table:style-name="Default" office:value-type="float" office:value="-20.7529715661813">
            <text:p>-20.7529715662</text:p>
          </table:table-cell>
          <table:table-cell table:style-name="Default" office:value-type="float" office:value="-75.3373291347779">
            <text:p>-75.3373291348</text:p>
          </table:table-cell>
          <table:table-cell table:style-name="Default" office:value-type="float" office:value="-148.538435898729">
            <text:p>-148.5384358987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3]*0.1" office:value-type="float" office:value="-12.928579797069">
            <text:p>-12.9285797971</text:p>
          </table:table-cell>
          <table:table-cell table:style-name="ce1" table:formula="of:=[.M153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3]+360*[.O153]" office:value-type="float" office:value="-20.753057470156">
            <text:p>-20.7530574702</text:p>
          </table:table-cell>
          <table:table-cell table:style-name="ce1" table:formula="of:=ABS(([.P153]-[.F153])/[.P153])" office:value-type="float" office:value="0.000383075265223481">
            <text:p>0.0003830753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1.2873863614607">
            <text:p>-71.2873863615</text:p>
          </table:table-cell>
          <table:table-cell table:style-name="Default" office:value-type="float" office:value="-118.747489310774">
            <text:p>-118.7474893108</text:p>
          </table:table-cell>
          <table:table-cell table:style-name="Default" office:value-type="float" office:value="-0.00147332504255101">
            <text:p>-0.001473325</text:p>
          </table:table-cell>
          <table:table-cell table:style-name="Default" office:value-type="float" office:value="-20.7619742233174">
            <text:p>-20.7619742233</text:p>
          </table:table-cell>
          <table:table-cell table:style-name="Default" office:value-type="float" office:value="-0.00102475708169326">
            <text:p>-0.0010247571</text:p>
          </table:table-cell>
          <table:table-cell table:style-name="Default" office:value-type="float" office:value="-20.7539380607978">
            <text:p>-20.7539380608</text:p>
          </table:table-cell>
          <table:table-cell table:style-name="Default" office:value-type="float" office:value="-75.8011036186166">
            <text:p>-75.8011036186</text:p>
          </table:table-cell>
          <table:table-cell table:style-name="Default" office:value-type="float" office:value="-152.896890539902">
            <text:p>-152.8968905399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4]*0.1" office:value-type="float" office:value="-12.928579797069">
            <text:p>-12.9285797971</text:p>
          </table:table-cell>
          <table:table-cell table:style-name="ce1" table:formula="of:=[.M154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4]+360*[.O154]" office:value-type="float" office:value="-20.753057470156">
            <text:p>-20.7530574702</text:p>
          </table:table-cell>
          <table:table-cell table:style-name="ce1" table:formula="of:=ABS(([.P154]-[.F154])/[.P154])" office:value-type="float" office:value="0.000429659734436665">
            <text:p>0.0004296597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1.4635159461221">
            <text:p>-71.4635159461</text:p>
          </table:table-cell>
          <table:table-cell table:style-name="Default" office:value-type="float" office:value="-119.945906683792">
            <text:p>-119.9459066838</text:p>
          </table:table-cell>
          <table:table-cell table:style-name="Default" office:value-type="float" office:value="-0.00147331930709984">
            <text:p>-0.0014733193</text:p>
          </table:table-cell>
          <table:table-cell table:style-name="Default" office:value-type="float" office:value="-20.7624475191846">
            <text:p>-20.7624475192</text:p>
          </table:table-cell>
          <table:table-cell table:style-name="Default" office:value-type="float" office:value="-0.00102474626094798">
            <text:p>-0.0010247463</text:p>
          </table:table-cell>
          <table:table-cell table:style-name="Default" office:value-type="float" office:value="-20.7544113244077">
            <text:p>-20.7544113244</text:p>
          </table:table-cell>
          <table:table-cell table:style-name="Default" office:value-type="float" office:value="-76.2311857281039">
            <text:p>-76.2311857281</text:p>
          </table:table-cell>
          <table:table-cell table:style-name="Default" office:value-type="float" office:value="-153.142454700932">
            <text:p>-153.1424547009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5]*0.1" office:value-type="float" office:value="-12.928579797069">
            <text:p>-12.9285797971</text:p>
          </table:table-cell>
          <table:table-cell table:style-name="ce1" table:formula="of:=[.M155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5]+360*[.O155]" office:value-type="float" office:value="-20.753057470156">
            <text:p>-20.7530574702</text:p>
          </table:table-cell>
          <table:table-cell table:style-name="ce1" table:formula="of:=ABS(([.P155]-[.F155])/[.P155])" office:value-type="float" office:value="0.000452465813390711">
            <text:p>0.0004524658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1.4579818034692">
            <text:p>-71.4579818035</text:p>
          </table:table-cell>
          <table:table-cell table:style-name="Default" office:value-type="float" office:value="-120.322271783927">
            <text:p>-120.3222717839</text:p>
          </table:table-cell>
          <table:table-cell table:style-name="Default" office:value-type="float" office:value="-0.00147331973815886">
            <text:p>-0.0014733197</text:p>
          </table:table-cell>
          <table:table-cell table:style-name="Default" office:value-type="float" office:value="-20.7625258662974">
            <text:p>-20.7625258663</text:p>
          </table:table-cell>
          <table:table-cell table:style-name="Default" office:value-type="float" office:value="-0.00102474456839603">
            <text:p>-0.0010247446</text:p>
          </table:table-cell>
          <table:table-cell table:style-name="Default" office:value-type="float" office:value="-20.754489706678">
            <text:p>-20.7544897067</text:p>
          </table:table-cell>
          <table:table-cell table:style-name="Default" office:value-type="float" office:value="-76.3028682287001">
            <text:p>-76.3028682287</text:p>
          </table:table-cell>
          <table:table-cell table:style-name="Default" office:value-type="float" office:value="-152.685481799676">
            <text:p>-152.6854817997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6]*0.1" office:value-type="float" office:value="-12.928579797069">
            <text:p>-12.9285797971</text:p>
          </table:table-cell>
          <table:table-cell table:style-name="ce1" table:formula="of:=[.M156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6]+360*[.O156]" office:value-type="float" office:value="-20.753057470156">
            <text:p>-20.7530574702</text:p>
          </table:table-cell>
          <table:table-cell table:style-name="ce1" table:formula="of:=ABS(([.P156]-[.F156])/[.P156])" office:value-type="float" office:value="0.000456241021593651">
            <text:p>0.000456241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1.4616773789056">
            <text:p>-71.4616773789</text:p>
          </table:table-cell>
          <table:table-cell table:style-name="Default" office:value-type="float" office:value="-120.030839405047">
            <text:p>-120.030839405</text:p>
          </table:table-cell>
          <table:table-cell table:style-name="Default" office:value-type="float" office:value="-0.00147725351207402">
            <text:p>-0.0014772535</text:p>
          </table:table-cell>
          <table:table-cell table:style-name="Default" office:value-type="float" office:value="-20.7627013769199">
            <text:p>-20.7627013769</text:p>
          </table:table-cell>
          <table:table-cell table:style-name="Default" office:value-type="float" office:value="-0.00102429316879781">
            <text:p>-0.0010242932</text:p>
          </table:table-cell>
          <table:table-cell table:style-name="Default" office:value-type="float" office:value="-20.7546408524288">
            <text:p>-20.7546408524</text:p>
          </table:table-cell>
          <table:table-cell table:style-name="Default" office:value-type="float" office:value="-76.2463942722995">
            <text:p>-76.2463942723</text:p>
          </table:table-cell>
          <table:table-cell table:style-name="Default" office:value-type="float" office:value="-152.988121343773">
            <text:p>-152.9881213438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7]*0.1" office:value-type="float" office:value="-12.928579797069">
            <text:p>-12.9285797971</text:p>
          </table:table-cell>
          <table:table-cell table:style-name="ce1" table:formula="of:=[.M157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7]+360*[.O157]" office:value-type="float" office:value="-20.753057470156">
            <text:p>-20.7530574702</text:p>
          </table:table-cell>
          <table:table-cell table:style-name="ce1" table:formula="of:=ABS(([.P157]-[.F157])/[.P157])" office:value-type="float" office:value="0.000464698118710719">
            <text:p>0.0004646981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1.4791389843843">
            <text:p>-71.4791389844</text:p>
          </table:table-cell>
          <table:table-cell table:style-name="Default" office:value-type="float" office:value="-119.677205597513">
            <text:p>-119.6772055975</text:p>
          </table:table-cell>
          <table:table-cell table:style-name="Default" office:value-type="float" office:value="-0.00147725224068134">
            <text:p>-0.0014772522</text:p>
          </table:table-cell>
          <table:table-cell table:style-name="Default" office:value-type="float" office:value="-20.7627572211647">
            <text:p>-20.7627572212</text:p>
          </table:table-cell>
          <table:table-cell table:style-name="Default" office:value-type="float" office:value="-0.00102429443043734">
            <text:p>-0.0010242944</text:p>
          </table:table-cell>
          <table:table-cell table:style-name="Default" office:value-type="float" office:value="-20.754696661176">
            <text:p>-20.7546966612</text:p>
          </table:table-cell>
          <table:table-cell table:style-name="Default" office:value-type="float" office:value="-76.1925770488726">
            <text:p>-76.1925770489</text:p>
          </table:table-cell>
          <table:table-cell table:style-name="Default" office:value-type="float" office:value="-153.523703389489">
            <text:p>-153.5237033895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8]*0.1" office:value-type="float" office:value="-12.928579797069">
            <text:p>-12.9285797971</text:p>
          </table:table-cell>
          <table:table-cell table:style-name="ce1" table:formula="of:=[.M158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8]+360*[.O158]" office:value-type="float" office:value="-20.753057470156">
            <text:p>-20.7530574702</text:p>
          </table:table-cell>
          <table:table-cell table:style-name="ce1" table:formula="of:=ABS(([.P158]-[.F158])/[.P158])" office:value-type="float" office:value="0.000467389011119323">
            <text:p>0.000467389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-71.5762737908923">
            <text:p>-71.5762737909</text:p>
          </table:table-cell>
          <table:table-cell table:style-name="Default" office:value-type="float" office:value="-119.204960441845">
            <text:p>-119.2049604418</text:p>
          </table:table-cell>
          <table:table-cell table:style-name="Default" office:value-type="float" office:value="-0.00147724546271066">
            <text:p>-0.0014772455</text:p>
          </table:table-cell>
          <table:table-cell table:style-name="Default" office:value-type="float" office:value="-20.7628933420295">
            <text:p>-20.762893342</text:p>
          </table:table-cell>
          <table:table-cell table:style-name="Default" office:value-type="float" office:value="-0.00102429430145201">
            <text:p>-0.0010242943</text:p>
          </table:table-cell>
          <table:table-cell table:style-name="Default" office:value-type="float" office:value="-20.7548327211732">
            <text:p>-20.7548327212</text:p>
          </table:table-cell>
          <table:table-cell table:style-name="Default" office:value-type="float" office:value="-76.1979604276941">
            <text:p>-76.1979604277</text:p>
          </table:table-cell>
          <table:table-cell table:style-name="Default" office:value-type="float" office:value="-154.88560202956">
            <text:p>-154.8856020296</text:p>
          </table:table-cell>
          <table:table-cell/>
          <table:table-cell table:style-name="ce1" office:value-type="float" office:value="129.28579797069">
            <text:p>129.2857979707</text:p>
          </table:table-cell>
          <table:table-cell table:style-name="ce1" table:formula="of:=-[.L159]*0.1" office:value-type="float" office:value="-12.928579797069">
            <text:p>-12.9285797971</text:p>
          </table:table-cell>
          <table:table-cell table:style-name="ce1" table:formula="of:=[.M159]*180/PI()" office:value-type="float" office:value="-740.753057470156">
            <text:p>-740.7530574702</text:p>
          </table:table-cell>
          <table:table-cell table:style-name="ce1" office:value-type="float" office:value="2">
            <text:p>2</text:p>
          </table:table-cell>
          <table:table-cell table:style-name="ce1" table:formula="of:=[.N159]+360*[.O159]" office:value-type="float" office:value="-20.753057470156">
            <text:p>-20.7530574702</text:p>
          </table:table-cell>
          <table:table-cell table:style-name="ce1" table:formula="of:=ABS(([.P159]-[.F159])/[.P159])" office:value-type="float" office:value="0.000473948086330013">
            <text:p>0.0004739481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|S11|</text:p>
          </table:table-cell>
          <table:table-cell table:number-columns-repeated="12"/>
          <table:table-cell office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setup,s</text:p>
          </table:table-cell>
          <table:table-cell office:value-type="string">
            <text:p>solve,s</text:p>
          </table:table-cell>
          <table:table-cell office:value-type="string">
            <text:p>setup RO, s</text:p>
          </table:table-cell>
          <table:table-cell office:value-type="string">
            <text:p>solve RO, s</text:p>
          </table:table-cell>
          <table:table-cell table:style-name="Default" office:value-type="string">
            <text:p>refine,s</text:p>
          </table:table-cell>
          <table:table-cell table:style-name="Default" office:value-type="string">
            <text:p>relative error</text:p>
          </table:table-cell>
          <table:table-cell office:value-type="string">
            <text:p>total time</text:p>
          </table:table-cell>
          <table:table-cell table:style-name="Default" office:value-type="string">
            <text:p>cummulative run tim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4"/>
          <table:table-cell/>
          <table:table-cell>
            <draw:frame table:end-cell-address="Sheet1.S185" table:end-x="0.8472in" table:end-y="0.0138in" draw:z-index="4" draw:style-name="gr1" draw:text-style-name="P1" svg:width="6.6854in" svg:height="3.5429in" svg:x="0.0472in" svg:y="0.1543in">
              <draw:object draw:notify-on-update-of-ranges="Sheet1.A136:Sheet1.A159 Sheet1.D160:Sheet1.D160 Sheet1.C136:Sheet1.C159 Sheet1.A136:Sheet1.A159 Sheet1.Q160:Sheet1.Q160 Sheet1.Q136:Sheet1.Q15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6519">
            <text:p>6519</text:p>
          </table:table-cell>
          <table:table-cell office:value-type="float" office:value="0.738597">
            <text:p>0.738597</text:p>
          </table:table-cell>
          <table:table-cell office:value-type="float" office:value="2.47805">
            <text:p>2.47805</text:p>
          </table:table-cell>
          <table:table-cell office:value-type="float" office:value="0.550614">
            <text:p>0.550614</text:p>
          </table:table-cell>
          <table:table-cell office:value-type="float" office:value="0.609605">
            <text:p>0.609605</text:p>
          </table:table-cell>
          <table:table-cell office:value-type="float" office:value="0.00182119">
            <text:p>0.00182119</text:p>
          </table:table-cell>
          <table:table-cell/>
          <table:table-cell table:style-name="Default" table:formula="of:=SUM([.E164:.I164])" office:value-type="float" office:value="3.64009019">
            <text:p>3.64009019</text:p>
          </table:table-cell>
          <table:table-cell table:style-name="Default" table:formula="of:=[.J164]" office:value-type="float" office:value="3.64009019">
            <text:p>3.64009019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8157">
            <text:p>8157</text:p>
          </table:table-cell>
          <table:table-cell office:value-type="float" office:value="0.799486">
            <text:p>0.799486</text:p>
          </table:table-cell>
          <table:table-cell office:value-type="float" office:value="3.88704">
            <text:p>3.88704</text:p>
          </table:table-cell>
          <table:table-cell office:value-type="float" office:value="0.562486">
            <text:p>0.562486</text:p>
          </table:table-cell>
          <table:table-cell office:value-type="float" office:value="0.818142">
            <text:p>0.818142</text:p>
          </table:table-cell>
          <table:table-cell office:value-type="float" office:value="0.00216694">
            <text:p>0.00216694</text:p>
          </table:table-cell>
          <table:table-cell office:value-type="float" office:value="0.0938461">
            <text:p>0.0938461</text:p>
          </table:table-cell>
          <table:table-cell table:style-name="Default" table:formula="of:=SUM([.E165:.I165])" office:value-type="float" office:value="5.36368104">
            <text:p>5.36368104</text:p>
          </table:table-cell>
          <table:table-cell table:style-name="Default" table:formula="of:=[.K164]+[.J165]" office:value-type="float" office:value="9.00377123">
            <text:p>9.00377123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office:value-type="float" office:value="9201">
            <text:p>9201</text:p>
          </table:table-cell>
          <table:table-cell office:value-type="float" office:value="0.817316">
            <text:p>0.817316</text:p>
          </table:table-cell>
          <table:table-cell office:value-type="float" office:value="4.99797">
            <text:p>4.99797</text:p>
          </table:table-cell>
          <table:table-cell office:value-type="float" office:value="0.538412">
            <text:p>0.538412</text:p>
          </table:table-cell>
          <table:table-cell office:value-type="float" office:value="0.951115">
            <text:p>0.951115</text:p>
          </table:table-cell>
          <table:table-cell office:value-type="float" office:value="0.00263398">
            <text:p>0.00263398</text:p>
          </table:table-cell>
          <table:table-cell office:value-type="float" office:value="0.0788106">
            <text:p>0.0788106</text:p>
          </table:table-cell>
          <table:table-cell table:style-name="Default" table:formula="of:=SUM([.E166:.I166])" office:value-type="float" office:value="6.56894158">
            <text:p>6.56894158</text:p>
          </table:table-cell>
          <table:table-cell table:style-name="Default" table:formula="of:=[.K165]+[.J166]" office:value-type="float" office:value="15.57271281">
            <text:p>15.57271281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11289">
            <text:p>11289</text:p>
          </table:table-cell>
          <table:table-cell office:value-type="float" office:value="0.888853">
            <text:p>0.888853</text:p>
          </table:table-cell>
          <table:table-cell office:value-type="float" office:value="6.87026">
            <text:p>6.87026</text:p>
          </table:table-cell>
          <table:table-cell office:value-type="float" office:value="0.561564">
            <text:p>0.561564</text:p>
          </table:table-cell>
          <table:table-cell office:value-type="float" office:value="1.22388">
            <text:p>1.22388</text:p>
          </table:table-cell>
          <table:table-cell office:value-type="float" office:value="0.0030446">
            <text:p>0.0030446</text:p>
          </table:table-cell>
          <table:table-cell office:value-type="float" office:value="0.025273">
            <text:p>0.025273</text:p>
          </table:table-cell>
          <table:table-cell table:style-name="Default" table:formula="of:=SUM([.E167:.I167])" office:value-type="float" office:value="8.6840216">
            <text:p>8.6840216</text:p>
          </table:table-cell>
          <table:table-cell table:style-name="Default" table:formula="of:=[.K166]+[.J167]" office:value-type="float" office:value="24.25673441">
            <text:p>24.25673441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8">
            <text:p>578</text:p>
          </table:table-cell>
          <table:table-cell office:value-type="float" office:value="12222">
            <text:p>12222</text:p>
          </table:table-cell>
          <table:table-cell office:value-type="float" office:value="0.917546">
            <text:p>0.917546</text:p>
          </table:table-cell>
          <table:table-cell office:value-type="float" office:value="7.79904">
            <text:p>7.79904</text:p>
          </table:table-cell>
          <table:table-cell office:value-type="float" office:value="0.571511">
            <text:p>0.571511</text:p>
          </table:table-cell>
          <table:table-cell office:value-type="float" office:value="1.35626">
            <text:p>1.35626</text:p>
          </table:table-cell>
          <table:table-cell office:value-type="float" office:value="0.00345431">
            <text:p>0.00345431</text:p>
          </table:table-cell>
          <table:table-cell office:value-type="float" office:value="0.0461638">
            <text:p>0.0461638</text:p>
          </table:table-cell>
          <table:table-cell table:style-name="Default" table:formula="of:=SUM([.E168:.I168])" office:value-type="float" office:value="9.77642911">
            <text:p>9.77642911</text:p>
          </table:table-cell>
          <table:table-cell table:style-name="Default" table:formula="of:=[.K167]+[.J168]" office:value-type="float" office:value="34.03316352">
            <text:p>34.03316352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1">
            <text:p>681</text:p>
          </table:table-cell>
          <table:table-cell office:value-type="float" office:value="14217">
            <text:p>14217</text:p>
          </table:table-cell>
          <table:table-cell office:value-type="float" office:value="0.987358">
            <text:p>0.987358</text:p>
          </table:table-cell>
          <table:table-cell office:value-type="float" office:value="12.5631">
            <text:p>12.5631</text:p>
          </table:table-cell>
          <table:table-cell office:value-type="float" office:value="0.528704">
            <text:p>0.528704</text:p>
          </table:table-cell>
          <table:table-cell office:value-type="float" office:value="1.65586">
            <text:p>1.65586</text:p>
          </table:table-cell>
          <table:table-cell office:value-type="float" office:value="0.00399563">
            <text:p>0.00399563</text:p>
          </table:table-cell>
          <table:table-cell office:value-type="float" office:value="0.0125667">
            <text:p>0.0125667</text:p>
          </table:table-cell>
          <table:table-cell table:style-name="Default" table:formula="of:=SUM([.E169:.I169])" office:value-type="float" office:value="14.76422633">
            <text:p>14.76422633</text:p>
          </table:table-cell>
          <table:table-cell table:style-name="Default" table:formula="of:=[.K168]+[.J169]" office:value-type="float" office:value="48.79738985">
            <text:p>48.79738985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3">
            <text:p>743</text:p>
          </table:table-cell>
          <table:table-cell office:value-type="float" office:value="15408">
            <text:p>15408</text:p>
          </table:table-cell>
          <table:table-cell office:value-type="float" office:value="1.00558">
            <text:p>1.00558</text:p>
          </table:table-cell>
          <table:table-cell office:value-type="float" office:value="14.8629">
            <text:p>14.8629</text:p>
          </table:table-cell>
          <table:table-cell office:value-type="float" office:value="0.520287">
            <text:p>0.520287</text:p>
          </table:table-cell>
          <table:table-cell office:value-type="float" office:value="1.89726">
            <text:p>1.89726</text:p>
          </table:table-cell>
          <table:table-cell office:value-type="float" office:value="0.00433676">
            <text:p>0.00433676</text:p>
          </table:table-cell>
          <table:table-cell office:value-type="float" office:value="0.039193">
            <text:p>0.039193</text:p>
          </table:table-cell>
          <table:table-cell table:style-name="Default" table:formula="of:=SUM([.E170:.I170])" office:value-type="float" office:value="17.32397676">
            <text:p>17.32397676</text:p>
          </table:table-cell>
          <table:table-cell table:style-name="Default" table:formula="of:=[.K169]+[.J170]" office:value-type="float" office:value="66.12136661">
            <text:p>66.12136661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7">
            <text:p>817</text:p>
          </table:table-cell>
          <table:table-cell office:value-type="float" office:value="16842">
            <text:p>16842</text:p>
          </table:table-cell>
          <table:table-cell office:value-type="float" office:value="1.0408">
            <text:p>1.0408</text:p>
          </table:table-cell>
          <table:table-cell office:value-type="float" office:value="17.7425">
            <text:p>17.7425</text:p>
          </table:table-cell>
          <table:table-cell office:value-type="float" office:value="0.556986">
            <text:p>0.556986</text:p>
          </table:table-cell>
          <table:table-cell office:value-type="float" office:value="2.06181">
            <text:p>2.06181</text:p>
          </table:table-cell>
          <table:table-cell office:value-type="float" office:value="0.00511312">
            <text:p>0.00511312</text:p>
          </table:table-cell>
          <table:table-cell office:value-type="float" office:value="0.0379464">
            <text:p>0.0379464</text:p>
          </table:table-cell>
          <table:table-cell table:style-name="Default" table:formula="of:=SUM([.E171:.I171])" office:value-type="float" office:value="20.40435552">
            <text:p>20.40435552</text:p>
          </table:table-cell>
          <table:table-cell table:style-name="Default" table:formula="of:=[.K170]+[.J171]" office:value-type="float" office:value="86.52572213">
            <text:p>86.52572213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0">
            <text:p>910</text:p>
          </table:table-cell>
          <table:table-cell office:value-type="float" office:value="18633">
            <text:p>18633</text:p>
          </table:table-cell>
          <table:table-cell office:value-type="float" office:value="1.10284">
            <text:p>1.10284</text:p>
          </table:table-cell>
          <table:table-cell office:value-type="float" office:value="19.8732">
            <text:p>19.8732</text:p>
          </table:table-cell>
          <table:table-cell office:value-type="float" office:value="0.58812">
            <text:p>0.58812</text:p>
          </table:table-cell>
          <table:table-cell office:value-type="float" office:value="2.37046">
            <text:p>2.37046</text:p>
          </table:table-cell>
          <table:table-cell office:value-type="float" office:value="0.00561697">
            <text:p>0.00561697</text:p>
          </table:table-cell>
          <table:table-cell office:value-type="float" office:value="0.850776">
            <text:p>0.850776</text:p>
          </table:table-cell>
          <table:table-cell table:style-name="Default" table:formula="of:=SUM([.E172:.I172])" office:value-type="float" office:value="23.68817297">
            <text:p>23.68817297</text:p>
          </table:table-cell>
          <table:table-cell table:style-name="Default" table:formula="of:=[.K171]+[.J172]" office:value-type="float" office:value="110.2138951">
            <text:p>110.2138951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1">
            <text:p>1021</text:p>
          </table:table-cell>
          <table:table-cell office:value-type="float" office:value="20796">
            <text:p>20796</text:p>
          </table:table-cell>
          <table:table-cell office:value-type="float" office:value="1.15551">
            <text:p>1.15551</text:p>
          </table:table-cell>
          <table:table-cell office:value-type="float" office:value="26.4087">
            <text:p>26.4087</text:p>
          </table:table-cell>
          <table:table-cell office:value-type="float" office:value="0.557494">
            <text:p>0.557494</text:p>
          </table:table-cell>
          <table:table-cell office:value-type="float" office:value="2.84784">
            <text:p>2.84784</text:p>
          </table:table-cell>
          <table:table-cell office:value-type="float" office:value="0.00695245">
            <text:p>0.00695245</text:p>
          </table:table-cell>
          <table:table-cell office:value-type="float" office:value="0.0206284">
            <text:p>0.0206284</text:p>
          </table:table-cell>
          <table:table-cell table:style-name="Default" table:formula="of:=SUM([.E173:.I173])" office:value-type="float" office:value="29.84161485">
            <text:p>29.84161485</text:p>
          </table:table-cell>
          <table:table-cell table:style-name="Default" table:formula="of:=[.K172]+[.J173]" office:value-type="float" office:value="140.05550995">
            <text:p>140.05550995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74">
            <text:p>1174</text:p>
          </table:table-cell>
          <table:table-cell office:value-type="float" office:value="23769">
            <text:p>23769</text:p>
          </table:table-cell>
          <table:table-cell office:value-type="float" office:value="1.24359">
            <text:p>1.24359</text:p>
          </table:table-cell>
          <table:table-cell office:value-type="float" office:value="32.8642">
            <text:p>32.8642</text:p>
          </table:table-cell>
          <table:table-cell office:value-type="float" office:value="0.553628">
            <text:p>0.553628</text:p>
          </table:table-cell>
          <table:table-cell office:value-type="float" office:value="3.49563">
            <text:p>3.49563</text:p>
          </table:table-cell>
          <table:table-cell office:value-type="float" office:value="0.00781588">
            <text:p>0.00781588</text:p>
          </table:table-cell>
          <table:table-cell office:value-type="float" office:value="0.0160377">
            <text:p>0.0160377</text:p>
          </table:table-cell>
          <table:table-cell table:style-name="Default" table:formula="of:=SUM([.E174:.I174])" office:value-type="float" office:value="36.93731158">
            <text:p>36.93731158</text:p>
          </table:table-cell>
          <table:table-cell table:style-name="Default" table:formula="of:=[.K173]+[.J174]" office:value-type="float" office:value="176.99282153">
            <text:p>176.99282153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5">
            <text:p>1225</text:p>
          </table:table-cell>
          <table:table-cell office:value-type="float" office:value="24756">
            <text:p>24756</text:p>
          </table:table-cell>
          <table:table-cell office:value-type="float" office:value="1.27604">
            <text:p>1.27604</text:p>
          </table:table-cell>
          <table:table-cell office:value-type="float" office:value="36.1319">
            <text:p>36.1319</text:p>
          </table:table-cell>
          <table:table-cell office:value-type="float" office:value="0.5912">
            <text:p>0.5912</text:p>
          </table:table-cell>
          <table:table-cell office:value-type="float" office:value="3.77159">
            <text:p>3.77159</text:p>
          </table:table-cell>
          <table:table-cell office:value-type="float" office:value="0.007885">
            <text:p>0.007885</text:p>
          </table:table-cell>
          <table:table-cell office:value-type="float" office:value="0.0198145">
            <text:p>0.0198145</text:p>
          </table:table-cell>
          <table:table-cell table:style-name="Default" table:formula="of:=SUM([.E175:.I175])" office:value-type="float" office:value="40.5223895">
            <text:p>40.5223895</text:p>
          </table:table-cell>
          <table:table-cell table:style-name="Default" table:formula="of:=[.K174]+[.J175]" office:value-type="float" office:value="217.51521103">
            <text:p>217.51521103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65">
            <text:p>1265</text:p>
          </table:table-cell>
          <table:table-cell office:value-type="float" office:value="25509">
            <text:p>25509</text:p>
          </table:table-cell>
          <table:table-cell office:value-type="float" office:value="1.3137">
            <text:p>1.3137</text:p>
          </table:table-cell>
          <table:table-cell office:value-type="float" office:value="34.4849">
            <text:p>34.4849</text:p>
          </table:table-cell>
          <table:table-cell office:value-type="float" office:value="0.587546">
            <text:p>0.587546</text:p>
          </table:table-cell>
          <table:table-cell office:value-type="float" office:value="3.94954">
            <text:p>3.94954</text:p>
          </table:table-cell>
          <table:table-cell office:value-type="float" office:value="0.00812936">
            <text:p>0.00812936</text:p>
          </table:table-cell>
          <table:table-cell office:value-type="float" office:value="0.00255423">
            <text:p>0.00255423</text:p>
          </table:table-cell>
          <table:table-cell table:style-name="Default" table:formula="of:=SUM([.E176:.I176])" office:value-type="float" office:value="39.03266959">
            <text:p>39.03266959</text:p>
          </table:table-cell>
          <table:table-cell table:style-name="Default" table:formula="of:=[.K175]+[.J176]" office:value-type="float" office:value="256.54788062">
            <text:p>256.5478806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30">
            <text:p>1330</text:p>
          </table:table-cell>
          <table:table-cell office:value-type="float" office:value="26778">
            <text:p>26778</text:p>
          </table:table-cell>
          <table:table-cell office:value-type="float" office:value="1.36349">
            <text:p>1.36349</text:p>
          </table:table-cell>
          <table:table-cell office:value-type="float" office:value="42.5961">
            <text:p>42.5961</text:p>
          </table:table-cell>
          <table:table-cell office:value-type="float" office:value="0.565984">
            <text:p>0.565984</text:p>
          </table:table-cell>
          <table:table-cell office:value-type="float" office:value="4.19485">
            <text:p>4.19485</text:p>
          </table:table-cell>
          <table:table-cell office:value-type="float" office:value="0.00856128">
            <text:p>0.00856128</text:p>
          </table:table-cell>
          <table:table-cell office:value-type="float" office:value="0.00845313">
            <text:p>0.00845313</text:p>
          </table:table-cell>
          <table:table-cell table:style-name="Default" table:formula="of:=SUM([.E177:.I177])" office:value-type="float" office:value="47.37394841">
            <text:p>47.37394841</text:p>
          </table:table-cell>
          <table:table-cell table:style-name="Default" table:formula="of:=[.K176]+[.J177]" office:value-type="float" office:value="303.92182903">
            <text:p>303.92182903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51">
            <text:p>1351</text:p>
          </table:table-cell>
          <table:table-cell office:value-type="float" office:value="27219">
            <text:p>27219</text:p>
          </table:table-cell>
          <table:table-cell office:value-type="float" office:value="1.38598">
            <text:p>1.38598</text:p>
          </table:table-cell>
          <table:table-cell office:value-type="float" office:value="44.2067">
            <text:p>44.2067</text:p>
          </table:table-cell>
          <table:table-cell office:value-type="float" office:value="0.560681">
            <text:p>0.560681</text:p>
          </table:table-cell>
          <table:table-cell office:value-type="float" office:value="4.1233">
            <text:p>4.1233</text:p>
          </table:table-cell>
          <table:table-cell office:value-type="float" office:value="0.00874585">
            <text:p>0.00874585</text:p>
          </table:table-cell>
          <table:table-cell office:value-type="float" office:value="0.371224">
            <text:p>0.371224</text:p>
          </table:table-cell>
          <table:table-cell table:style-name="Default" table:formula="of:=SUM([.E178:.I178])" office:value-type="float" office:value="49.27065085">
            <text:p>49.27065085</text:p>
          </table:table-cell>
          <table:table-cell table:style-name="Default" table:formula="of:=[.K177]+[.J178]" office:value-type="float" office:value="353.19247988">
            <text:p>353.1924798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72">
            <text:p>1372</text:p>
          </table:table-cell>
          <table:table-cell office:value-type="float" office:value="27660">
            <text:p>27660</text:p>
          </table:table-cell>
          <table:table-cell office:value-type="float" office:value="1.42393">
            <text:p>1.42393</text:p>
          </table:table-cell>
          <table:table-cell office:value-type="float" office:value="45.0907">
            <text:p>45.0907</text:p>
          </table:table-cell>
          <table:table-cell office:value-type="float" office:value="0.567233">
            <text:p>0.567233</text:p>
          </table:table-cell>
          <table:table-cell office:value-type="float" office:value="4.1119">
            <text:p>4.1119</text:p>
          </table:table-cell>
          <table:table-cell office:value-type="float" office:value="0.00989549">
            <text:p>0.00989549</text:p>
          </table:table-cell>
          <table:table-cell office:value-type="float" office:value="0.491411">
            <text:p>0.491411</text:p>
          </table:table-cell>
          <table:table-cell table:style-name="Default" table:formula="of:=SUM([.E179:.I179])" office:value-type="float" office:value="50.27113949">
            <text:p>50.27113949</text:p>
          </table:table-cell>
          <table:table-cell table:style-name="Default" table:formula="of:=[.K178]+[.J179]" office:value-type="float" office:value="403.46361937">
            <text:p>403.46361937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14">
            <text:p>1514</text:p>
          </table:table-cell>
          <table:table-cell office:value-type="float" office:value="30366">
            <text:p>30366</text:p>
          </table:table-cell>
          <table:table-cell office:value-type="float" office:value="1.49432">
            <text:p>1.49432</text:p>
          </table:table-cell>
          <table:table-cell office:value-type="float" office:value="56.6428">
            <text:p>56.6428</text:p>
          </table:table-cell>
          <table:table-cell office:value-type="float" office:value="0.595555">
            <text:p>0.595555</text:p>
          </table:table-cell>
          <table:table-cell office:value-type="float" office:value="4.96858">
            <text:p>4.96858</text:p>
          </table:table-cell>
          <table:table-cell office:value-type="float" office:value="0.0104631">
            <text:p>0.0104631</text:p>
          </table:table-cell>
          <table:table-cell office:value-type="float" office:value="0.0228614">
            <text:p>0.0228614</text:p>
          </table:table-cell>
          <table:table-cell table:style-name="Default" table:formula="of:=SUM([.E180:.I180])" office:value-type="float" office:value="62.2402595">
            <text:p>62.2402595</text:p>
          </table:table-cell>
          <table:table-cell table:style-name="Default" table:formula="of:=[.K179]+[.J180]" office:value-type="float" office:value="465.70387887">
            <text:p>465.70387887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79">
            <text:p>1579</text:p>
          </table:table-cell>
          <table:table-cell office:value-type="float" office:value="31644">
            <text:p>31644</text:p>
          </table:table-cell>
          <table:table-cell office:value-type="float" office:value="1.55391">
            <text:p>1.55391</text:p>
          </table:table-cell>
          <table:table-cell office:value-type="float" office:value="62.2596">
            <text:p>62.2596</text:p>
          </table:table-cell>
          <table:table-cell office:value-type="float" office:value="0.599414">
            <text:p>0.599414</text:p>
          </table:table-cell>
          <table:table-cell office:value-type="float" office:value="5.15082">
            <text:p>5.15082</text:p>
          </table:table-cell>
          <table:table-cell office:value-type="float" office:value="0.0118629">
            <text:p>0.0118629</text:p>
          </table:table-cell>
          <table:table-cell office:value-type="float" office:value="0.0729743">
            <text:p>0.0729743</text:p>
          </table:table-cell>
          <table:table-cell table:style-name="Default" table:formula="of:=SUM([.E181:.I181])" office:value-type="float" office:value="68.0946712">
            <text:p>68.0946712</text:p>
          </table:table-cell>
          <table:table-cell table:style-name="Default" table:formula="of:=[.K180]+[.J181]" office:value-type="float" office:value="533.79855007">
            <text:p>533.79855007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24">
            <text:p>1824</text:p>
          </table:table-cell>
          <table:table-cell office:value-type="float" office:value="36375">
            <text:p>36375</text:p>
          </table:table-cell>
          <table:table-cell office:value-type="float" office:value="1.65469">
            <text:p>1.65469</text:p>
          </table:table-cell>
          <table:table-cell office:value-type="float" office:value="80.3194">
            <text:p>80.3194</text:p>
          </table:table-cell>
          <table:table-cell office:value-type="float" office:value="0.601313">
            <text:p>0.601313</text:p>
          </table:table-cell>
          <table:table-cell office:value-type="float" office:value="6.2353">
            <text:p>6.2353</text:p>
          </table:table-cell>
          <table:table-cell office:value-type="float" office:value="0.0142441">
            <text:p>0.0142441</text:p>
          </table:table-cell>
          <table:table-cell office:value-type="float" office:value="0.0548452">
            <text:p>0.0548452</text:p>
          </table:table-cell>
          <table:table-cell table:style-name="Default" table:formula="of:=SUM([.E182:.I182])" office:value-type="float" office:value="87.2251023">
            <text:p>87.2251023</text:p>
          </table:table-cell>
          <table:table-cell table:style-name="Default" table:formula="of:=[.K181]+[.J182]" office:value-type="float" office:value="621.02365237">
            <text:p>621.02365237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02">
            <text:p>1902</text:p>
          </table:table-cell>
          <table:table-cell office:value-type="float" office:value="37884">
            <text:p>37884</text:p>
          </table:table-cell>
          <table:table-cell office:value-type="float" office:value="1.68656">
            <text:p>1.68656</text:p>
          </table:table-cell>
          <table:table-cell office:value-type="float" office:value="89.8769">
            <text:p>89.8769</text:p>
          </table:table-cell>
          <table:table-cell office:value-type="float" office:value="0.571977">
            <text:p>0.571977</text:p>
          </table:table-cell>
          <table:table-cell office:value-type="float" office:value="6.93577">
            <text:p>6.93577</text:p>
          </table:table-cell>
          <table:table-cell office:value-type="float" office:value="0.0144656">
            <text:p>0.0144656</text:p>
          </table:table-cell>
          <table:table-cell office:value-type="float" office:value="0.0507614">
            <text:p>0.0507614</text:p>
          </table:table-cell>
          <table:table-cell table:style-name="Default" table:formula="of:=SUM([.E183:.I183])" office:value-type="float" office:value="97.449874">
            <text:p>97.449874</text:p>
          </table:table-cell>
          <table:table-cell table:style-name="Default" table:formula="of:=[.K182]+[.J183]" office:value-type="float" office:value="718.47352637">
            <text:p>718.47352637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74">
            <text:p>1974</text:p>
          </table:table-cell>
          <table:table-cell office:value-type="float" office:value="39237">
            <text:p>39237</text:p>
          </table:table-cell>
          <table:table-cell office:value-type="float" office:value="1.75025">
            <text:p>1.75025</text:p>
          </table:table-cell>
          <table:table-cell office:value-type="float" office:value="98.2747">
            <text:p>98.2747</text:p>
          </table:table-cell>
          <table:table-cell office:value-type="float" office:value="0.569083">
            <text:p>0.569083</text:p>
          </table:table-cell>
          <table:table-cell office:value-type="float" office:value="7.45768">
            <text:p>7.45768</text:p>
          </table:table-cell>
          <table:table-cell office:value-type="float" office:value="0.0158236">
            <text:p>0.0158236</text:p>
          </table:table-cell>
          <table:table-cell office:value-type="float" office:value="0.0082869">
            <text:p>0.0082869</text:p>
          </table:table-cell>
          <table:table-cell table:style-name="Default" table:formula="of:=SUM([.E184:.I184])" office:value-type="float" office:value="106.3255735">
            <text:p>106.3255735</text:p>
          </table:table-cell>
          <table:table-cell table:style-name="Default" table:formula="of:=[.K183]+[.J184]" office:value-type="float" office:value="824.79909987">
            <text:p>824.79909987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37">
            <text:p>2137</text:p>
          </table:table-cell>
          <table:table-cell office:value-type="float" office:value="42318">
            <text:p>42318</text:p>
          </table:table-cell>
          <table:table-cell office:value-type="float" office:value="1.80686">
            <text:p>1.80686</text:p>
          </table:table-cell>
          <table:table-cell office:value-type="float" office:value="131.426">
            <text:p>131.426</text:p>
          </table:table-cell>
          <table:table-cell office:value-type="float" office:value="0.603227">
            <text:p>0.603227</text:p>
          </table:table-cell>
          <table:table-cell office:value-type="float" office:value="9.51746">
            <text:p>9.51746</text:p>
          </table:table-cell>
          <table:table-cell office:value-type="float" office:value="0.0171922">
            <text:p>0.0171922</text:p>
          </table:table-cell>
          <table:table-cell office:value-type="float" office:value="0.00648071">
            <text:p>0.00648071</text:p>
          </table:table-cell>
          <table:table-cell table:style-name="Default" table:formula="of:=SUM([.E185:.I185])" office:value-type="float" office:value="141.57035991">
            <text:p>141.57035991</text:p>
          </table:table-cell>
          <table:table-cell table:style-name="Default" table:formula="of:=[.K184]+[.J185]" office:value-type="float" office:value="966.36945978">
            <text:p>966.36945978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43539">
            <text:p>43539</text:p>
          </table:table-cell>
          <table:table-cell office:value-type="float" office:value="1.8891">
            <text:p>1.8891</text:p>
          </table:table-cell>
          <table:table-cell office:value-type="float" office:value="142.162">
            <text:p>142.162</text:p>
          </table:table-cell>
          <table:table-cell office:value-type="float" office:value="0.577611">
            <text:p>0.577611</text:p>
          </table:table-cell>
          <table:table-cell office:value-type="float" office:value="10.2811">
            <text:p>10.2811</text:p>
          </table:table-cell>
          <table:table-cell office:value-type="float" office:value="0.0211137">
            <text:p>0.0211137</text:p>
          </table:table-cell>
          <table:table-cell office:value-type="float" office:value="0.00617678">
            <text:p>0.00617678</text:p>
          </table:table-cell>
          <table:table-cell table:style-name="Default" table:formula="of:=SUM([.E186:.I186])" office:value-type="float" office:value="153.04800148">
            <text:p>153.04800148</text:p>
          </table:table-cell>
          <table:table-cell table:style-name="Default" table:formula="of:=[.K185]+[.J186]" office:value-type="float" office:value="1119.41746126">
            <text:p>1119.41746126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41">
            <text:p>2241</text:p>
          </table:table-cell>
          <table:table-cell office:value-type="float" office:value="44331">
            <text:p>44331</text:p>
          </table:table-cell>
          <table:table-cell office:value-type="float" office:value="2.05377">
            <text:p>2.05377</text:p>
          </table:table-cell>
          <table:table-cell office:value-type="float" office:value="142.358">
            <text:p>142.358</text:p>
          </table:table-cell>
          <table:table-cell office:value-type="float" office:value="0.556434">
            <text:p>0.556434</text:p>
          </table:table-cell>
          <table:table-cell office:value-type="float" office:value="10.5038">
            <text:p>10.5038</text:p>
          </table:table-cell>
          <table:table-cell office:value-type="float" office:value="0.042477">
            <text:p>0.042477</text:p>
          </table:table-cell>
          <table:table-cell office:value-type="float" office:value="0.00879293">
            <text:p>0.00879293</text:p>
          </table:table-cell>
          <table:table-cell table:style-name="Default" table:formula="of:=SUM([.E187:.I187])" office:value-type="float" office:value="153.46950393">
            <text:p>153.46950393</text:p>
          </table:table-cell>
          <table:table-cell table:style-name="Default" table:formula="of:=[.K186]+[.J187]" office:value-type="float" office:value="1272.88696519">
            <text:p>1272.88696519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Iteration Run Time</text:p>
          </table:table-cell>
          <table:table-cell office:value-type="string">
            <text:p>Cummulative Run Time</text:p>
          </table:table-cell>
          <table:table-cell/>
          <table:table-cell>
            <draw:frame table:end-cell-address="Sheet1.T209" table:end-x="0.2437in" table:end-y="0.1185in" draw:z-index="5" draw:style-name="gr1" draw:text-style-name="P1" svg:width="6.6854in" svg:height="3.5429in" svg:x="0.3327in" svg:y="0.0917in">
              <draw:object draw:notify-on-update-of-ranges="Sheet1.A164:Sheet1.A187 Sheet1.B164:Sheet1.B187 Sheet1.A164:Sheet1.A187 Sheet1.K188:Sheet1.K188 Sheet1.K164:Sheet1.K18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3"/>
    </number:number-style>
    <number:number-style style:name="N118">
      <number:scientific-number number:decimal-places="0" number:min-integer-digits="1" number:min-exponent-digits="1"/>
    </number:number-style>
    <style:style style:name="Default" style:family="table-cell">
      <style:text-properties fo:color="#000000"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8">08/18/2023</text:date>, <text:time>09:2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Young</meta:initial-creator>
    <meta:creation-date>2023-08-17T07:09:04</meta:creation-date>
    <dc:date>2023-08-18T09:27:59</dc:date>
    <dc:creator>Brian Young</dc:creator>
    <meta:editing-duration>PT2H36M35S</meta:editing-duration>
    <meta:editing-cycles>41</meta:editing-cycles>
    <meta:generator>OpenOffice/4.1.11$Unix OpenOffice.org_project/4112m1$Build-9809</meta:generator>
    <meta:document-statistic meta:table-count="3" meta:cell-count="17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-1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160" chart:maximum="-0" chart:origin="-160" chart:reverse-direction="false" text:line-break="false" chart:axis-position="-140"/>
      <style:graphic-properties svg:stroke-color="#b3b3b3"/>
      <style:text-properties fo:color="#00000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10" style:family="chart" style:data-style-name="N118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scatter" chart:style-name="ch1">
        <chart:title svg:x="5.443cm" svg:y="0.315cm" chart:style-name="ch2">
          <text:p>P Convergence at 9 GHz</text:p>
        </chart:title>
        <chart:legend chart:legend-position="end" svg:x="12.831cm" svg:y="3.944cm" style:legend-expansion="high" chart:style-name="ch3"/>
        <chart:plot-area chart:style-name="ch4" table:cell-range-address="Sheet1.A4:Sheet1.A9 Sheet1.D12:Sheet1.D12 Sheet1.D4:Sheet1.D9 Sheet1.R12:Sheet1.R12 Sheet1.R4:Sheet1.R9" chart:data-source-has-labels="row" svg:x="1.331cm" svg:y="1.631cm" svg:width="10.299cm" svg:height="6.194cm">
          <chartooo:coordinate-region svg:x="2.243cm" svg:y="1.83cm" svg:width="8.315cm" svg:height="5.348cm"/>
          <chart:axis chart:dimension="x" chart:name="primary-x" chart:style-name="ch5">
            <chart:title svg:x="4.941cm" svg:y="8.004cm" chart:style-name="ch6">
              <text:p>Finite Element Order</text:p>
            </chart:title>
            <chart:grid chart:style-name="ch7" chart:class="major"/>
          </chart:axis>
          <chart:axis chart:dimension="y" chart:name="primary-y" chart:style-name="ch8">
            <chart:title svg:x="0.451cm" svg:y="5.433cm" chart:style-name="ch9">
              <text:p>|S11|, dB</text:p>
            </chart:title>
            <chart:grid chart:style-name="ch7" chart:class="major"/>
          </chart:axis>
          <chart:axis chart:dimension="y" chart:name="secondary-y" chart:style-name="ch10">
            <chart:title svg:x="11.95cm" svg:y="5.645cm" chart:style-name="ch9">
              <text:p>Phase Error</text:p>
            </chart:title>
          </chart:axis>
          <chart:series chart:attached-axis="primary-y" chart:style-name="ch11" chart:values-cell-range-address="Sheet1.D4:Sheet1.D9" chart:label-cell-address="Sheet1.D12:Sheet1.D12" chart:class="chart:scatter">
            <chart:domain table:cell-range-address="Sheet1.A4:Sheet1.A9"/>
            <chart:data-point chart:repeated="6"/>
          </chart:series>
          <chart:series chart:attached-axis="secondary-y" chart:style-name="ch12" chart:values-cell-range-address="Sheet1.R4:Sheet1.R9" chart:label-cell-address="Sheet1.R12:Sheet1.R1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12:Sheet1.D12</svg:desc>
                </draw:g>
              </table:table-cell>
              <table:table-cell office:value-type="string">
                <text:p>Phase Error</text:p>
                <draw:g>
                  <svg:desc>Sheet1.R12:Sheet1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-14.4884384579895">
                <text:p>-14.4884384579895</text:p>
                <draw:g>
                  <svg:desc>Sheet1.D4:Sheet1.D9</svg:desc>
                </draw:g>
              </table:table-cell>
              <table:table-cell office:value-type="float" office:value="3.2809577574572">
                <text:p>3.2809577574572</text:p>
                <draw:g>
                  <svg:desc>Sheet1.R4:Sheet1.R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5.4455470807336">
                <text:p>-35.4455470807336</text:p>
              </table:table-cell>
              <table:table-cell office:value-type="float" office:value="0.0317963525929879">
                <text:p>0.031796352592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63.5526792071916">
                <text:p>-63.5526792071916</text:p>
              </table:table-cell>
              <table:table-cell office:value-type="float" office:value="0.00106069775366027">
                <text:p>0.00106069775366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4.3768174189978">
                <text:p>-84.3768174189978</text:p>
              </table:table-cell>
              <table:table-cell office:value-type="float" office:value="0.0000854410678198328">
                <text:p>0.0000854410678198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13.178474635866">
                <text:p>-113.178474635866</text:p>
              </table:table-cell>
              <table:table-cell office:value-type="float" office:value="0.00000772966260281428">
                <text:p>0.0000077296626028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5.163260763859">
                <text:p>-135.163260763859</text:p>
              </table:table-cell>
              <table:table-cell office:value-type="float" office:value="0.000000377171837714697">
                <text:p>0.000000377171837714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-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60" chart:origin="-60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15cm" svg:y="0.316cm" chart:style-name="ch2">
          <text:p>2nd Order Finite Elements</text:p>
        </chart:title>
        <chart:legend chart:legend-position="end" svg:x="13.812cm" svg:y="3.952cm" style:legend-expansion="high" chart:style-name="ch3"/>
        <chart:plot-area chart:style-name="ch4" table:cell-range-address="Sheet1.A46:Sheet1.A77 Sheet1.D78:Sheet1.D78 Sheet1.C46:Sheet1.C77 Sheet1.Q46:Sheet1.Q78" chart:data-source-has-labels="row" svg:x="1.35cm" svg:y="1.635cm" svg:width="11.223cm" svg:height="6.204cm">
          <chartooo:coordinate-region svg:x="2.077cm" svg:y="1.834cm" svg:width="9.583cm" svg:height="5.359cm"/>
          <chart:axis chart:dimension="x" chart:name="primary-x" chart:style-name="ch5">
            <chart:title svg:x="6.322cm" svg:y="8.019cm" chart:style-name="ch6">
              <text:p>Iteration</text:p>
            </chart:title>
          </chart:axis>
          <chart:axis chart:dimension="y" chart:name="primary-y" chart:style-name="ch7">
            <chart:title svg:x="0.451cm" svg:y="5.442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2.912cm" svg:y="5.654cm" chart:style-name="ch8">
              <text:p>Phase Error</text:p>
            </chart:title>
          </chart:axis>
          <chart:series chart:attached-axis="primary-y" chart:style-name="ch11" chart:values-cell-range-address="Sheet1.C46:Sheet1.C77" chart:label-cell-address="Sheet1.D78:Sheet1.D78" chart:class="chart:scatter">
            <chart:domain table:cell-range-address="Sheet1.A46:Sheet1.A77"/>
            <chart:data-point chart:repeated="32"/>
          </chart:series>
          <chart:series chart:attached-axis="secondary-y" chart:style-name="ch12" chart:values-cell-range-address="Sheet1.Q46:Sheet1.Q77" chart:label-cell-address="Sheet1.Q78:Sheet1.Q78" chart:class="chart:scatte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78:Sheet1.D78</svg:desc>
                </draw:g>
              </table:table-cell>
              <table:table-cell office:value-type="string">
                <text:p>Phase Error</text:p>
                <draw:g>
                  <svg:desc>Sheet1.Q78:Sheet1.Q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6:Sheet1.A77</svg:desc>
                </draw:g>
              </table:table-cell>
              <table:table-cell office:value-type="float" office:value="-35.4455470807336">
                <text:p>-35.4455470807336</text:p>
                <draw:g>
                  <svg:desc>Sheet1.C46:Sheet1.C77</svg:desc>
                </draw:g>
              </table:table-cell>
              <table:table-cell office:value-type="float" office:value="0.0317963525929879">
                <text:p>0.0317963525929879</text:p>
                <draw:g>
                  <svg:desc>Sheet1.Q46:Sheet1.Q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4.5365935054573">
                <text:p>-34.5365935054573</text:p>
              </table:table-cell>
              <table:table-cell office:value-type="float" office:value="0.0378638407728996">
                <text:p>0.0378638407728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4.3163743311626">
                <text:p>-34.3163743311626</text:p>
              </table:table-cell>
              <table:table-cell office:value-type="float" office:value="0.0384439823933001">
                <text:p>0.0384439823933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4.9387897150762">
                <text:p>-34.9387897150762</text:p>
              </table:table-cell>
              <table:table-cell office:value-type="float" office:value="0.0460391431336763">
                <text:p>0.0460391431336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5.109718447338">
                <text:p>-35.109718447338</text:p>
              </table:table-cell>
              <table:table-cell office:value-type="float" office:value="0.0463959983021664">
                <text:p>0.0463959983021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5.913345691202">
                <text:p>-35.913345691202</text:p>
              </table:table-cell>
              <table:table-cell office:value-type="float" office:value="0.0444122743060179">
                <text:p>0.04441227430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5.7706531653585">
                <text:p>-35.7706531653585</text:p>
              </table:table-cell>
              <table:table-cell office:value-type="float" office:value="0.0528559839175723">
                <text:p>0.0528559839175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6.0094393589482">
                <text:p>-36.0094393589482</text:p>
              </table:table-cell>
              <table:table-cell office:value-type="float" office:value="0.0501515027978284">
                <text:p>0.0501515027978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7.6819761886307">
                <text:p>-37.6819761886307</text:p>
              </table:table-cell>
              <table:table-cell office:value-type="float" office:value="0.0437216541876083">
                <text:p>0.0437216541876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9.6538011104903">
                <text:p>-39.6538011104903</text:p>
              </table:table-cell>
              <table:table-cell office:value-type="float" office:value="0.0363691502289252">
                <text:p>0.0363691502289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1.4579907422622">
                <text:p>-41.4579907422622</text:p>
              </table:table-cell>
              <table:table-cell office:value-type="float" office:value="0.0345547761791859">
                <text:p>0.034554776179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2.3289317049316">
                <text:p>-42.3289317049316</text:p>
              </table:table-cell>
              <table:table-cell office:value-type="float" office:value="0.0327217633187578">
                <text:p>0.0327217633187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43.3764071076627">
                <text:p>-43.3764071076627</text:p>
              </table:table-cell>
              <table:table-cell office:value-type="float" office:value="0.0313090562465366">
                <text:p>0.0313090562465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46.3012377017108">
                <text:p>-46.3012377017108</text:p>
              </table:table-cell>
              <table:table-cell office:value-type="float" office:value="0.0267924911561256">
                <text:p>0.0267924911561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45.0062589194398">
                <text:p>-45.0062589194398</text:p>
              </table:table-cell>
              <table:table-cell office:value-type="float" office:value="0.0259752226301801">
                <text:p>0.0259752226301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44.2944426754109">
                <text:p>-44.2944426754109</text:p>
              </table:table-cell>
              <table:table-cell office:value-type="float" office:value="0.0264461781160381">
                <text:p>0.0264461781160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44.4494050584155">
                <text:p>-44.4494050584155</text:p>
              </table:table-cell>
              <table:table-cell office:value-type="float" office:value="0.0258528426901517">
                <text:p>0.025852842690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44.4716235905621">
                <text:p>-44.4716235905621</text:p>
              </table:table-cell>
              <table:table-cell office:value-type="float" office:value="0.0254623825560556">
                <text:p>0.0254623825560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44.3521887773204">
                <text:p>-44.3521887773204</text:p>
              </table:table-cell>
              <table:table-cell office:value-type="float" office:value="0.0255155968917405">
                <text:p>0.0255155968917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44.1535095177719">
                <text:p>-44.1535095177719</text:p>
              </table:table-cell>
              <table:table-cell office:value-type="float" office:value="0.0242006933235244">
                <text:p>0.0242006933235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4.1774901236152">
                <text:p>-44.1774901236152</text:p>
              </table:table-cell>
              <table:table-cell office:value-type="float" office:value="0.0242029113161198">
                <text:p>0.0242029113161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44.6708711627559">
                <text:p>-44.6708711627559</text:p>
              </table:table-cell>
              <table:table-cell office:value-type="float" office:value="0.0225455846472488">
                <text:p>0.0225455846472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46.0511667964136">
                <text:p>-46.0511667964136</text:p>
              </table:table-cell>
              <table:table-cell office:value-type="float" office:value="0.0212669946067905">
                <text:p>0.0212669946067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45.87391716365">
                <text:p>-45.87391716365</text:p>
              </table:table-cell>
              <table:table-cell office:value-type="float" office:value="0.0208022896501755">
                <text:p>0.0208022896501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46.8966619759095">
                <text:p>-46.8966619759095</text:p>
              </table:table-cell>
              <table:table-cell office:value-type="float" office:value="0.018489742766589">
                <text:p>0.018489742766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7.3440260840129">
                <text:p>-47.3440260840129</text:p>
              </table:table-cell>
              <table:table-cell office:value-type="float" office:value="0.0180064761337652">
                <text:p>0.01800647613376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47.6650255174885">
                <text:p>-47.6650255174885</text:p>
              </table:table-cell>
              <table:table-cell office:value-type="float" office:value="0.0177751583430202">
                <text:p>0.0177751583430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47.4045318359073">
                <text:p>-47.4045318359073</text:p>
              </table:table-cell>
              <table:table-cell office:value-type="float" office:value="0.0169324134691505">
                <text:p>0.0169324134691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7.3573523758586">
                <text:p>-47.3573523758586</text:p>
              </table:table-cell>
              <table:table-cell office:value-type="float" office:value="0.0165585982466679">
                <text:p>0.0165585982466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7.1067710519433">
                <text:p>-47.1067710519433</text:p>
              </table:table-cell>
              <table:table-cell office:value-type="float" office:value="0.0161851455364662">
                <text:p>0.0161851455364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47.5532093207919">
                <text:p>-47.5532093207919</text:p>
              </table:table-cell>
              <table:table-cell office:value-type="float" office:value="0.0156086784401406">
                <text:p>0.0156086784401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47.6729546336237">
                <text:p>-47.6729546336237</text:p>
              </table:table-cell>
              <table:table-cell office:value-type="float" office:value="0.0151801935372009">
                <text:p>0.0151801935372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1" chart:maximum="10000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15cm" svg:y="0.316cm" chart:style-name="ch2">
          <text:p>2nd Order Finite Elements</text:p>
        </chart:title>
        <chart:legend chart:legend-position="end" svg:x="12.04cm" svg:y="3.952cm" style:legend-expansion="high" chart:style-name="ch3"/>
        <chart:plot-area chart:style-name="ch4" table:cell-range-address="Sheet1.A83:Sheet1.B114 Sheet1.B116:Sheet1.B116 Sheet1.K116:Sheet1.K116 Sheet1.K83:Sheet1.K114" chart:data-source-has-labels="row" svg:x="1.35cm" svg:y="1.635cm" svg:width="9.451cm" svg:height="6.204cm">
          <chartooo:coordinate-region svg:x="2.342cm" svg:y="1.834cm" svg:width="7.281cm" svg:height="5.358cm"/>
          <chart:axis chart:dimension="x" chart:name="primary-x" chart:style-name="ch5">
            <chart:title svg:x="5.436cm" svg:y="8.019cm" chart:style-name="ch6">
              <text:p>Iteration</text:p>
            </chart:title>
          </chart:axis>
          <chart:axis chart:dimension="y" chart:name="primary-y" chart:style-name="ch5">
            <chart:title svg:x="0.451cm" svg:y="5.548cm" chart:style-name="ch7">
              <text:p>Mesh SIze</text:p>
            </chart:title>
            <chart:grid chart:style-name="ch8" chart:class="major"/>
          </chart:axis>
          <chart:axis chart:dimension="y" chart:name="secondary-y" chart:style-name="ch9">
            <chart:title svg:x="11.14cm" svg:y="6.646cm" chart:style-name="ch7">
              <text:p>Cummulative Run Time, s</text:p>
            </chart:title>
          </chart:axis>
          <chart:series chart:attached-axis="primary-y" chart:style-name="ch10" chart:values-cell-range-address="Sheet1.B83:Sheet1.B114" chart:label-cell-address="Sheet1.B116:Sheet1.B116" chart:class="chart:scatter">
            <chart:domain table:cell-range-address="Sheet1.A83:Sheet1.A114"/>
            <chart:data-point chart:repeated="32"/>
          </chart:series>
          <chart:series chart:attached-axis="secondary-y" chart:style-name="ch11" chart:values-cell-range-address="Sheet1.K83:Sheet1.K114" chart:label-cell-address="Sheet1.K116:Sheet1.K116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Size</text:p>
                <draw:g>
                  <svg:desc>Sheet1.B116:Sheet1.B116</svg:desc>
                </draw:g>
              </table:table-cell>
              <table:table-cell office:value-type="string">
                <text:p>Cummulative Run Time</text:p>
                <draw:g>
                  <svg:desc>Sheet1.K116:Sheet1.K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3:Sheet1.A114</svg:desc>
                </draw:g>
              </table:table-cell>
              <table:table-cell office:value-type="float" office:value="282">
                <text:p>282</text:p>
                <draw:g>
                  <svg:desc>Sheet1.B83:Sheet1.B114</svg:desc>
                </draw:g>
              </table:table-cell>
              <table:table-cell office:value-type="float" office:value="1.18691189">
                <text:p>1.18691189</text:p>
                <draw:g>
                  <svg:desc>Sheet1.K83:Sheet1.K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2.66867365">
                <text:p>2.66867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0">
                <text:p>420</text:p>
              </table:table-cell>
              <table:table-cell office:value-type="float" office:value="4.35000296">
                <text:p>4.35000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9">
                <text:p>499</text:p>
              </table:table-cell>
              <table:table-cell office:value-type="float" office:value="6.30388653">
                <text:p>6.30388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39">
                <text:p>539</text:p>
              </table:table-cell>
              <table:table-cell office:value-type="float" office:value="8.40214195">
                <text:p>8.40214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8">
                <text:p>588</text:p>
              </table:table-cell>
              <table:table-cell office:value-type="float" office:value="10.67504931">
                <text:p>10.67504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61">
                <text:p>661</text:p>
              </table:table-cell>
              <table:table-cell office:value-type="float" office:value="13.90264675">
                <text:p>13.90264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17.24111061">
                <text:p>17.24111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80">
                <text:p>780</text:p>
              </table:table-cell>
              <table:table-cell office:value-type="float" office:value="20.45552185">
                <text:p>20.45552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  <table:table-cell office:value-type="float" office:value="23.98507259">
                <text:p>23.98507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8">
                <text:p>968</text:p>
              </table:table-cell>
              <table:table-cell office:value-type="float" office:value="28.48038375">
                <text:p>28.48038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41">
                <text:p>1041</text:p>
              </table:table-cell>
              <table:table-cell office:value-type="float" office:value="33.47998057">
                <text:p>33.47998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21">
                <text:p>1121</text:p>
              </table:table-cell>
              <table:table-cell office:value-type="float" office:value="38.63365957">
                <text:p>38.63365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72">
                <text:p>1372</text:p>
              </table:table-cell>
              <table:table-cell office:value-type="float" office:value="45.75441842">
                <text:p>45.75441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37">
                <text:p>1437</text:p>
              </table:table-cell>
              <table:table-cell office:value-type="float" office:value="53.74044742">
                <text:p>53.74044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61.87275572">
                <text:p>61.87275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64">
                <text:p>1564</text:p>
              </table:table-cell>
              <table:table-cell office:value-type="float" office:value="70.33278552">
                <text:p>70.33278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78">
                <text:p>1678</text:p>
              </table:table-cell>
              <table:table-cell office:value-type="float" office:value="80.32100762">
                <text:p>80.32100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34">
                <text:p>1734</text:p>
              </table:table-cell>
              <table:table-cell office:value-type="float" office:value="90.72175072">
                <text:p>90.72175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105.08716572">
                <text:p>105.08716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89">
                <text:p>1989</text:p>
              </table:table-cell>
              <table:table-cell office:value-type="float" office:value="119.62184792">
                <text:p>119.62184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80">
                <text:p>2180</text:p>
              </table:table-cell>
              <table:table-cell office:value-type="float" office:value="137.49903282">
                <text:p>137.49903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09">
                <text:p>2209</text:p>
              </table:table-cell>
              <table:table-cell office:value-type="float" office:value="155.55198302">
                <text:p>155.55198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174.14358502">
                <text:p>174.14358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15">
                <text:p>2715</text:p>
              </table:table-cell>
              <table:table-cell office:value-type="float" office:value="202.66828622">
                <text:p>202.66828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946">
                <text:p>2946</text:p>
              </table:table-cell>
              <table:table-cell office:value-type="float" office:value="233.66288502">
                <text:p>233.6628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95">
                <text:p>2995</text:p>
              </table:table-cell>
              <table:table-cell office:value-type="float" office:value="267.09182202">
                <text:p>267.09182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21">
                <text:p>3121</text:p>
              </table:table-cell>
              <table:table-cell office:value-type="float" office:value="297.02795732">
                <text:p>297.02795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25">
                <text:p>3325</text:p>
              </table:table-cell>
              <table:table-cell office:value-type="float" office:value="333.73646345">
                <text:p>333.73646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07">
                <text:p>3407</text:p>
              </table:table-cell>
              <table:table-cell office:value-type="float" office:value="373.65395555">
                <text:p>373.6539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571">
                <text:p>3571</text:p>
              </table:table-cell>
              <table:table-cell office:value-type="float" office:value="414.50287085">
                <text:p>414.50287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685">
                <text:p>3685</text:p>
              </table:table-cell>
              <table:table-cell office:value-type="float" office:value="456.69948145">
                <text:p>456.69948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6" chart:interval-major="1" chart:interval-minor-divisor="1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4:Sheet1.B9" svg:x="1.331cm" svg:y="0.855cm" svg:width="14.029cm" svg:height="6.984cm">
          <chartooo:coordinate-region svg:x="2.323cm" svg:y="1.055cm" svg:width="12.944cm" svg:height="6.137cm"/>
          <chart:axis chart:dimension="x" chart:name="primary-x" chart:style-name="ch3">
            <chart:title svg:x="6.806cm" svg:y="8.019cm" chart:style-name="ch4">
              <text:p>Finite Element Order</text:p>
            </chart:title>
            <chart:grid chart:style-name="ch5" chart:class="major"/>
          </chart:axis>
          <chart:axis chart:dimension="y" chart:name="primary-y" chart:style-name="ch6">
            <chart:title svg:x="0.451cm" svg:y="5.264cm" chart:style-name="ch7">
              <text:p>Run Time, s</text:p>
            </chart:title>
            <chart:grid chart:style-name="ch5" chart:class="major"/>
          </chart:axis>
          <chart:series chart:style-name="ch8" chart:values-cell-range-address="Sheet1.B4:Sheet1.B9" chart:class="chart:scatter">
            <chart:domain table:cell-range-address="Sheet1.A4:Sheet1.A9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0.785489">
                <text:p>0.785489</text:p>
                <draw:g>
                  <svg:desc>Sheet1.B4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2306">
                <text:p>1.22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2264">
                <text:p>3.3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729">
                <text:p>11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.6017">
                <text:p>43.6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6.042">
                <text:p>136.0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-8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80" chart:maximum="-60" chart:origin="-80" chart:interval-major="5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0.002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55cm" svg:y="0.316cm" chart:style-name="ch2">
          <text:p>3rd Order Finite Elements</text:p>
        </chart:title>
        <chart:legend chart:legend-position="end" svg:x="13.812cm" svg:y="3.952cm" style:legend-expansion="high" chart:style-name="ch3"/>
        <chart:plot-area chart:style-name="ch4" table:cell-range-address="Sheet1.A136:Sheet1.A159 Sheet1.D160:Sheet1.D160 Sheet1.C136:Sheet1.C159 Sheet1.Q136:Sheet1.Q160" chart:data-source-has-labels="row" svg:x="1.35cm" svg:y="1.635cm" svg:width="11.223cm" svg:height="6.204cm">
          <chartooo:coordinate-region svg:x="2.077cm" svg:y="1.834cm" svg:width="9.212cm" svg:height="5.358cm"/>
          <chart:axis chart:dimension="x" chart:name="primary-x" chart:style-name="ch5">
            <chart:title svg:x="6.322cm" svg:y="8.019cm" chart:style-name="ch6">
              <text:p>Iteration</text:p>
            </chart:title>
          </chart:axis>
          <chart:axis chart:dimension="y" chart:name="primary-y" chart:style-name="ch7">
            <chart:title svg:x="0.451cm" svg:y="5.442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2.912cm" svg:y="5.654cm" chart:style-name="ch8">
              <text:p>Phase Error</text:p>
            </chart:title>
          </chart:axis>
          <chart:series chart:attached-axis="primary-y" chart:style-name="ch11" chart:values-cell-range-address="Sheet1.C136:Sheet1.C159" chart:label-cell-address="Sheet1.D160:Sheet1.D160" chart:class="chart:scatter">
            <chart:domain table:cell-range-address="Sheet1.A136:Sheet1.A159"/>
            <chart:data-point chart:repeated="24"/>
          </chart:series>
          <chart:series chart:attached-axis="secondary-y" chart:style-name="ch12" chart:values-cell-range-address="Sheet1.Q136:Sheet1.Q159" chart:label-cell-address="Sheet1.Q160:Sheet1.Q160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160:Sheet1.D160</svg:desc>
                </draw:g>
              </table:table-cell>
              <table:table-cell office:value-type="string">
                <text:p>Phase Error</text:p>
                <draw:g>
                  <svg:desc>Sheet1.Q160:Sheet1.Q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6:Sheet1.A159</svg:desc>
                </draw:g>
              </table:table-cell>
              <table:table-cell office:value-type="float" office:value="-63.5526792071916">
                <text:p>-63.5526792071916</text:p>
                <draw:g>
                  <svg:desc>Sheet1.C136:Sheet1.C159</svg:desc>
                </draw:g>
              </table:table-cell>
              <table:table-cell office:value-type="float" office:value="0.00106069775366027">
                <text:p>0.00106069775366027</text:p>
                <draw:g>
                  <svg:desc>Sheet1.Q136:Sheet1.Q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64.373942301708">
                <text:p>-64.373942301708</text:p>
              </table:table-cell>
              <table:table-cell office:value-type="float" office:value="0.00108385642952719">
                <text:p>0.00108385642952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63.6295094925002">
                <text:p>-63.6295094925002</text:p>
              </table:table-cell>
              <table:table-cell office:value-type="float" office:value="0.00120074058729485">
                <text:p>0.00120074058729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64.077761355049">
                <text:p>-64.077761355049</text:p>
              </table:table-cell>
              <table:table-cell office:value-type="float" office:value="0.00122222257551951">
                <text:p>0.00122222257551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3.6807281244739">
                <text:p>-63.6807281244739</text:p>
              </table:table-cell>
              <table:table-cell office:value-type="float" office:value="0.00133430177130754">
                <text:p>0.0013343017713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63.5844821881001">
                <text:p>-63.5844821881001</text:p>
              </table:table-cell>
              <table:table-cell office:value-type="float" office:value="0.0013675943024825">
                <text:p>0.0013675943024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63.1852220133404">
                <text:p>-63.1852220133404</text:p>
              </table:table-cell>
              <table:table-cell office:value-type="float" office:value="0.00155234519342059">
                <text:p>0.00155234519342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62.8440432423815">
                <text:p>-62.8440432423815</text:p>
              </table:table-cell>
              <table:table-cell office:value-type="float" office:value="0.00157551792866657">
                <text:p>0.00157551792866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62.8405481852641">
                <text:p>-62.8405481852641</text:p>
              </table:table-cell>
              <table:table-cell office:value-type="float" office:value="0.00121688924516753">
                <text:p>0.00121688924516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63.0318366996078">
                <text:p>-63.0318366996078</text:p>
              </table:table-cell>
              <table:table-cell office:value-type="float" office:value="0.00126760121623072">
                <text:p>0.00126760121623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63.0593869878349">
                <text:p>-63.0593869878349</text:p>
              </table:table-cell>
              <table:table-cell office:value-type="float" office:value="0.0013325640576356">
                <text:p>0.0013325640576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63.0828111683418">
                <text:p>-63.0828111683418</text:p>
              </table:table-cell>
              <table:table-cell office:value-type="float" office:value="0.00135584195773272">
                <text:p>0.00135584195773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66.1212859503442">
                <text:p>-66.1212859503442</text:p>
              </table:table-cell>
              <table:table-cell office:value-type="float" office:value="0.000857979570281811">
                <text:p>0.000857979570281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70.4234725374335">
                <text:p>-70.4234725374335</text:p>
              </table:table-cell>
              <table:table-cell office:value-type="float" office:value="0.000384772957004637">
                <text:p>0.000384772957004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0.406872813217">
                <text:p>-70.406872813217</text:p>
              </table:table-cell>
              <table:table-cell office:value-type="float" office:value="0.000374708097539863">
                <text:p>0.000374708097539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70.39040119085">
                <text:p>-70.39040119085</text:p>
              </table:table-cell>
              <table:table-cell office:value-type="float" office:value="0.000364234551730331">
                <text:p>0.000364234551730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70.4074439499678">
                <text:p>-70.4074439499678</text:p>
              </table:table-cell>
              <table:table-cell office:value-type="float" office:value="0.000385082604159482">
                <text:p>0.000385082604159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70.8111648040499">
                <text:p>-70.8111648040499</text:p>
              </table:table-cell>
              <table:table-cell office:value-type="float" office:value="0.000383075265223481">
                <text:p>0.00038307526522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71.2873863614607">
                <text:p>-71.2873863614607</text:p>
              </table:table-cell>
              <table:table-cell office:value-type="float" office:value="0.000429659734436665">
                <text:p>0.0004296597344366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71.4635159461221">
                <text:p>-71.4635159461221</text:p>
              </table:table-cell>
              <table:table-cell office:value-type="float" office:value="0.000452465813390711">
                <text:p>0.000452465813390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71.4579818034692">
                <text:p>-71.4579818034692</text:p>
              </table:table-cell>
              <table:table-cell office:value-type="float" office:value="0.000456241021593651">
                <text:p>0.000456241021593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71.4616773789056">
                <text:p>-71.4616773789056</text:p>
              </table:table-cell>
              <table:table-cell office:value-type="float" office:value="0.000464698118710719">
                <text:p>0.000464698118710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1.4791389843843">
                <text:p>-71.4791389843843</text:p>
              </table:table-cell>
              <table:table-cell office:value-type="float" office:value="0.000467389011119323">
                <text:p>0.000467389011119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71.5762737908923">
                <text:p>-71.5762737908923</text:p>
              </table:table-cell>
              <table:table-cell office:value-type="float" office:value="0.000473948086330013">
                <text:p>0.000473948086330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5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0.1" chart:maximum="10000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82cm" svg:height="9cm" xlink:href=".." xlink:type="simple" chart:class="chart:scatter" chart:style-name="ch1">
        <chart:title svg:x="5.855cm" svg:y="0.316cm" chart:style-name="ch2">
          <text:p>3rd Order Finite Elements</text:p>
        </chart:title>
        <chart:legend chart:legend-position="end" svg:x="12.04cm" svg:y="3.952cm" style:legend-expansion="high" chart:style-name="ch3"/>
        <chart:plot-area chart:style-name="ch4" table:cell-range-address="Sheet1.A164:Sheet1.B187 Sheet1.K164:Sheet1.K188" chart:data-source-has-labels="row" svg:x="1.35cm" svg:y="1.635cm" svg:width="9.451cm" svg:height="6.204cm">
          <chartooo:coordinate-region svg:x="2.342cm" svg:y="1.834cm" svg:width="7.281cm" svg:height="5.358cm"/>
          <chart:axis chart:dimension="x" chart:name="primary-x" chart:style-name="ch5">
            <chart:title svg:x="5.436cm" svg:y="8.019cm" chart:style-name="ch6">
              <text:p>Iteration</text:p>
            </chart:title>
          </chart:axis>
          <chart:axis chart:dimension="y" chart:name="primary-y" chart:style-name="ch7">
            <chart:title svg:x="0.451cm" svg:y="5.548cm" chart:style-name="ch8">
              <text:p>Mesh Size</text:p>
            </chart:title>
            <chart:grid chart:style-name="ch9" chart:class="major"/>
          </chart:axis>
          <chart:axis chart:dimension="y" chart:name="secondary-y" chart:style-name="ch10">
            <chart:title svg:x="11.14cm" svg:y="6.646cm" chart:style-name="ch8">
              <text:p>Cummulative Run Time, s</text:p>
            </chart:title>
          </chart:axis>
          <chart:series chart:attached-axis="primary-y" chart:style-name="ch11" chart:values-cell-range-address="Sheet1.B164:Sheet1.B187" chart:class="chart:scatter">
            <chart:domain table:cell-range-address="Sheet1.A164:Sheet1.A187"/>
            <chart:data-point chart:repeated="24"/>
          </chart:series>
          <chart:series chart:attached-axis="secondary-y" chart:style-name="ch12" chart:values-cell-range-address="Sheet1.K164:Sheet1.K187" chart:label-cell-address="Sheet1.K188:Sheet1.K188" chart:class="chart:scatte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ummulative Run Time</text:p>
                <draw:g>
                  <svg:desc>Sheet1.K188:Sheet1.K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4:Sheet1.A187</svg:desc>
                </draw:g>
              </table:table-cell>
              <table:table-cell office:value-type="float" office:value="282">
                <text:p>282</text:p>
                <draw:g>
                  <svg:desc>Sheet1.B164:Sheet1.B187</svg:desc>
                </draw:g>
              </table:table-cell>
              <table:table-cell office:value-type="float" office:value="3.64009019">
                <text:p>3.64009019</text:p>
                <draw:g>
                  <svg:desc>Sheet1.K164:Sheet1.K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9.00377123">
                <text:p>9.00377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2">
                <text:p>422</text:p>
              </table:table-cell>
              <table:table-cell office:value-type="float" office:value="15.57271281">
                <text:p>15.57271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24.25673441">
                <text:p>24.2567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8">
                <text:p>578</text:p>
              </table:table-cell>
              <table:table-cell office:value-type="float" office:value="34.03316352">
                <text:p>34.03316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81">
                <text:p>681</text:p>
              </table:table-cell>
              <table:table-cell office:value-type="float" office:value="48.79738985">
                <text:p>48.79738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43">
                <text:p>743</text:p>
              </table:table-cell>
              <table:table-cell office:value-type="float" office:value="66.12136661">
                <text:p>66.12136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17">
                <text:p>817</text:p>
              </table:table-cell>
              <table:table-cell office:value-type="float" office:value="86.52572213">
                <text:p>86.52572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10">
                <text:p>910</text:p>
              </table:table-cell>
              <table:table-cell office:value-type="float" office:value="110.2138951">
                <text:p>110.2138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21">
                <text:p>1021</text:p>
              </table:table-cell>
              <table:table-cell office:value-type="float" office:value="140.05550995">
                <text:p>140.05550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4">
                <text:p>1174</text:p>
              </table:table-cell>
              <table:table-cell office:value-type="float" office:value="176.99282153">
                <text:p>176.99282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25">
                <text:p>1225</text:p>
              </table:table-cell>
              <table:table-cell office:value-type="float" office:value="217.51521103">
                <text:p>217.51521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65">
                <text:p>1265</text:p>
              </table:table-cell>
              <table:table-cell office:value-type="float" office:value="256.54788062">
                <text:p>256.54788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30">
                <text:p>1330</text:p>
              </table:table-cell>
              <table:table-cell office:value-type="float" office:value="303.92182903">
                <text:p>303.92182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1">
                <text:p>1351</text:p>
              </table:table-cell>
              <table:table-cell office:value-type="float" office:value="353.19247988">
                <text:p>353.19247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72">
                <text:p>1372</text:p>
              </table:table-cell>
              <table:table-cell office:value-type="float" office:value="403.46361937">
                <text:p>403.46361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14">
                <text:p>1514</text:p>
              </table:table-cell>
              <table:table-cell office:value-type="float" office:value="465.70387887">
                <text:p>465.7038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79">
                <text:p>1579</text:p>
              </table:table-cell>
              <table:table-cell office:value-type="float" office:value="533.79855007">
                <text:p>533.79855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24">
                <text:p>1824</text:p>
              </table:table-cell>
              <table:table-cell office:value-type="float" office:value="621.02365237">
                <text:p>621.02365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2">
                <text:p>1902</text:p>
              </table:table-cell>
              <table:table-cell office:value-type="float" office:value="718.47352637">
                <text:p>718.4735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74">
                <text:p>1974</text:p>
              </table:table-cell>
              <table:table-cell office:value-type="float" office:value="824.79909987">
                <text:p>824.79909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37">
                <text:p>2137</text:p>
              </table:table-cell>
              <table:table-cell office:value-type="float" office:value="966.36945978">
                <text:p>966.36945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119.41746126">
                <text:p>1119.41746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41">
                <text:p>2241</text:p>
              </table:table-cell>
              <table:table-cell office:value-type="float" office:value="1272.88696519">
                <text:p>1272.886965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